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72mm"/>
    </style:style>
    <style:style style:name="co2" style:family="table-column">
      <style:table-column-properties fo:break-before="auto" style:column-width="47.25mm"/>
    </style:style>
    <style:style style:name="co3" style:family="table-column">
      <style:table-column-properties fo:break-before="auto" style:column-width="46.87mm"/>
    </style:style>
    <style:style style:name="co4" style:family="table-column">
      <style:table-column-properties fo:break-before="auto" style:column-width="104.4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73.8mm"/>
    </style:style>
    <style:style style:name="co8" style:family="table-column">
      <style:table-column-properties fo:break-before="auto" style:column-width="188.72mm"/>
    </style:style>
    <style:style style:name="co9" style:family="table-column">
      <style:table-column-properties fo:break-before="auto" style:column-width="83.68mm"/>
    </style:style>
    <style:style style:name="co10" style:family="table-column">
      <style:table-column-properties fo:break-before="auto" style:column-width="21.24mm"/>
    </style:style>
    <style:style style:name="co11" style:family="table-column">
      <style:table-column-properties fo:break-before="auto" style:column-width="64.26mm"/>
    </style:style>
    <style:style style:name="co12" style:family="table-column">
      <style:table-column-properties fo:break-before="auto" style:column-width="118.18mm"/>
    </style:style>
    <style:style style:name="co13" style:family="table-column">
      <style:table-column-properties fo:break-before="auto" style:column-width="112.27mm"/>
    </style:style>
    <style:style style:name="co14" style:family="table-column">
      <style:table-column-properties fo:break-before="auto" style:column-width="12.63mm"/>
    </style:style>
    <style:style style:name="co15" style:family="table-column">
      <style:table-column-properties fo:break-before="auto" style:column-width="19.44mm"/>
    </style:style>
    <style:style style:name="co16" style:family="table-column">
      <style:table-column-properties fo:break-before="auto" style:column-width="60.68mm"/>
    </style:style>
    <style:style style:name="co17" style:family="table-column">
      <style:table-column-properties fo:break-before="auto" style:column-width="110.91mm"/>
    </style:style>
    <style:style style:name="co18" style:family="table-column">
      <style:table-column-properties fo:break-before="auto" style:column-width="44.93mm"/>
    </style:style>
    <style:style style:name="co19" style:family="table-column">
      <style:table-column-properties fo:break-before="auto" style:column-width="62.64mm"/>
    </style:style>
    <style:style style:name="co20" style:family="table-column">
      <style:table-column-properties fo:break-before="auto" style:column-width="10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79mm" fo:break-before="auto" style:use-optimal-row-height="true"/>
    </style:style>
    <style:style style:name="ro3" style:family="table-row">
      <style:table-row-properties style:row-height="16.25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13.04mm" fo:break-before="auto" style:use-optimal-row-height="true"/>
    </style:style>
    <style:style style:name="ro6" style:family="table-row">
      <style:table-row-properties style:row-height="16.44mm" fo:break-before="auto" style:use-optimal-row-height="true"/>
    </style:style>
    <style:style style:name="ro7" style:family="table-row">
      <style:table-row-properties style:row-height="32.12mm" fo:break-before="auto" style:use-optimal-row-height="true"/>
    </style:style>
    <style:style style:name="ro8" style:family="table-row">
      <style:table-row-properties style:row-height="32.49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22.86mm" fo:break-before="auto" style:use-optimal-row-height="true"/>
    </style:style>
    <style:style style:name="ro11" style:family="table-row">
      <style:table-row-properties style:row-height="13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ffff99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wrap-option="wrap" fo:border="0.06pt solid #000000"/>
      <style:text-properties fo:font-size="8pt" style:font-size-asian="8pt" style:font-size-complex="8pt"/>
      <style:map style:condition="cell-content()!=&quot;&quot;" style:apply-style-name="naoVazio" style:base-cell-address="Conectividade_2.D2"/>
    </style:style>
    <style:style style:name="ce8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style:font-name="Liberation Sans" fo:font-size="8pt" style:font-name-asian="Noto Sans CJK SC Regular" style:font-size-asian="8pt" style:font-name-complex="FreeSans" style:font-size-complex="8pt"/>
      <style:map style:condition="cell-content()!=&quot;&quot;" style:apply-style-name="naoVazio" style:base-cell-address="Sensores.D2"/>
    </style:style>
    <style:style style:name="ce10" style:family="table-cell" style:parent-style-name="Default">
      <style:table-cell-properties fo:border="0.06pt solid #000000"/>
      <style:text-properties fo:font-size="8pt" style:font-size-asian="8pt" style:font-size-complex="8pt"/>
      <style:map style:condition="cell-content()!=&quot;&quot;" style:apply-style-name="naoVazio" style:base-cell-address="Sensores.D2"/>
    </style:style>
    <style:style style:name="ce11" style:family="table-cell" style:parent-style-name="Default">
      <style:table-cell-properties fo:wrap-option="wrap" fo:border="0.06pt solid #000000"/>
      <style:text-properties fo:font-size="8pt" style:font-size-asian="8pt" style:font-size-complex="8pt"/>
      <style:map style:condition="cell-content()!=&quot;&quot;" style:apply-style-name="naoVazio" style:base-cell-address="Conectividade.D2"/>
    </style:style>
    <style:style style:name="ce12" style:family="table-cell" style:parent-style-name="Default">
      <style:table-cell-properties fo:wrap-option="wrap" fo:border="0.06pt solid #000000"/>
      <style:text-properties fo:font-size="8pt" style:font-size-asian="8pt" style:font-size-complex="8pt"/>
      <style:map style:condition="cell-content()!=&quot;&quot;" style:apply-style-name="naoVazio" style:base-cell-address="Conectividade.D2"/>
    </style:style>
    <style:style style:name="ce13" style:family="table-cell" style:parent-style-name="Default">
      <style:table-cell-properties fo:wrap-option="wrap" fo:border="0.06pt solid #000000"/>
      <style:text-properties fo:font-size="8pt" style:font-size-asian="8pt" style:font-size-complex="8pt"/>
      <style:map style:condition="cell-content()!=&quot;&quot;" style:apply-style-name="naoVazio" style:base-cell-address="Conectividade.D6"/>
    </style:style>
    <style:style style:name="ce14" style:family="table-cell" style:parent-style-name="Default">
      <style:table-cell-properties fo:wrap-option="wrap" fo:border="0.06pt solid #000000"/>
      <style:text-properties fo:font-size="8pt" style:font-size-asian="8pt" style:font-size-complex="8pt"/>
      <style:map style:condition="cell-content()!=&quot;&quot;" style:apply-style-name="naoVazio" style:base-cell-address="Conectividade.D11"/>
    </style:style>
    <style:style style:name="ce15" style:family="table-cell" style:parent-style-name="Default">
      <style:table-cell-properties fo:wrap-option="wrap" fo:border="0.06pt solid #000000"/>
      <style:text-properties fo:font-size="8pt" style:font-size-asian="8pt" style:font-size-complex="8pt"/>
      <style:map style:condition="cell-content()!=&quot;&quot;" style:apply-style-name="naoVazio" style:base-cell-address="Conectividade.D12"/>
    </style:style>
    <style:style style:name="ce16" style:family="table-cell" style:parent-style-name="Default">
      <style:table-cell-properties fo:wrap-option="wrap" fo:border="0.06pt solid #000000"/>
      <style:text-properties fo:font-size="8pt" style:font-size-asian="8pt" style:font-size-complex="8pt"/>
      <style:map style:condition="cell-content()!=&quot;&quot;" style:apply-style-name="naoVazio" style:base-cell-address="Conectividade.D27"/>
    </style:style>
    <style:style style:name="ce17" style:family="table-cell" style:parent-style-name="Default">
      <style:table-cell-properties fo:wrap-option="wrap" fo:border="0.06pt solid #000000"/>
      <style:text-properties fo:font-size="8pt" style:font-size-asian="8pt" style:font-size-complex="8pt"/>
      <style:map style:condition="cell-content()!=&quot;&quot;" style:apply-style-name="naoVazio" style:base-cell-address="Conectividade.D58"/>
    </style:style>
    <style:style style:name="ce18" style:family="table-cell" style:parent-style-name="Default">
      <style:table-cell-properties fo:wrap-option="wrap" fo:border="0.06pt solid #000000"/>
      <style:text-properties fo:font-size="8pt" style:font-size-asian="8pt" style:font-size-complex="8pt"/>
      <style:map style:condition="cell-content()!=&quot;&quot;" style:apply-style-name="naoVazio" style:base-cell-address="Conectividade.D59"/>
    </style:style>
    <style:style style:name="ce19" style:family="table-cell" style:parent-style-name="Default">
      <style:table-cell-properties fo:wrap-option="wrap" fo:border="0.06pt solid #000000"/>
      <style:text-properties fo:font-size="8pt" style:font-size-asian="8pt" style:font-size-complex="8pt"/>
      <style:map style:condition="cell-content()!=&quot;&quot;" style:apply-style-name="naoVazio" style:base-cell-address="Conectividade.D64"/>
    </style:style>
    <style:style style:name="ce20" style:family="table-cell" style:parent-style-name="Default">
      <style:table-cell-properties fo:wrap-option="wrap" fo:border="0.06pt solid #000000"/>
      <style:text-properties fo:font-size="8pt" style:font-size-asian="8pt" style:font-size-complex="8pt"/>
      <style:map style:condition="cell-content()!=&quot;&quot;" style:apply-style-name="naoVazio" style:base-cell-address="Conectividade.D65"/>
    </style:style>
    <style:style style:name="ce21" style:family="table-cell" style:parent-style-name="Default">
      <style:table-cell-properties fo:wrap-option="wrap" fo:border="0.06pt solid #000000"/>
      <style:text-properties fo:font-size="8pt" style:font-size-asian="8pt" style:font-size-complex="8pt"/>
      <style:map style:condition="cell-content()!=&quot;&quot;" style:apply-style-name="naoVazio" style:base-cell-address="Conectividade.D82"/>
    </style:style>
    <style:style style:name="ce22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transparent" fo:border="0.06pt solid #000000"/>
      <style:text-properties fo:font-size="8pt" style:font-size-asian="8pt" style:font-size-complex="8pt"/>
      <style:map style:condition="cell-content()!=&quot;&quot;" style:apply-style-name="naoVazio" style:base-cell-address="'Mult. Plat._3'.D2"/>
    </style:style>
    <style:style style:name="ce2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  <style:map style:condition="cell-content()!=&quot;&quot;" style:apply-style-name="naoVazio" style:base-cell-address="'Mult. Plat._3'.D3"/>
    </style:style>
    <style:style style:name="ce2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cc9900" fo:border="0.06pt solid #000000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ff3333" fo:border="0.06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99ff" fo:border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="0.06pt solid #000000"/>
      <style:text-properties fo:font-size="8pt" style:font-size-asian="8pt" style:font-size-complex="8pt"/>
      <style:map style:condition="cell-content()!=&quot;&quot;" style:apply-style-name="naoVazio" style:base-cell-address="'Mult. Plat.'.D2"/>
    </style:style>
    <style:style style:name="ce30" style:family="table-cell" style:parent-style-name="Default">
      <style:table-cell-properties fo:background-color="#cc9900" fo:border="0.06pt solid #000000"/>
      <style:text-properties fo:font-size="8pt" style:font-size-asian="8pt" style:font-size-complex="8pt"/>
      <style:map style:condition="cell-content()!=&quot;&quot;" style:apply-style-name="naoVazio" style:base-cell-address="'Mult. Plat.'.D2"/>
    </style:style>
    <style:style style:name="ce31" style:family="table-cell" style:parent-style-name="Default">
      <style:table-cell-properties fo:background-color="#ff3333" fo:border="0.06pt solid #000000"/>
      <style:text-properties fo:font-size="8pt" style:font-size-asian="8pt" style:font-size-complex="8pt"/>
      <style:map style:condition="cell-content()!=&quot;&quot;" style:apply-style-name="naoVazio" style:base-cell-address="'Mult. Plat.'.D4"/>
    </style:style>
    <style:style style:name="ce32" style:family="table-cell" style:parent-style-name="Default">
      <style:table-cell-properties fo:background-color="#ff99ff" fo:border="0.06pt solid #000000"/>
      <style:text-properties fo:font-size="8pt" style:font-size-asian="8pt" style:font-size-complex="8pt"/>
      <style:map style:condition="cell-content()!=&quot;&quot;" style:apply-style-name="naoVazio" style:base-cell-address="'Mult. Plat.'.D6"/>
    </style:style>
    <style:style style:name="ce33" style:family="table-cell" style:parent-style-name="Default">
      <style:table-cell-properties fo:background-color="#ff99ff" fo:border="0.06pt solid #000000"/>
      <style:text-properties fo:font-size="8pt" style:font-size-asian="8pt" style:font-size-complex="8pt"/>
      <style:map style:condition="cell-content()!=&quot;&quot;" style:apply-style-name="naoVazio" style:base-cell-address="'Mult. Plat.'.D2"/>
    </style:style>
    <style:style style:name="ce34" style:family="table-cell" style:parent-style-name="Default">
      <style:table-cell-properties fo:background-color="#ff3333" fo:border="0.06pt solid #000000"/>
      <style:text-properties fo:font-size="8pt" style:font-size-asian="8pt" style:font-size-complex="8pt"/>
      <style:map style:condition="cell-content()!=&quot;&quot;" style:apply-style-name="naoVazio" style:base-cell-address="'Mult. Plat.'.D2"/>
    </style:style>
    <style:style style:name="ce35" style:family="table-cell" style:parent-style-name="Default">
      <style:table-cell-properties fo:background-color="#cc9900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99ff"/>
      <style:text-properties fo:font-size="8pt" style:font-size-asian="8pt" style:font-size-complex="8pt"/>
    </style:style>
    <style:style style:name="ce38" style:family="table-cell" style:parent-style-name="Default">
      <style:table-cell-properties fo:border="0.06pt solid #000000"/>
      <style:text-properties fo:font-size="8pt" style:font-size-asian="8pt" style:font-size-complex="8pt"/>
      <style:map style:condition="cell-content()!=&quot;&quot;" style:apply-style-name="naoVazio" style:base-cell-address="'Mult. Plat._2'.D2"/>
    </style:style>
    <style:style style:name="ce39" style:family="table-cell" style:parent-style-name="Default">
      <style:table-cell-properties fo:background-color="#cc9900" fo:border="0.06pt solid #000000"/>
      <style:text-properties fo:font-size="8pt" style:font-size-asian="8pt" style:font-size-complex="8pt"/>
      <style:map style:condition="cell-content()!=&quot;&quot;" style:apply-style-name="naoVazio" style:base-cell-address="'Mult. Plat._2'.D2"/>
    </style:style>
    <style:style style:name="ce40" style:family="table-cell" style:parent-style-name="Default">
      <style:table-cell-properties fo:border="0.06pt solid #000000"/>
      <style:text-properties fo:font-size="8pt" style:font-size-asian="8pt" style:font-size-complex="8pt"/>
      <style:map style:condition="cell-content()!=&quot;&quot;" style:apply-style-name="naoVazio" style:base-cell-address="'Mult. Plat._2'.D4"/>
    </style:style>
    <style:style style:name="ce41" style:family="table-cell" style:parent-style-name="Default">
      <style:table-cell-properties fo:border="0.06pt solid #000000"/>
      <style:text-properties fo:font-size="8pt" style:font-size-asian="8pt" style:font-size-complex="8pt"/>
      <style:map style:condition="cell-content()!=&quot;&quot;" style:apply-style-name="naoVazio" style:base-cell-address="'Mult. Plat._2'.D6"/>
    </style:style>
    <style:style style:name="ce42" style:family="table-cell" style:parent-style-name="Default">
      <style:table-cell-properties fo:background-color="#ff99ff" fo:border="0.06pt solid #000000"/>
      <style:text-properties fo:font-size="8pt" style:font-size-asian="8pt" style:font-size-complex="8pt"/>
      <style:map style:condition="cell-content()!=&quot;&quot;" style:apply-style-name="naoVazio" style:base-cell-address="'Mult. Plat._2'.D2"/>
    </style:style>
    <style:style style:name="ce43" style:family="table-cell" style:parent-style-name="Default">
      <style:table-cell-properties fo:background-color="#ff3333" fo:border="0.06pt solid #000000"/>
      <style:text-properties fo:font-size="8pt" style:font-size-asian="8pt" style:font-size-complex="8pt"/>
      <style:map style:condition="cell-content()!=&quot;&quot;" style:apply-style-name="naoVazio" style:base-cell-address="'Mult. Plat._2'.D2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nectividade_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2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>
            <text:p>Palavra</text:p>
          </table:table-cell>
          <table:table-cell table:style-name="ce1" office:value-type="string" calcext:value-type="string">
            <text:p>Método</text:p>
          </table:table-cell>
          <table:table-cell table:style-name="ce4" office:value-type="string" calcext:value-type="string">
            <text:p>Classe</text:p>
          </table:table-cell>
          <table:table-cell table:style-name="ce6" office:value-type="string" calcext:value-type="string">
            <text:p>Descriçã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integrationGitServerURIFor</text:p>
          </table:table-cell>
          <table:table-cell table:style-name="ce5" office:value-type="string" calcext:value-type="string">
            <text:p>/home/bernardo/Repositorio/agit/agit-test-utils/src/main/java/com/madgag/agit/GitTestUtils.java</text:p>
          </table:table-cell>
          <table:table-cell table:style-name="ce7" office:value-type="string" calcext:value-type="string">
            <text:p>hamcrest; testa rede local; roboelectric, a diff project for integration testing - mini git server; test utils; the tests look to deal with connectivity</text:p>
          </table:table-cell>
          <table:table-cell office:value-type="string" calcext:value-type="string">
            <text:p>estado da rede</text:p>
          </table:table-cell>
          <table:table-cell office:value-type="string" calcext:value-type="string">
            <text:p>mini servid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OSMHB</text:p>
          </table:table-cell>
          <table:table-cell table:style-name="ce2" office:value-type="string" calcext:value-type="string">
            <text:p>/home/bernardo/Repositorio/and-bible/AndBackendTest/src/net/bible/android/activity/DownloadTest.java</text:p>
          </table:table-cell>
          <table:table-cell table:style-name="ce7" office:value-type="string" calcext:value-type="string">
            <text:p>Teste de download de livro – Juni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downloa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electServerType</text:p>
          </table:table-cell>
          <table:table-cell table:style-name="ce5" office:value-type="string" calcext:value-type="string">
            <text:p>/home/bernardo/Repositorio/andFHEM/src/androidTest/java/li/klass/fhem/instrumentation/connection/ConnectionTelnetAndroidTest.java</text:p>
          </table:table-cell>
          <table:table-cell table:style-name="ce7" office:value-type="string" calcext:value-type="string">
            <text:p>expresso; hamcrest; testa server telnet - testa o telnet e conexão http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server telnet e conexão htt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AuthenticatedServer</text:p>
          </table:table-cell>
          <table:table-cell table:style-name="ce2" office:value-type="string" calcext:value-type="string">
            <text:p>/home/bernardo/Repositorio/android-squeezer/Squeezer/src/androidTest/java/uk/org/ngo/squeezer/test/mock/SqueezeboxServerMockTest.java</text:p>
          </table:table-cell>
          <table:table-cell table:style-name="ce7" office:value-type="string" calcext:value-type="string">
            <text:p>mock; testa estado da conexão; testa autenticação</text:p>
          </table:table-cell>
          <table:table-cell office:value-type="string" calcext:value-type="string">
            <text:p>estado da red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testGetNetwork</text:p>
          </table:table-cell>
          <table:table-cell table:style-name="ce5" office:value-type="string" calcext:value-type="string">
            <text:p>/home/bernardo/Repositorio/androidclient/app/src/test/java/org/kontalk/client/EndpointServerTest.java</text:p>
          </table:table-cell>
          <table:table-cell table:style-name="ce7" office:value-type="string" calcext:value-type="string">
            <text:p>Junit; testa porta de conexão; testa segurança da porta; testa placa de rede local - InstrumentationTestCase; testa o estado da conexão – HttpConnectionMock - Mocking http connection; get conexão e urls – Mocking para http connection</text:p>
            <text:p/>
          </table:table-cell>
          <table:table-cell office:value-type="string" calcext:value-type="string">
            <text:p>estado da rede e internet</text:p>
          </table:table-cell>
          <table:table-cell office:value-type="string" calcext:value-type="string">
            <text:p>conexão http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Subscription2</text:p>
          </table:table-cell>
          <table:table-cell table:style-name="ce2" office:value-type="string" calcext:value-type="string">
            <text:p>/home/bernardo/Repositorio/AntennaPod/app/src/androidTest/java/de/test/antennapod/gpodnet/GPodnetServiceTest.java</text:p>
          </table:table-cell>
          <table:table-cell table:style-name="ce7" office:value-type="string" calcext:value-type="string">
            <text:p>Testa upload - Teste http download</text:p>
            <text:p>Robotium; teste de conjunto de entrada inválido para download paralelo</text:p>
            <text:p>Assertiva para get http connection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registerObserver</text:p>
          </table:table-cell>
          <table:table-cell table:style-name="ce5" office:value-type="string" calcext:value-type="string">
            <text:p>/home/bernardo/Repositorio/AnySoftKeyboard/src/test/java/com/anysoftkeyboard/dictionaries/TestableBTreeDictionary.java</text:p>
          </table:table-cell>
          <table:table-cell table:style-name="ce7" office:value-type="string" calcext:value-type="string">
            <text:p>Teste de conexão com o banco de dados – Junit;robolectric;</text:p>
          </table:table-cell>
          <table:table-cell office:value-type="string" calcext:value-type="string">
            <text:p>estado da rede</text:p>
          </table:table-cell>
          <table:table-cell office:value-type="string" calcext:value-type="string">
            <text:p>banco de dado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tartHttpServer</text:p>
          </table:table-cell>
          <table:table-cell table:style-name="ce2" office:value-type="string" calcext:value-type="string">
            <text:p>/home/bernardo/Repositorio/BehatReporter/test/headrevision/BehatReporter/report/LoaderTest.java</text:p>
          </table:table-cell>
          <table:table-cell table:style-name="ce7" office:value-type="string" calcext:value-type="string">
            <text:p>Mocking para http server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bluetooth</text:p>
          </table:table-cell>
          <table:table-cell table:style-name="ce2" office:value-type="string" calcext:value-type="string">
            <text:p>isBluetoothUri</text:p>
          </table:table-cell>
          <table:table-cell table:style-name="ce5" office:value-type="string" calcext:value-type="string">
            <text:p>/home/bernardo/Repositorio/bitcoin-wallet/wallet/test/de/schildbach/wallet/util/BluetoothTest.java</text:p>
          </table:table-cell>
          <table:table-cell table:style-name="ce7" office:value-type="string" calcext:value-type="string">
            <text:p>Junit; assertivas para bluetooth - Junit; backup</text:p>
          </table:table-cell>
          <table:table-cell office:value-type="string" calcext:value-type="string">
            <text:p>bluetooth, estado da red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GetConnectorCgCache</text:p>
          </table:table-cell>
          <table:table-cell table:style-name="ce2" office:value-type="string" calcext:value-type="string">
            <text:p>/home/bernardo/Repositorio/c-geo-opensource/tests/src-android/cgeo/geocaching/connector/ConnectorFactoryTest.java</text:p>
          </table:table-cell>
          <table:table-cell table:style-name="ce7" office:value-type="string" calcext:value-type="string">
            <text:p>Mock; assertivas para conexão com a internet - Testa coneção http</text:p>
            <text:p>Junit; Teste com coordenadas geograficas</text:p>
            <text:p>testa conexão com web server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ttp, web server, 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From</text:p>
          </table:table-cell>
          <table:table-cell table:style-name="ce5" office:value-type="string" calcext:value-type="string">
            <text:p>/home/bernardo/Repositorio/frostwire-android/tests/src/com/frostwire/android/tests/torrent/HTMLTorrentParsingTest.java</text:p>
          </table:table-cell>
          <table:table-cell table:style-name="ce7" office:value-type="string" calcext:value-type="string">
            <text:p>Junit; assertiva para alocação de memória - Junit; Teste de download via torrent</text:p>
            <text:p>Junit; teste de download com http</text:p>
            <text:p>Mock; testa download http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download, http, torre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ApproveSubscription_serverBuddies</text:p>
          </table:table-cell>
          <table:table-cell table:style-name="ce2" office:value-type="string" calcext:value-type="string">
            <text:p>/home/bernardo/Repositorio/Gibberbot/robo-tests/src/info/guardianproject/otr/app/im/plugin/xmpp/XmppConnectionTest.java</text:p>
          </table:table-cell>
          <table:table-cell table:style-name="ce7" office:value-type="string" calcext:value-type="string">
            <text:p>EasyMock; Junit; robolectric; xmppConnection</text:p>
          </table:table-cell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ithKeyButAutoSendDisabled_ReturnsTrue</text:p>
          </table:table-cell>
          <table:table-cell table:style-name="ce5" office:value-type="string" calcext:value-type="string">
            <text:p>/home/bernardo/Repositorio/gpslogger/gpslogger/src/test/java/com/mendhak/gpslogger/senders/dropbox/DropBoxManagerTest.java</text:p>
          </table:table-cell>
          <table:table-cell table:style-name="ce7" office:value-type="string" calcext:value-type="string">
            <text:p>hamcrest; mockito; junit; assertivas para conexão com o dropbox - hamcrest; mockito; testa server ftp</text:p>
            <text:p>Hamcrest; mockito; verifica disponibilidade google drive</text:p>
            <text:p>Teste de comunicação http</text:p>
            <text:p>Mockito; assertivas para verificar o status de envio de dados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dropbox, ftp, drive, htt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CancelledWhenRefreshFromMainActivity</text:p>
          </table:table-cell>
          <table:table-cell table:style-name="ce2" office:value-type="string" calcext:value-type="string">
            <text:p>/home/bernardo/Repositorio/helsinki-testbed2-android/robotium/src/main/java/fi/testbed2/robotium/MainActivityRobotiumTest.java</text:p>
          </table:table-cell>
          <table:table-cell table:style-name="ce7" office:value-type="string" calcext:value-type="string">
            <text:p>Robotium; testa botoões de download - Junit; teste para download de bitmap</text:p>
          </table:table-cell>
          <table:table-cell office:value-type="string" calcext:value-type="string">
            <text:p>Internet </text:p>
          </table:table-cell>
          <table:table-cell office:value-type="string" calcext:value-type="string">
            <text:p>download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DifferentCertificatesOnSameServer</text:p>
          </table:table-cell>
          <table:table-cell table:style-name="ce5" office:value-type="string" calcext:value-type="string">
            <text:p>/home/bernardo/Repositorio/k-9/k9mail-library/src/androidTest/java/com/fsck/k9/mail/ssl/TrustManagerFactoryTest.java</text:p>
          </table:table-cell>
          <table:table-cell table:style-name="ce7" office:value-type="string" calcext:value-type="string">
            <text:p>Junit; assertivas para certificado digital - Robolectric; Mockito; Junit; mocking de server imap; assertivas para autenticação</text:p>
            <text:p>Robolectric, Mockito, Junit; assertivas para criação e testes com diretórios IMAP</text:p>
            <text:p>Junit; mockito; assertivas para servidor imap</text:p>
            <text:p>Junit; Mockito; Robolectric; mocking de cliente http; assertivas para serviço web</text:p>
            <text:p>Junit; Mockito; Robolectric; testa sincronização remota de diretórios</text:p>
            <text:p>Robolectric; mockito; testa notificação de erro na autenticação</text:p>
            <text:p>Robolectric; mockito; assertivas para certificados digitais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IMAP, htt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DifferentCertificatesOnSameServer</text:p>
          </table:table-cell>
          <table:table-cell table:style-name="ce2" office:value-type="string" calcext:value-type="string">
            <text:p>/home/bernardo/Repositorio/k9mail/tests/src/com/fsck/k9/net/ssl/TrustManagerFactoryTest.java</text:p>
          </table:table-cell>
          <table:table-cell table:style-name="ce7" office:value-type="string" calcext:value-type="string">
            <text:p>AndroidTestCase; testa server de certificados digitais</text:p>
          </table:table-cell>
          <table:table-cell office:value-type="string" calcext:value-type="string">
            <text:p>estado da rede</text:p>
          </table:table-cell>
          <table:table-cell table:number-columns-repeated="1019"/>
        </table:table-row>
        <table:table-row table:style-name="ro8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testMapNetworkConnectionChanged</text:p>
          </table:table-cell>
          <table:table-cell table:style-name="ce5" office:value-type="string" calcext:value-type="string">
            <text:p>/home/bernardo/Repositorio/MozStumbler/android/src/test/java/org/mozilla/mozstumbler/client/mapview/MapFragmentTest.java</text:p>
          </table:table-cell>
          <table:table-cell table:style-name="ce7" office:value-type="string" calcext:value-type="string">
            <text:p>Junit; Robolectric; testa conexão com a rede - Mockito; Robolectric; Junit; testa gps</text:p>
            <text:p>Junit; Robolectric; testa transferencia de arquivos; testa botão de conexão com tumble</text:p>
            <text:p>Junit; Robolectric; mocking de servidor http para testar relógio</text:p>
            <text:p>Junit; Robolectric; testa wifi</text:p>
            <text:p>Mockito; Robolectric; Junit; testa http</text:p>
            <text:p>Mockito; Robolectric; Junit; testa gps</text:p>
            <text:p>Robolectric; Junit; Mockito; verifica serviço de alarme </text:p>
            <text:p>Junit; Robolectric; testa a conexão com a rede</text:p>
          </table:table-cell>
          <table:table-cell office:value-type="string" calcext:value-type="string">
            <text:p>estado da rede, internet, wifi</text:p>
          </table:table-cell>
          <table:table-cell office:value-type="string" calcext:value-type="string">
            <text:p>http, gps, wifi, conexão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isGooglePlayServicesLatest</text:p>
          </table:table-cell>
          <table:table-cell table:style-name="ce2" office:value-type="string" calcext:value-type="string">
            <text:p>/home/bernardo/Repositorio/MyTracks-master/MyTracksTest_E2E/src/com/google/android/apps/mytracks/endtoendtest/EndToEndTestUtils.java</text:p>
          </table:table-cell>
          <table:table-cell table:style-name="ce7" office:value-type="string" calcext:value-type="string">
            <text:p>Robotium; verifica versão do android; verifica sinal de gps - AndroidTestCase; teste com bluetooth</text:p>
            <text:p>AndroidTestCase; verifica se o serviço de boot exite</text:p>
            <text:p>AndroidTestCase; mocking para atividade de envio de mapas; teste de upload de pontos de localização</text:p>
            <text:p>Mocking para serviço de gravação</text:p>
            <text:p>Junit; teste de disponibilidade de calendário</text:p>
            <text:p>EasyMock; </text:p>
            <text:p>Mock; teste de localização de gps; simulação de objetos para renomear conteúto textual</text:p>
          </table:table-cell>
          <table:table-cell office:value-type="string" calcext:value-type="string">
            <text:p>bluetooth, internet</text:p>
          </table:table-cell>
          <table:table-cell office:value-type="string" calcext:value-type="string">
            <text:p>upload, gp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when_event_type_is_download_then_icon_should_be_upload_and_its_text_should_be_formatted</text:p>
          </table:table-cell>
          <table:table-cell table:style-name="ce5" office:value-type="string" calcext:value-type="string">
            <text:p>/home/bernardo/Repositorio/pockethub/app/src/test/java/com/github/pockethub/ui/user/IconAndViewTextManagerTest.java</text:p>
          </table:table-cell>
          <table:table-cell table:style-name="ce7" office:value-type="string" calcext:value-type="string">
            <text:p>Junit; robolectric; mockito; teste com o download e upload de icones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upload e download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faviconDownloaderAbstruseGooseTest</text:p>
          </table:table-cell>
          <table:table-cell table:style-name="ce2" office:value-type="string" calcext:value-type="string">
            <text:p>/home/bernardo/Repositorio/reader/reader-core/src/test/java/com/sismics/reader/core/dao/file/html/TestFaviconDownloader.java</text:p>
          </table:table-cell>
          <table:table-cell table:style-name="ce7" office:value-type="string" calcext:value-type="string">
            <text:p>Junit; download de página, download de diretório - Junit; teste para e-mail server, http server, simula network down</text:p>
          </table:table-cell>
          <table:table-cell office:value-type="string" calcext:value-type="string">
            <text:p>internet, modificar estado da rede</text:p>
          </table:table-cell>
          <table:table-cell office:value-type="string" calcext:value-type="string">
            <text:p>http, e-mail, networ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assertServiceIntentDoesntExist</text:p>
          </table:table-cell>
          <table:table-cell table:style-name="ce5" office:value-type="string" calcext:value-type="string">
            <text:p>/home/bernardo/Repositorio/sls/app/src/androidTest/java/com/adam/aslfms/receiver/AbstractReceiverTest.java</text:p>
          </table:table-cell>
          <table:table-cell table:style-name="ce7" office:value-type="string" calcext:value-type="string">
            <text:p>Mock;</text:p>
          </table:table-cell>
          <table:table-cell office:value-type="string" calcext:value-type="string">
            <text:p>estado da red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onnectedViaEdge</text:p>
          </table:table-cell>
          <table:table-cell table:style-name="ce2" office:value-type="string" calcext:value-type="string">
            <text:p>/home/bernardo/Repositorio/sms-backup-plus/src/test/java/com/zegoggles/smssync/service/SmsBackupServiceTest.java</text:p>
          </table:table-cell>
          <table:table-cell table:style-name="ce7" office:value-type="string" calcext:value-type="string">
            <text:p>Junit; Robolectric; Mockito; Verifica o tipo de conecitvidade wifi; testa tarefas de backup; testa credenciais de login; verifica tipo de dados - Junit; Robolectric; assertivas para mensagens de notificação de erro</text:p>
          </table:table-cell>
          <table:table-cell office:value-type="string" calcext:value-type="string">
            <text:p>wifi, estado da rede</text:p>
          </table:table-cell>
          <table:table-cell table:number-columns-repeated="1019"/>
        </table:table-row>
        <table:table-row table:style-name="ro9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houldSuccessfullyRouteSMSToTwoWebServices</text:p>
          </table:table-cell>
          <table:table-cell table:style-name="ce5" office:value-type="string" calcext:value-type="string">
            <text:p>/home/bernardo/Repositorio/SMSSync/smssync/src/test/java/org/addhen/smssync/data/message/PostMessageTest.java</text:p>
          </table:table-cell>
          <table:table-cell table:style-name="ce7" office:value-type="string" calcext:value-type="string">
            <text:p>Junit; Mockito; testa serviço de sms - Junit; Robolectric; teste de sincronização de URL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ur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testAssertAllAudioBuffersAvailable</text:p>
          </table:table-cell>
          <table:table-cell table:style-name="ce2" office:value-type="string" calcext:value-type="string">
            <text:p>/home/bernardo/Repositorio/speech_trainer/app_tests/src/mixedbit/speechtrainer/controller/AudioBufferAllocatorTest.java</text:p>
          </table:table-cell>
          <table:table-cell table:style-name="ce7" office:value-type="string" calcext:value-type="string">
            <text:p>Junit; assertivas para o buffer de audi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GetDownloadsEmptyList</text:p>
          </table:table-cell>
          <table:table-cell table:style-name="ce5" office:value-type="string" calcext:value-type="string">
            <text:p>/home/bernardo/Repositorio/Subsonic/app/src/androidTest/java/github/daneren2005/dsub/service/DownloadServiceTest.java</text:p>
          </table:table-cell>
          <table:table-cell table:style-name="ce7" office:value-type="string" calcext:value-type="string">
            <text:p>ActivityInstrumentationTestCase2; Testa o download de playlis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download</text:p>
          </table:table-cell>
          <table:table-cell table:number-columns-repeated="1018"/>
        </table:table-row>
        <table:table-row table:style-name="ro10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uploadFile</text:p>
          </table:table-cell>
          <table:table-cell table:style-name="ce2" office:value-type="string" calcext:value-type="string">
            <text:p>/home/bernardo/Repositorio/third_parties/automationTest/src/test/java/com/owncloud/android/test/ui/actions/Actions.java</text:p>
          </table:table-cell>
          <table:table-cell table:style-name="ce7" office:value-type="string" calcext:value-type="string">
            <text:p>Selenium; androidElement - AppiumFieldDecorator para androidElement; click de botão</text:p>
            <text:p>AppiumFieldDecorator para androidElement; click de botão</text:p>
            <text:p>Appium; Selenium; androidElement; click de botão</text:p>
            <text:p>AppiumFieldDecorator para androidElement; click de botão</text:p>
            <text:p>Junit; Selenium; Appium; testa o upload de arquivos; testa o upload de arquivos grandes (big); testa upload de arquivos para o Gmail; 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uploa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onServiceFailed</text:p>
          </table:table-cell>
          <table:table-cell table:style-name="ce5" office:value-type="string" calcext:value-type="string">
            <text:p>/home/bernardo/Repositorio/voicesmith/tests/src/de/jurihock/voicesmith/services/AudioServiceTestBase.java</text:p>
          </table:table-cell>
          <table:table-cell table:style-name="ce7" office:value-type="string" calcext:value-type="string">
            <text:p>Mockito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hasFailedMediaUploads</text:p>
          </table:table-cell>
          <table:table-cell table:style-name="ce2" office:value-type="string" calcext:value-type="string">
            <text:p>/home/bernardo/Repositorio/WordPress-Android/libs/editor/WordPressEditor/src/test/java/org/wordpress/android/editor/EditorFragmentAbstractTest.java</text:p>
          </table:table-cell>
          <table:table-cell table:style-name="ce7" office:value-type="string" calcext:value-type="string">
            <text:p>Robolectric; Junit; assertivas para Editor Fragment Listener - InstrumentationTestCase; assertivas para formação de e-mail</text:p>
            <text:p>MockWebServer; InstrumentationTestCase; mocking para objetos JSON</text:p>
            <text:p/>
          </table:table-cell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nectividade_2.D2:Conectividade_2.D29">
            <calcext:condition calcext:apply-style-name="naoVazio" calcext:value="!=&quot;&quot;" calcext:base-cell-address="Conectividade_2.D2"/>
          </calcext:conditional-format>
        </calcext:conditional-formats>
      </table:table>
      <table:table table:name="RelatorioDesafios" table:style-name="ta1">
        <office:forms form:automatic-focus="false" form:apply-design-mode="false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Palavra</text:p>
          </table:table-cell>
          <table:table-cell table:style-name="ce1" office:value-type="string" calcext:value-type="string">
            <text:p>Método</text:p>
          </table:table-cell>
          <table:table-cell table:style-name="ce4" office:value-type="string" calcext:value-type="string">
            <text:p>Classe</text:p>
          </table:table-cell>
          <table:table-cell table:style-name="ce1" office:value-type="string" calcext:value-type="string">
            <text:p>Descr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wifi</text:p>
          </table:table-cell>
          <table:table-cell table:style-name="ce2" office:value-type="string" calcext:value-type="string">
            <text:p>shouldCheckForWifiConnectivity</text:p>
          </table:table-cell>
          <table:table-cell table:style-name="ce2" office:value-type="string" calcext:value-type="string">
            <text:p>/home/bernardo/Repositorio/sms-backup-plus/src/test/java/com/zegoggles/smssync/service/SmsBackup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wifi</text:p>
          </table:table-cell>
          <table:table-cell table:style-name="ce2" office:value-type="string" calcext:value-type="string">
            <text:p>shouldCheckForWifiConnectivityAndNetworkType</text:p>
          </table:table-cell>
          <table:table-cell table:style-name="ce2" office:value-type="string" calcext:value-type="string">
            <text:p>/home/bernardo/Repositorio/sms-backup-plus/src/test/java/com/zegoggles/smssync/service/SmsBackup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wifi</text:p>
          </table:table-cell>
          <table:table-cell table:style-name="ce2" office:value-type="string" calcext:value-type="string">
            <text:p>shouldGetErrorMessageRequiresWifi</text:p>
          </table:table-cell>
          <table:table-cell table:style-name="ce2" office:value-type="string" calcext:value-type="string">
            <text:p>/home/bernardo/Repositorio/sms-backup-plus/src/test/java/com/zegoggles/smssync/service/state/Stat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wifi</text:p>
          </table:table-cell>
          <table:table-cell table:style-name="ce2" office:value-type="string" calcext:value-type="string">
            <text:p>testReporterWifiLimits</text:p>
          </table:table-cell>
          <table:table-cell table:style-name="ce2" office:value-type="string" calcext:value-type="string">
            <text:p>/home/bernardo/Repositorio/MozStumbler/android/src/test/java/org/mozilla/mozstumbler/service/stumblerthread/Repor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wifi</text:p>
          </table:table-cell>
          <table:table-cell table:style-name="ce2" office:value-type="string" calcext:value-type="string">
            <text:p>getWifiIntent</text:p>
          </table:table-cell>
          <table:table-cell table:style-name="ce2" office:value-type="string" calcext:value-type="string">
            <text:p>/home/bernardo/Repositorio/MozStumbler/android/src/test/java/org/mozilla/mozstumbler/service/stumblerthread/Repor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uploadMarker</text:p>
          </table:table-cell>
          <table:table-cell table:style-name="ce2" office:value-type="string" calcext:value-type="string">
            <text:p>/home/bernardo/Repositorio/MyTracks-master/MyTracksTest/src/com/google/android/apps/mytracks/io/maps/SendMaps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prepareAndUploadPoints</text:p>
          </table:table-cell>
          <table:table-cell table:style-name="ce2" office:value-type="string" calcext:value-type="string">
            <text:p>/home/bernardo/Repositorio/MyTracks-master/MyTracksTest/src/com/google/android/apps/mytracks/io/maps/SendMaps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AllTrackPoints_empptyLocationIterator</text:p>
          </table:table-cell>
          <table:table-cell table:style-name="ce2" office:value-type="string" calcext:value-type="string">
            <text:p>/home/bernardo/Repositorio/MyTracks-master/MyTracksTest/src/com/google/android/apps/mytracks/io/maps/SendMaps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AllTrackPoints_uploadFirstMarkerFailed</text:p>
          </table:table-cell>
          <table:table-cell table:style-name="ce2" office:value-type="string" calcext:value-type="string">
            <text:p>/home/bernardo/Repositorio/MyTracks-master/MyTracksTest/src/com/google/android/apps/mytracks/io/maps/SendMaps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AllTrackPoints_prepareAndUploadPointsFailed</text:p>
          </table:table-cell>
          <table:table-cell table:style-name="ce2" office:value-type="string" calcext:value-type="string">
            <text:p>/home/bernardo/Repositorio/MyTracks-master/MyTracksTest/src/com/google/android/apps/mytracks/io/maps/SendMaps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AllTrackPoints_uploadLastMarkerFailed</text:p>
          </table:table-cell>
          <table:table-cell table:style-name="ce2" office:value-type="string" calcext:value-type="string">
            <text:p>/home/bernardo/Repositorio/MyTracks-master/MyTracksTest/src/com/google/android/apps/mytracks/io/maps/SendMaps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AllTrackPoints_success</text:p>
          </table:table-cell>
          <table:table-cell table:style-name="ce2" office:value-type="string" calcext:value-type="string">
            <text:p>/home/bernardo/Repositorio/MyTracks-master/MyTracksTest/src/com/google/android/apps/mytracks/io/maps/SendMaps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Waypoints_nullCursor</text:p>
          </table:table-cell>
          <table:table-cell table:style-name="ce2" office:value-type="string" calcext:value-type="string">
            <text:p>/home/bernardo/Repositorio/MyTracks-master/MyTracksTest/src/com/google/android/apps/mytracks/io/maps/SendMaps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Waypoints_onePoint</text:p>
          </table:table-cell>
          <table:table-cell table:style-name="ce2" office:value-type="string" calcext:value-type="string">
            <text:p>/home/bernardo/Repositorio/MyTracks-master/MyTracksTest/src/com/google/android/apps/mytracks/io/maps/SendMaps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Waypoints</text:p>
          </table:table-cell>
          <table:table-cell table:style-name="ce2" office:value-type="string" calcext:value-type="string">
            <text:p>/home/bernardo/Repositorio/MyTracks-master/MyTracksTest/src/com/google/android/apps/mytracks/io/maps/SendMaps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when_event_type_is_download_then_icon_should_be_upload_and_its_text_should_be_formatted</text:p>
          </table:table-cell>
          <table:table-cell table:style-name="ce2" office:value-type="string" calcext:value-type="string">
            <text:p>/home/bernardo/Repositorio/pockethub/app/src/test/java/com/github/pockethub/ui/user/IconAndViewText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Subscription</text:p>
          </table:table-cell>
          <table:table-cell table:style-name="ce2" office:value-type="string" calcext:value-type="string">
            <text:p>/home/bernardo/Repositorio/AntennaPod/app/src/androidTest/java/de/test/antennapod/gpodnet/GPodnet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Subscription2</text:p>
          </table:table-cell>
          <table:table-cell table:style-name="ce2" office:value-type="string" calcext:value-type="string">
            <text:p>/home/bernardo/Repositorio/AntennaPod/app/src/androidTest/java/de/test/antennapod/gpodnet/GPodnet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Changes</text:p>
          </table:table-cell>
          <table:table-cell table:style-name="ce2" office:value-type="string" calcext:value-type="string">
            <text:p>/home/bernardo/Repositorio/AntennaPod/app/src/androidTest/java/de/test/antennapod/gpodnet/GPodnet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clickOUploadButton</text:p>
          </table:table-cell>
          <table:table-cell table:style-name="ce2" office:value-type="string" calcext:value-type="string">
            <text:p>/home/bernardo/Repositorio/third_parties/automationTest/src/test/java/com/owncloud/android/test/ui/models/Upload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getUploadSucceededNotification</text:p>
          </table:table-cell>
          <table:table-cell table:style-name="ce2" office:value-type="string" calcext:value-type="string">
            <text:p>/home/bernardo/Repositorio/third_parties/automationTest/src/test/java/com/owncloud/android/test/ui/models/Notification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getUploadingNotification</text:p>
          </table:table-cell>
          <table:table-cell table:style-name="ce2" office:value-type="string" calcext:value-type="string">
            <text:p>/home/bernardo/Repositorio/third_parties/automationTest/src/test/java/com/owncloud/android/test/ui/models/Notification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clickOnUploadButton</text:p>
          </table:table-cell>
          <table:table-cell table:style-name="ce2" office:value-type="string" calcext:value-type="string">
            <text:p>/home/bernardo/Repositorio/third_parties/automationTest/src/test/java/com/owncloud/android/test/ui/models/UploadFiles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clickOnUploadButton</text:p>
          </table:table-cell>
          <table:table-cell table:style-name="ce2" office:value-type="string" calcext:value-type="string">
            <text:p>/home/bernardo/Repositorio/third_parties/automationTest/src/test/java/com/owncloud/android/test/ui/models/FileList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clickOnFilesElementUploadFile</text:p>
          </table:table-cell>
          <table:table-cell table:style-name="ce2" office:value-type="string" calcext:value-type="string">
            <text:p>/home/bernardo/Repositorio/third_parties/automationTest/src/test/java/com/owncloud/android/test/ui/models/FileList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getUploadButton</text:p>
          </table:table-cell>
          <table:table-cell table:style-name="ce2" office:value-type="string" calcext:value-type="string">
            <text:p>/home/bernardo/Repositorio/third_parties/automationTest/src/test/java/com/owncloud/android/test/ui/models/FileList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uploadFile</text:p>
          </table:table-cell>
          <table:table-cell table:style-name="ce2" office:value-type="string" calcext:value-type="string">
            <text:p>/home/bernardo/Repositorio/third_parties/automationTest/src/test/java/com/owncloud/android/test/ui/actions/Action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File</text:p>
          </table:table-cell>
          <table:table-cell table:style-name="ce2" office:value-type="string" calcext:value-type="string">
            <text:p>/home/bernardo/Repositorio/third_parties/automationTest/src/test/java/com/owncloud/android/test/ui/testSuites/Upload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BigFile</text:p>
          </table:table-cell>
          <table:table-cell table:style-name="ce2" office:value-type="string" calcext:value-type="string">
            <text:p>/home/bernardo/Repositorio/third_parties/automationTest/src/test/java/com/owncloud/android/test/ui/testSuites/Upload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FromGmail</text:p>
          </table:table-cell>
          <table:table-cell table:style-name="ce2" office:value-type="string" calcext:value-type="string">
            <text:p>/home/bernardo/Repositorio/third_parties/automationTest/src/test/java/com/owncloud/android/test/ui/testSuites/Upload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isUploadingMedia</text:p>
          </table:table-cell>
          <table:table-cell table:style-name="ce2" office:value-type="string" calcext:value-type="string">
            <text:p>/home/bernardo/Repositorio/WordPress-Android/libs/editor/WordPressEditor/src/test/java/org/wordpress/android/editor/EditorFragmentAbstrac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hasFailedMediaUploads</text:p>
          </table:table-cell>
          <table:table-cell table:style-name="ce2" office:value-type="string" calcext:value-type="string">
            <text:p>/home/bernardo/Repositorio/WordPress-Android/libs/editor/WordPressEditor/src/test/java/org/wordpress/android/editor/EditorFragmentAbstrac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removeAllFailedMediaUploads</text:p>
          </table:table-cell>
          <table:table-cell table:style-name="ce2" office:value-type="string" calcext:value-type="string">
            <text:p>/home/bernardo/Repositorio/WordPress-Android/libs/editor/WordPressEditor/src/test/java/org/wordpress/android/editor/EditorFragmentAbstrac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onMediaUploadCancelClicked</text:p>
          </table:table-cell>
          <table:table-cell table:style-name="ce2" office:value-type="string" calcext:value-type="string">
            <text:p>/home/bernardo/Repositorio/WordPress-Android/libs/editor/WordPressEditor/src/androidTest/java/org.wordpress.android.editor/MockEditor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GravatarUploadRequest</text:p>
          </table:table-cell>
          <table:table-cell table:style-name="ce2" office:value-type="string" calcext:value-type="string">
            <text:p>/home/bernardo/Repositorio/WordPress-Android/WordPress/src/androidTest/java/org/wordpress/android/networking/GravatarApi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testMultiTouchManualShifted</text:p>
          </table:table-cell>
          <table:table-cell table:style-name="ce2" office:value-type="string" calcext:value-type="string">
            <text:p>/home/bernardo/Repositorio/sophia_oss/latinime/tests/src/com/android/inputmethod/keyboard/internal/KeyboardStateMultiTouch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testMultiTouchAutomaticUpperCase</text:p>
          </table:table-cell>
          <table:table-cell table:style-name="ce2" office:value-type="string" calcext:value-type="string">
            <text:p>/home/bernardo/Repositorio/sophia_oss/latinime/tests/src/com/android/inputmethod/keyboard/internal/KeyboardStateMultiTouch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testMultiTouchCapModeCharacter</text:p>
          </table:table-cell>
          <table:table-cell table:style-name="ce2" office:value-type="string" calcext:value-type="string">
            <text:p>/home/bernardo/Repositorio/sophia_oss/latinime/tests/src/com/android/inputmethod/keyboard/internal/KeyboardStateMultiTouch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testMultiTouchShiftChordingManualShifted</text:p>
          </table:table-cell>
          <table:table-cell table:style-name="ce2" office:value-type="string" calcext:value-type="string">
            <text:p>/home/bernardo/Repositorio/sophia_oss/latinime/tests/src/com/android/inputmethod/keyboard/internal/KeyboardStateMultiTouch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testMultiTouchShiftChordingAutomaticUpperCase</text:p>
          </table:table-cell>
          <table:table-cell table:style-name="ce2" office:value-type="string" calcext:value-type="string">
            <text:p>/home/bernardo/Repositorio/sophia_oss/latinime/tests/src/com/android/inputmethod/keyboard/internal/KeyboardStateMultiTouch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testMultiTouchShiftChordingCapModeCharacter</text:p>
          </table:table-cell>
          <table:table-cell table:style-name="ce2" office:value-type="string" calcext:value-type="string">
            <text:p>/home/bernardo/Repositorio/sophia_oss/latinime/tests/src/com/android/inputmethod/keyboard/internal/KeyboardStateMultiTouch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StartTrackingTouch</text:p>
          </table:table-cell>
          <table:table-cell table:style-name="ce2" office:value-type="string" calcext:value-type="string">
            <text:p>/home/bernardo/Repositorio/helsinki-testbed2-android/src/main/java/com/robobunny/SeekBarPreferenc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StopTrackingTouch</text:p>
          </table:table-cell>
          <table:table-cell table:style-name="ce2" office:value-type="string" calcext:value-type="string">
            <text:p>/home/bernardo/Repositorio/helsinki-testbed2-android/src/main/java/com/robobunny/SeekBarPreferenc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StartTrackingTouch</text:p>
          </table:table-cell>
          <table:table-cell table:style-name="ce2" office:value-type="string" calcext:value-type="string">
            <text:p>/home/bernardo/Repositorio/helsinki-testbed2-android/src/main/java/fi/testbed2/android/activity/Animation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StopTrackingTouch</text:p>
          </table:table-cell>
          <table:table-cell table:style-name="ce2" office:value-type="string" calcext:value-type="string">
            <text:p>/home/bernardo/Repositorio/helsinki-testbed2-android/src/main/java/fi/testbed2/android/activity/Animation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TouchEvent</text:p>
          </table:table-cell>
          <table:table-cell table:style-name="ce2" office:value-type="string" calcext:value-type="string">
            <text:p>/home/bernardo/Repositorio/helsinki-testbed2-android/src/main/java/fi/testbed2/android/ui/view/Animation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TouchEvent</text:p>
          </table:table-cell>
          <table:table-cell table:style-name="ce2" office:value-type="string" calcext:value-type="string">
            <text:p>/home/bernardo/Repositorio/helsinki-testbed2-android/src/main/java/net/margaritov/preference/colorpicker/ColorPicker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testAsksToAddToDictionaryWhenTouchingTypedUnknownWordAndAdds</text:p>
          </table:table-cell>
          <table:table-cell table:style-name="ce2" office:value-type="string" calcext:value-type="string">
            <text:p>/home/bernardo/Repositorio/AnySoftKeyboard/src/test/java/com/anysoftkeyboard/AnySoftKeyboardDictionarySaveWord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testAsksToAddToDictionaryWhenTouchingTypedUnknownWordAndDoesNotAddIfContinuingTyping</text:p>
          </table:table-cell>
          <table:table-cell table:style-name="ce2" office:value-type="string" calcext:value-type="string">
            <text:p>/home/bernardo/Repositorio/AnySoftKeyboard/src/test/java/com/anysoftkeyboard/AnySoftKeyboardDictionarySaveWord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StartTrackingTouch</text:p>
          </table:table-cell>
          <table:table-cell table:style-name="ce2" office:value-type="string" calcext:value-type="string">
            <text:p>/home/bernardo/Repositorio/screen-test-patterns-app/src/org/projectvoodoo/screentestpatterns/FullScreenUi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StopTrackingTouch</text:p>
          </table:table-cell>
          <table:table-cell table:style-name="ce2" office:value-type="string" calcext:value-type="string">
            <text:p>/home/bernardo/Repositorio/screen-test-patterns-app/src/org/projectvoodoo/screentestpatterns/FullScreenUi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Touch</text:p>
          </table:table-cell>
          <table:table-cell table:style-name="ce2" office:value-type="string" calcext:value-type="string">
            <text:p>/home/bernardo/Repositorio/screen-test-patterns-app/src/org/projectvoodoo/screentestpatterns/FullScreenUi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StartTrackingTouch</text:p>
          </table:table-cell>
          <table:table-cell table:style-name="ce2" office:value-type="string" calcext:value-type="string">
            <text:p>/home/bernardo/Repositorio/screen-test-patterns-app/src/org/projectvoodoo/screentestpatterns/Mai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StopTrackingTouch</text:p>
          </table:table-cell>
          <table:table-cell table:style-name="ce2" office:value-type="string" calcext:value-type="string">
            <text:p>/home/bernardo/Repositorio/screen-test-patterns-app/src/org/projectvoodoo/screentestpatterns/Mai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testTouches</text:p>
          </table:table-cell>
          <table:table-cell table:style-name="ce2" office:value-type="string" calcext:value-type="string">
            <text:p>/home/bernardo/Repositorio/blokish/mobile/src/test/java/org/scoutant/blokish/model/Pie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Touch</text:p>
          </table:table-cell>
          <table:table-cell table:style-name="ce2" office:value-type="string" calcext:value-type="string">
            <text:p>/home/bernardo/Repositorio/and-bible/tests/TableKeyboard/src/example/tablekeyboard/StartActivity1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InterceptTouchEvent</text:p>
          </table:table-cell>
          <table:table-cell table:style-name="ce2" office:value-type="string" calcext:value-type="string">
            <text:p>/home/bernardo/Repositorio/and-bible/tests/TableKeyboard/src/net/bible/android/view/util/buttongrid/ButtonGrid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ouch</text:p>
          </table:table-cell>
          <table:table-cell table:style-name="ce2" office:value-type="string" calcext:value-type="string">
            <text:p>onTouchEvent</text:p>
          </table:table-cell>
          <table:table-cell table:style-name="ce2" office:value-type="string" calcext:value-type="string">
            <text:p>/home/bernardo/Repositorio/and-bible/tests/TableKeyboard/src/net/bible/android/view/util/buttongrid/ButtonGrid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emperature</text:p>
          </table:table-cell>
          <table:table-cell table:style-name="ce2" office:value-type="string" calcext:value-type="string">
            <text:p>should_read_temperatures_correctly</text:p>
          </table:table-cell>
          <table:table-cell table:style-name="ce2" office:value-type="string" calcext:value-type="string">
            <text:p>/home/bernardo/Repositorio/andFHEM/src/test/java/li/klass/fhem/domain/OwDe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emperature</text:p>
          </table:table-cell>
          <table:table-cell table:style-name="ce2" office:value-type="string" calcext:value-type="string">
            <text:p>should_infer_temperature_subtype_from_temperature_in_state</text:p>
          </table:table-cell>
          <table:table-cell table:style-name="ce2" office:value-type="string" calcext:value-type="string">
            <text:p>/home/bernardo/Repositorio/andFHEM/src/test/java/li/klass/fhem/domain/OwDe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emperature</text:p>
          </table:table-cell>
          <table:table-cell table:style-name="ce2" office:value-type="string" calcext:value-type="string">
            <text:p>testOnOffTemperatureDevice</text:p>
          </table:table-cell>
          <table:table-cell table:style-name="ce2" office:value-type="string" calcext:value-type="string">
            <text:p>/home/bernardo/Repositorio/andFHEM/src/test/java/li/klass/fhem/domain/MaxDe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emperature</text:p>
          </table:table-cell>
          <table:table-cell table:style-name="ce2" office:value-type="string" calcext:value-type="string">
            <text:p>should_read_temperature_humidity_device_correctly</text:p>
          </table:table-cell>
          <table:table-cell table:style-name="ce2" office:value-type="string" calcext:value-type="string">
            <text:p>/home/bernardo/Repositorio/andFHEM/src/test/java/li/klass/fhem/domain/HMSDe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temperature</text:p>
          </table:table-cell>
          <table:table-cell table:style-name="ce2" office:value-type="string" calcext:value-type="string">
            <text:p>testTemperatureMatches</text:p>
          </table:table-cell>
          <table:table-cell table:style-name="ce2" office:value-type="string" calcext:value-type="string">
            <text:p>/home/bernardo/Repositorio/andFHEM/src/test/java/li/klass/fhem/domain/core/DeviceStateAdditionalInformationTyp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eepassdroid/app/src/androidTest/java/com/keepassdroid/tests/PwEntryTestV3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eepassdroid/app/src/androidTest/java/com/keepassdroid/tests/PwGroup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eepassdroid/app/src/androidTest/java/com/keepassdroid/tests/database/SprEngin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eepassdroid/app/src/androidTest/java/com/keepassdroid/tests/database/Kdb4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eepassdroid/app/src/androidTest/java/com/keepassdroid/tests/crypto/FinalKe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eepassdroid/app/src/androidTest/java/com/keepassdroid/tests/search/Search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eepassdroid/app/src/androidTest/java/com/keepassdroid/tests/output/PwManagerOutpu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ophia_oss/makedict/tests/com/android/inputmethod/latin/BinaryDictInputOutpu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ophia_oss/latinime/tests/src/com/android/inputmethod/keyboard/MoreKeysKeyboardBuilderFixedOrder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ophia_oss/latinime/tests/src/com/android/inputmethod/keyboard/MoreKeysKeyboardBuilder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ophia_oss/latinime/tests/src/com/android/inputmethod/keyboard/SpacebarText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ophia_oss/latinime/tests/src/com/android/inputmethod/keyboard/internal/KeyboardStateTestsB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ophia_oss/latinime/tests/src/com/android/inputmethod/keyboard/internal/KeySpecParser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ophia_oss/latinime/tests/src/com/android/inputmethod/keyboard/internal/KeySpecParserCsv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ophia_oss/latinime/tests/src/com/android/inputmethod/latin/Utils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ophia_oss/latinime/tests/src/com/android/inputmethod/latin/EditDistance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ophia_oss/latinime/tests/src/com/android/inputmethod/latin/SubtypeLocale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ophia_oss/latinime/tests/src/com/android/inputmethod/latin/InputTestsB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/src/com/android/camera/functional/ImageCaptureInt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/src/com/android/camera/functional/VideoCaptureInt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/src/com/android/camera/stress/ImageCaptur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/src/com/android/camera/stress/VideoCaptur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/src/com/android/camera/stress/CameraLatenc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/src/com/android/camera/stress/SwitchPre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/src/com/android/camera/stress/ShotToShotLatenc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_camera/src/com/android/camera/activity/Camera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_camera/src/com/android/camera/functional/ImageCaptureInt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_camera/src/com/android/camera/functional/VideoCaptureInt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_camera/src/com/android/camera/stress/ImageCaptur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_camera/src/com/android/camera/stress/VideoCaptur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_camera/src/com/android/camera/stress/CameraLatenc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_camera/src/com/android/camera/stress/SwitchPre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_camera/src/com/android/camera/stress/ShotToShotLatenc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amera2/tests_camera/src/com/android/camera/power/ImageAndVideoCaptur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BReaderJ/obsolete/test/org/test/zlibrary/options/Util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BReaderJ/obsolete/test/org/test/zlibrary/filesystem/TestZLFil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BReaderJ/obsolete/test/org/test/zlibrary/filesystem/TestZLFSManag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BReaderJ/obsolete/test/org/test/zlibrary/filesystem/TestZLDi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BReaderJ/obsolete/test/org/test/zlibrary/core/resources/TestResource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BReaderJ/obsolete/test/org/test/zlibrary/description/TestDescriptionBook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BReaderJ/obsolete/test/org/test/fbreader/collection/TestBookCollectio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BReaderJ/obsolete/test/org/test/fbreader/collection/TestBookLi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BReaderJ/obsolete/test/org/test/fbreader/formats/fb2/TestFB2Read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Help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origin/Origi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origin/OriginEdi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util/MyLo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util/SharedPreferencesUti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util/MyUrlSpa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util/MyHtm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user/UserListWor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user/UserLis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mySetup</text:p>
          </table:table-cell>
          <table:table-cell table:style-name="ce2" office:value-type="string" calcext:value-type="string">
            <text:p>/home/bernardo/Repositorio/andstatus/app/src/androidTest/java/org/andstatus/app/data/GnuSocialMessagesInsert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data/GnuSocialMessagesInsert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mySetup</text:p>
          </table:table-cell>
          <table:table-cell table:style-name="ce2" office:value-type="string" calcext:value-type="string">
            <text:p>/home/bernardo/Repositorio/andstatus/app/src/androidTest/java/org/andstatus/app/data/ConversationInsert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data/ConversationInsert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mySetup</text:p>
          </table:table-cell>
          <table:table-cell table:style-name="ce2" office:value-type="string" calcext:value-type="string">
            <text:p>/home/bernardo/Repositorio/andstatus/app/src/androidTest/java/org/andstatus/app/data/HtmlContentInsert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data/HtmlContentInsert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data/DataPrun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data/MessageForAccou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data/DataInser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account/AccountSettings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account/MyAccou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appwidget/MyAppWidget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msg/ConversationViewLo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msg/ActAsUs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msg/Timeline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msg/MessageEditorData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msg/PublicTimeline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msg/UnsentMessag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msg/TimeLineActivityLayoutToggl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msg/LatestTimelineIte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msg/MessageEdi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msg/SharingMediaToThisApp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msg/MessageSha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context/MySettings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context/ConnectionStat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service/AttachmentDownlo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service/My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service/LargeIma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service/AvatarDownlo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service/CommandData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service/CommandExecutionContex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service/MyServiceTestHelp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service/CommandExecutorStrateg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notification/CommandsQueueNotifi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notification/AddedMessagesNotifi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backup/MyBackupAg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net/social/ConnectionGnuSocia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net/social/ConnectionPumpio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net/social/MbUs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net/social/ConnectionTwit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net/social/VerifyCredentia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net/http/OAuthClientKey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status/app/src/androidTest/java/org/andstatus/app/graphics/AttachedImageScalin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eyeCam/test/src/ch/hsr/eyecam/test/ColorTransfor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eyeCam/test/src/ch/hsr/eyecam/test/EyeCam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rakel-android/new_ui/src/test/java/de/azapps/mirakelandroid/test/Mirakel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rakel-android/new_ui/src/test/java/de/azapps/mirakelandroid/test/MirakelDatabase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rakel-android/new_ui/src/test/java/de/azapps/mirakel/tw_sync/TaskwarriorSync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rakel-android/new_ui/src/test/java/de/azapps/mirakel/model/recurring/Recurrin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rakel-android/new_ui/src/test/java/de/azapps/mirakel/model/list/ListMirake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rakel-android/new_ui/src/test/java/de/azapps/mirakel/model/tags/Ta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rakel-android/new_ui/src/test/java/de/azapps/mirakel/model/task/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testSetUpdatedAt14</text:p>
          </table:table-cell>
          <table:table-cell table:style-name="ce2" office:value-type="string" calcext:value-type="string">
            <text:p>/home/bernardo/Repositorio/mirakel-android/new_ui/src/test/java/de/azapps/mirakel/model/task/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rakel-android/new_ui/src/test/java/de/azapps/mirakel/model/file/FileMirake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rakel-android/new_ui/src/test/java/de/azapps/mirakel/model/account/AccountMirake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rakel-android/new_ui/src/test/java/de/azapps/mirakel/model/semantic/Semantic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test/java/org/sufficientlysecure/keychain/util/Iso7816TLV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test/java/org/sufficientlysecure/keychain/util/ParcelableFileCach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open-keychain/OpenKeychain/src/test/java/org/sufficientlysecure/keychain/operations/PromoteKey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test/java/org/sufficientlysecure/keychain/operations/PromoteKey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open-keychain/OpenKeychain/src/test/java/org/sufficientlysecure/keychain/operations/Certify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test/java/org/sufficientlysecure/keychain/operations/Certify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open-keychain/OpenKeychain/src/test/java/org/sufficientlysecure/keychain/operations/Benchmark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open-keychain/OpenKeychain/src/test/java/org/sufficientlysecure/keychain/operations/Backup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test/java/org/sufficientlysecure/keychain/operations/Backup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open-keychain/OpenKeychain/src/test/java/org/sufficientlysecure/keychain/pgp/UncachedKeyringCanonicaliz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test/java/org/sufficientlysecure/keychain/pgp/UncachedKeyringCanonicaliz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open-keychain/OpenKeychain/src/test/java/org/sufficientlysecure/keychain/pgp/InputData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test/java/org/sufficientlysecure/keychain/pgp/InputData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open-keychain/OpenKeychain/src/test/java/org/sufficientlysecure/keychain/pgp/UncachedKeyringMer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test/java/org/sufficientlysecure/keychain/pgp/UncachedKeyringMer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open-keychain/OpenKeychain/src/test/java/org/sufficientlysecure/keychain/pgp/UncachedKeyrin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test/java/org/sufficientlysecure/keychain/pgp/UncachedKeyrin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open-keychain/OpenKeychain/src/test/java/org/sufficientlysecure/keychain/pgp/PgpKey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test/java/org/sufficientlysecure/keychain/pgp/PgpKey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open-keychain/OpenKeychain/src/test/java/org/sufficientlysecure/keychain/pgp/PgpEncryptDecryp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test/java/org/sufficientlysecure/keychain/pgp/PgpEncryptDecryp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open-keychain/OpenKeychain/src/test/java/org/sufficientlysecure/keychain/provider/ProviderHelperSav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open-keychain/OpenKeychain/src/test/java/org/sufficientlysecure/keychain/provider/Interop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androidTest/java/org/sufficientlysecure/keychain/ui/AsymmetricTextOperation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androidTest/java/org/sufficientlysecure/keychain/ui/ViewKeyAdvSha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androidTest/java/org/sufficientlysecure/keychain/ui/MiscCryptOperation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androidTest/java/org/sufficientlysecure/keychain/ui/AsymmetricFileOperation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-keychain/OpenKeychain/src/androidTest/java/org/sufficientlysecure/keychain/remote/OpenPgp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git/agit/src/test/java/com/madgag/agit/views/TreeSummaryView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git/agit-integration-tests/src/main/java/com/madgag/agit/TagViewer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git/agit-integration-tests/src/main/java/com/madgag/agit/Git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ForDebug</text:p>
          </table:table-cell>
          <table:table-cell table:style-name="ce2" office:value-type="string" calcext:value-type="string">
            <text:p>/home/bernardo/Repositorio/MyTracks-master/MyTracksTest_E2E/src/com/google/android/apps/mytracks/endtoendtest/EndToEnd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ForAllTest</text:p>
          </table:table-cell>
          <table:table-cell table:style-name="ce2" office:value-type="string" calcext:value-type="string">
            <text:p>/home/bernardo/Repositorio/MyTracks-master/MyTracksTest_E2E/src/com/google/android/apps/mytracks/endtoendtest/EndToEnd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ForSyncTest</text:p>
          </table:table-cell>
          <table:table-cell table:style-name="ce2" office:value-type="string" calcext:value-type="string">
            <text:p>/home/bernardo/Repositorio/MyTracks-master/MyTracksTest_E2E/src/com/google/android/apps/mytracks/endtoendtest/sync/Sync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sync/MultiAccountsSync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sync/SyncMyTracksWithDriv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sync/SyncDriveWithMyTrack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View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CreateTrac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ExportAllAndImportAl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ExportSingleTrac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Delet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Sha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MyLo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MenuItem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PauseResum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EditTrac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Setting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ResourceUsa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tres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ChartValueSeri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io/sendtogoogle/SendReques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io/maps/SendMaps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io/maps/SendMaps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io/file/importer/AbstractTestFileTrackImport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io/file/exporter/TrackWri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io/file/exporter/FileTrackExpor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io/fusiontables/SendFusionTables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io/backup/PreferenceBackupHelp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maps/MultiColorTrackPath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maps/DynamicSpeedTrackPathDescrip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stats/TripStatisticsUpda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stats/TripStatistic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fragments/ChartFrag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content/TrackDataHub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content/DescriptionGeneratorImp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content/MyTracks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Upgrade</text:p>
          </table:table-cell>
          <table:table-cell table:style-name="ce2" office:value-type="string" calcext:value-type="string">
            <text:p>/home/bernardo/Repositorio/MyTracks-master/MyTracksTest/src/com/google/android/apps/mytracks/content/MyTracks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content/SearchEngin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content/MyTracksProviderUtilsImp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services/ControlRecording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services/AdaptiveLocationListenerPolic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services/TrackRecording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services/sensors/SensorManagerFacto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services/sensors/PolarMessagePars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Tracks-master/MyTracksTest/src/com/google/android/apps/mytracks/services/tasks/AnnouncementPeriodi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smtracker-android/app/src/androidTest/java/me/guillaumin/android/osmtracker/test/activity/TrackDetai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smtracker-android/app/src/androidTest/java/me/guillaumin/android/osmtracker/test/activity/OSMUp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smtracker-android/app/src/androidTest/java/me/guillaumin/android/osmtracker/test/gpx/ExportTrack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zxing/core/src/test/java/com/google/zxing/client/result/ParsedReaderResult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zxing/core/src/test/java/com/google/zxing/client/result/CalendarParsedResult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zxing/core/src/test/java/com/google/zxing/oned/Code128Writer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etback_gps/src/test/java/com/github/ruleant/getback_gps/lib/Coordinat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etback_gps/src/test/java/com/github/ruleant/getback_gps/lib/FormatUti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etback_gps/src/test/java/com/github/ruleant/getback_gps/lib/Navig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etback_gps/src/test/java/com/github/ruleant/getback_gps/lib/Latitud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etback_gps/src/test/java/com/github/ruleant/getback_gps/lib/Too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etback_gps/src/test/java/com/github/ruleant/getback_gps/lib/CoordinateRot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etback_gps/src/test/java/com/github/ruleant/getback_gps/lib/Longitud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etback_gps/src/test/java/com/github/ruleant/getback_gps/lib/CardinalDir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etback_gps/src/test/java/com/github/ruleant/getback_gps/lib/Coordinat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lendar-widget/app/calendar-widget/src/androidTest/java/com/plusonelabs/calendar/Birthda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lendar-widget/app/calendar-widget/src/androidTest/java/com/plusonelabs/calendar/RecurringEvent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lendar-widget/app/calendar-widget/src/androidTest/java/com/plusonelabs/calendar/SingleEv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lendar-widget/app/calendar-widget/src/androidTest/java/com/plusonelabs/calendar/MultidayAllDayEv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lendar-widget/app/calendar-widget/src/androidTest/java/com/plusonelabs/calendar/OngoingEv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lendar-widget/app/calendar-widget/src/androidTest/java/com/plusonelabs/calendar/MultidayEv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lendar-widget/app/calendar-widget/src/androidTest/java/com/plusonelabs/calendar/WrongDatesLostEvent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lendar-widget/app/calendar-widget/src/androidTest/java/com/plusonelabs/calendar/IllegalInstantDueToTimeZoneTransi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lendar-widget/app/calendar-widget/src/androidTest/java/com/plusonelabs/calendar/calendar/MockCalendarContent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acclient/opacclient/tests/src/main/java/de/geeksfactory/opacclient/tests/apitests/LibraryApiTestCase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peech_trainer/app_tests/src/mixedbit/speechtrainer/controller/InteractiveTrainingControl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peech_trainer/app_tests/src/mixedbit/speechtrainer/controller/RecordPlayTask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peech_trainer/app_tests/src/mixedbit/speechtrainer/controller/TrainingControl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peech_trainer/app_tests/src/mixedbit/speechtrainer/controller/SilenceFil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peech_trainer/app_tests/src/mixedbit/speechtrainer/controller/AutomaticTrainingControl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peech_trainer/app_tests/src/mixedbit/speechtrainer/model/AudioEventColle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penDocument.droid/test/src/at/tomtasche/reader/test/DocumentPar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smand/OsmAnd-java/test/java/net/osmand/router/RouteResultPrepa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smand/OsmAnd-java/test/java/net/osmand/router/RouteTestin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ilemanager2/FileManagerTest/src/org/openintents/filemanager/test/TestFileManager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ilemanager2/FileManager/tests/java/org/openintents/filemanager/test/TestSaveAs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ilemanager2/FileManager/tests/java/org/openintents/filemanager/test/TestPickFilePathHistor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ilemanager2/FileManager/tests/java/org/openintents/filemanager/test/TestFileManager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Test</text:p>
          </table:table-cell>
          <table:table-cell table:style-name="ce2" office:value-type="string" calcext:value-type="string">
            <text:p>/home/bernardo/Repositorio/filemanager2/FileManager/tests/java/org/openintents/filemanager/test/TestFileManager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ilemanager2/FileManager/tests/java/org/openintents/filemanager/test/TestPickFileResul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ilemanager2/FileManager/tests/java/org/openintents/filemanager/test/TestIntentFilterActivityForPickFil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ilemanager2/FileManager/tests/java/org/openintents/filemanager/test/TestFileManagerActivityWithInten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tandalone-calendar/tests/src/com/android/calendar/WeekNumb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tandalone-calendar/tests/src/com/android/calendar/Utils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tandalone-calendar/tests/src/com/android/calendar/FormatDateRan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tandalone-calendar/tests/src/com/android/calendar/AsyncQuery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tandalone-calendar/tests/src/com/android/calendar/event/EditEventHelp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tandalone-calendar/tests/src/com/android/calendar/alerts/AlarmSchedu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tandalone-calendar/tests/src/com/android/calendar/widget/CalendarAppWidget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helsinki-testbed2-android/src/test/java/fi/testbed2/Abstract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helsinki-testbed2-android/src/test/java/fi/testbed2/android/activity/Parsing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helsinki-testbed2-android/src/test/java/fi/testbed2/android/activity/Main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helsinki-testbed2-android/src/test/java/fi/testbed2/service/impl/InlineMunicipality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helsinki-testbed2-android/src/test/java/fi/testbed2/service/impl/LruCacheBitmap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helsinki-testbed2-android/src/test/java/fi/testbed2/service/impl/ApacheHttpUrl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helsinki-testbed2-android/src/test/java/fi/testbed2/service/impl/LruCachePage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SatValRect</text:p>
          </table:table-cell>
          <table:table-cell table:style-name="ce2" office:value-type="string" calcext:value-type="string">
            <text:p>/home/bernardo/Repositorio/helsinki-testbed2-android/src/main/java/net/margaritov/preference/colorpicker/ColorPicker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HueRect</text:p>
          </table:table-cell>
          <table:table-cell table:style-name="ce2" office:value-type="string" calcext:value-type="string">
            <text:p>/home/bernardo/Repositorio/helsinki-testbed2-android/src/main/java/net/margaritov/preference/colorpicker/ColorPicker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AlphaRect</text:p>
          </table:table-cell>
          <table:table-cell table:style-name="ce2" office:value-type="string" calcext:value-type="string">
            <text:p>/home/bernardo/Repositorio/helsinki-testbed2-android/src/main/java/net/margaritov/preference/colorpicker/ColorPicker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ColorRect</text:p>
          </table:table-cell>
          <table:table-cell table:style-name="ce2" office:value-type="string" calcext:value-type="string">
            <text:p>/home/bernardo/Repositorio/helsinki-testbed2-android/src/main/java/net/margaritov/preference/colorpicker/ColorPickerPanel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helsinki-testbed2-android/src/main/java/net/margaritov/preference/colorpicker/ColorPickerDialog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helsinki-testbed2-android/robotium/src/main/java/fi/testbed2/robotium/MainActivityRobotiu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rbb/tests/src/com/btmura/android/reddit/text/AbstractFormat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rbb/tests/src/com/btmura/android/reddit/text/RelativeTim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rbb/tests/src/com/btmura/android/reddit/text/MarkdownFormat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rbb/tests/src/com/btmura/android/reddit/database/DbHelp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rbb/tests/src/com/btmura/android/reddit/provider/VoteMer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Book-Catalogue/tests/src/com/eleybourn/bookcatalogue/test/BookCatalogu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ooper/cooper/src/instrumentTest/java/com/dconstructing/cooper/test/Basic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-library/src/test/java/com/fsck/k9/mail/store/pop3/Pop3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-library/src/test/java/com/fsck/k9/mail/store/imap/Imap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-library/src/test/java/com/fsck/k9/mail/store/imap/FolderNameCodec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-library/src/test/java/com/fsck/k9/mail/store/imap/ImapPush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-library/src/test/java/com/fsck/k9/mail/store/imap/ImapConn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TempDirectory</text:p>
          </table:table-cell>
          <table:table-cell table:style-name="ce2" office:value-type="string" calcext:value-type="string">
            <text:p>/home/bernardo/Repositorio/k-9/k9mail-library/src/test/java/com/fsck/k9/mail/store/webdav/WebDav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DestinationFolder</text:p>
          </table:table-cell>
          <table:table-cell table:style-name="ce2" office:value-type="string" calcext:value-type="string">
            <text:p>/home/bernardo/Repositorio/k-9/k9mail-library/src/test/java/com/fsck/k9/mail/store/webdav/WebDav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FolderWithMessages</text:p>
          </table:table-cell>
          <table:table-cell table:style-name="ce2" office:value-type="string" calcext:value-type="string">
            <text:p>/home/bernardo/Repositorio/k-9/k9mail-library/src/test/java/com/fsck/k9/mail/store/webdav/WebDav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GetUrlsRequestResponse</text:p>
          </table:table-cell>
          <table:table-cell table:style-name="ce2" office:value-type="string" calcext:value-type="string">
            <text:p>/home/bernardo/Repositorio/k-9/k9mail-library/src/test/java/com/fsck/k9/mail/store/webdav/WebDav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StoreForMessageFetching</text:p>
          </table:table-cell>
          <table:table-cell table:style-name="ce2" office:value-type="string" calcext:value-type="string">
            <text:p>/home/bernardo/Repositorio/k-9/k9mail-library/src/test/java/com/fsck/k9/mail/store/webdav/WebDav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25MessagesToFetch</text:p>
          </table:table-cell>
          <table:table-cell table:style-name="ce2" office:value-type="string" calcext:value-type="string">
            <text:p>/home/bernardo/Repositorio/k-9/k9mail-library/src/test/java/com/fsck/k9/mail/store/webdav/WebDav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MoveOrCopy</text:p>
          </table:table-cell>
          <table:table-cell table:style-name="ce2" office:value-type="string" calcext:value-type="string">
            <text:p>/home/bernardo/Repositorio/k-9/k9mail-library/src/test/java/com/fsck/k9/mail/store/webdav/WebDav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-library/src/test/java/com/fsck/k9/mail/internet/MimeMessagePar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-library/src/test/java/com/fsck/k9/mail/internet/MessageExtra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-library/src/test/java/com/fsck/k9/mail/filter/EOLConvertingOutputStrea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-library/src/androidTest/java/com/fsck/k9/mail/Messa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-library/src/androidTest/java/com/fsck/k9/mail/ssl/TrustManagerFacto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controller/MessagingControl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RemoteSearch</text:p>
          </table:table-cell>
          <table:table-cell table:style-name="ce2" office:value-type="string" calcext:value-type="string">
            <text:p>/home/bernardo/Repositorio/k-9/k9mail/src/test/java/com/fsck/k9/controller/MessagingControl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message/extractors/MessagePreviewCre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message/extractors/EncryptionDete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message/extractors/PreviewTextExtra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message/extractors/TextPartFin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helper/K9Alarm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helper/ReplyToPars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helper/MessageHelp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activity/compose/RecipientPresen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notification/Sync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notification/Wear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notification/NotificationData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notification/CertificateError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notification/NewMail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notification/AddNotificationResul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notification/RemoveNotificationResul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notification/NotificationContentCre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notification/AuthenticationError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notification/Device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notification/Base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notification/SendFailed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test/java/com/fsck/k9/mailstore/Mig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androidTest/java/com/fsck/k9/provider/Email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-9/k9mail/src/androidTest/java/com/fsck/k9/mailstore/ReconstructMessageFromDataba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nori/app/src/androidTest/java/com/cuddlesoft/nori/test/database/SearchSuggestionDataba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nori/app/src/androidTest/java/com/cuddlesoft/nori/test/database/APISettingsDataba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reminders/app/src/androidTest/java/com/lostrealm/lembretes/Main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-squeezer/Squeezer/src/androidTest/java/uk/org/ngo/squeezer/test/server/Squeeze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-squeezer/Squeezer/src/androidTest/java/uk/org/ngo/squeezer/test/framework/ItemAdap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ySoftKeyboard/src/test/java/com/anysoftkeyboard/AnySoftKeyboardKeyboardSwitch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ySoftKeyboard/src/test/java/com/anysoftkeyboard/AnySoftKeyboardKeyboardPersistentLayou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ySoftKeyboard/src/test/java/com/anysoftkeyboard/AnySoftKeyboardClipboar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ySoftKeyboard/src/test/java/com/anysoftkeyboard/AnySoftKeyboar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ySoftKeyboard/src/test/java/com/anysoftkeyboard/AnySoftKeyboardDictionaryEnablin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ySoftKeyboard/src/test/java/com/anysoftkeyboard/AnySoftKeyboardBa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createEditorInfoTextWithSuggestionsForSetUp</text:p>
          </table:table-cell>
          <table:table-cell table:style-name="ce2" office:value-type="string" calcext:value-type="string">
            <text:p>/home/bernardo/Repositorio/AnySoftKeyboard/src/test/java/com/anysoftkeyboard/AnySoftKeyboardBa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ySoftKeyboard/src/test/java/com/anysoftkeyboard/AnySoftKeyboardPhysicalKeyboar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createEditorInfoTextWithSuggestionsForSetUp</text:p>
          </table:table-cell>
          <table:table-cell table:style-name="ce2" office:value-type="string" calcext:value-type="string">
            <text:p>/home/bernardo/Repositorio/AnySoftKeyboard/src/test/java/com/anysoftkeyboard/AnySoftKeyboardPhysicalKeyboar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ySoftKeyboard/src/test/java/com/anysoftkeyboard/nextword/NextWordDictiona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ySoftKeyboard/src/test/java/com/anysoftkeyboard/dictionaries/BTreeDictiona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lendarIcsAdapter/libIcsJ2se/src/test/java/de/k3b/calendar/DtoIcRegressons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lendarIcsAdapter/libIcsJ2se/src/test/java/de/k3b/calendar/DtoIcsDto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VirginMobileMinutesChecker/VirginMobileMinutesChecker/test/src/com/jaygoel/virginminuteschecker/tests/WebsiteScraper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vlilleChecker/app/test/com/vlille/checker/test/AbstractVlill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vlilleChecker/app/test/com/vlille/checker/test/TestDbAdapt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e/app/src/test/java/com/earthblood/tictactoe/activity/Game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e/app/src/test/java/com/earthblood/tictactoe/activity/Main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e/app/src/test/java/com/earthblood/tictactoe/engine/ToeGam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_setupPwm</text:p>
          </table:table-cell>
          <table:table-cell table:style-name="ce2" office:value-type="string" calcext:value-type="string">
            <text:p>/home/bernardo/Repositorio/android-passwordmaker/PasswordMakerTests/src/org/passwordmaker/android/test/PasswordMakerInputTex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_setupPwm</text:p>
          </table:table-cell>
          <table:table-cell table:style-name="ce2" office:value-type="string" calcext:value-type="string">
            <text:p>/home/bernardo/Repositorio/android-passwordmaker/PasswordMakerTests/src/org/passwordmaker/android/test/PasswordMakerMasterPasswordVerificationCod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ockethub/app/src/test/java/com/github/pockethub/util/ConvertUti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ockethub/app/src/test/java/com/github/pockethub/ui/Main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ockethub/app/src/androidTest/java/com/github/pockethub/tests/NewsEventTex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ockethub/app/src/androidTest/java/com/github/pockethub/tests/gist/CreateComment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ockethub/app/src/androidTest/java/com/github/pockethub/tests/gist/GistFilesView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ockethub/app/src/androidTest/java/com/github/pockethub/tests/commit/CreateComment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ockethub/app/src/androidTest/java/com/github/pockethub/tests/issue/CreateComment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ockethub/app/src/androidTest/java/com/github/pockethub/tests/issue/EditIssuesFilter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ockethub/app/src/androidTest/java/com/github/pockethub/tests/issue/EditIssue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ockethub/app/src/androidTest/java/com/github/pockethub/tests/repo/Search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CircularCurvesSol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Abris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CircularSegment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LimitDisplace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TriangleSol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FreeSt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LeveOrthogona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CirclesInters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CheminementOrthogona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PolarSurve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Gise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AxisImplant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OrthogonalImplant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LinesInters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PointProjectionOnALin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LineCircleInters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Circl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PolarImplant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calculation/Surfa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points/Poi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testutils/CalculationTestRunn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testutils/UtilsTestRunn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utils/MathUti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utils/ViewUti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oposuite-android/app/src/androidTest/java/ch/hgdev/toposuite/test/utils/StringUti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FHEM/src/test/java/li/klass/fhem/util/ArrayListUti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FHEM/src/test/java/li/klass/fhem/adapter/devices/core/DimUpDownRow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FHEM/src/test/java/li/klass/fhem/service/importexport/ImportExport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FHEM/src/test/java/li/klass/fhem/billing/Billing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hould_call_setup_before_loading_the_inventory</text:p>
          </table:table-cell>
          <table:table-cell table:style-name="ce2" office:value-type="string" calcext:value-type="string">
            <text:p>/home/bernardo/Repositorio/andFHEM/src/test/java/li/klass/fhem/billing/Billing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hould_call_Listener_if_Exception_occurs_during_setup</text:p>
          </table:table-cell>
          <table:table-cell table:style-name="ce2" office:value-type="string" calcext:value-type="string">
            <text:p>/home/bernardo/Repositorio/andFHEM/src/test/java/li/klass/fhem/billing/Billing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hould_call_Listener_if_Setup_was_successful</text:p>
          </table:table-cell>
          <table:table-cell table:style-name="ce2" office:value-type="string" calcext:value-type="string">
            <text:p>/home/bernardo/Repositorio/andFHEM/src/test/java/li/klass/fhem/billing/Billing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FHEM/src/androidTest/java/li/klass/fhem/instrumentation/BaseAndroi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FHEM/src/androidTest/java/li/klass/fhem/instrumentation/connection/ConnectionTelnetAndroi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FHEM/src/androidTest/java/li/klass/fhem/instrumentation/connection/ConnectionFHEMWEBAndroi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nistocks/src/nitezh/ministock/tests/FxChangeRepository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nistocks/src/nitezh/ministock/tests/StockQuoteRepository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nistocks/src/nitezh/ministock/tests/YahooStockQuoteRepository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inistocks/src/nitezh/ministock/tests/GoogleStockQuoteRepository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/cgeo/geocaching/models/Destin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/cgeo/geocaching/filter/SizeFil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/cgeo/geocaching/filter/TypeFil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/cgeo/geocaching/utils/XmlUti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CGeo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HtmlPerforman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files/GPXImpor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activity/waypoint/AbstractEditWaypoint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activity/waypoint/AbstractWaypoint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activity/waypoint/AbstractAddWaypoint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activity/logtrackable/AbstractLogTrackable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connector/gc/GCLogi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speech/TextFacto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test/Whitespa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test/AbstractResourceInstrumentation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sensors/Sensor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filter/StateFoundFil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filter/StateStoredFil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filter/StateNotFoundFil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filter/StatePremiumFil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filter/StateNonPremiumFil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filter/StateArchivedFil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filter/StateDisabledFil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-geo-opensource/tests/src-android/cgeo/geocaching/gcvote/GCVot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Views</text:p>
          </table:table-cell>
          <table:table-cell table:style-name="ce2" office:value-type="string" calcext:value-type="string">
            <text:p>/home/bernardo/Repositorio/screen-test-patterns-app/src/org/projectvoodoo/screentestpatterns/FullScreenUi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heelmap-android/app/src/androidTest/java/org/wheelmap/android/test/POIContent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ms-backup-plus/src/test/java/com/zegoggles/smssync/mail/MessageConver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News-Android-App/News-Android-App/src/test/java/de/luhmer/owncloudnewsreader/junit_tests/TestDb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News-Android-App/News-Android-App/src/androidTest/java/NewsReaderListActivityUi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News-Android-App/News-Android-App/src/androidTest/java/URL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News-Android-App/News-Android-App/src/androidTest/java/Sync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News-Android-App/News-Android-App/src/androidTest/java/screengrab/Screensho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android/src/test/java/DefaultPacka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android/src/test/java/org/mozilla/mozstumbler/client/QueuedCountsTrack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android/src/test/java/org/mozilla/mozstumbler/client/Upda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android/src/test/java/org/mozilla/mozstumbler/client/subactivities/FirstRunFrag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android/src/test/java/org/mozilla/mozstumbler/client/subactivities/Developer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android/src/test/java/org/mozilla/mozstumbler/client/subactivities/FileBug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android/src/test/java/org/mozilla/mozstumbler/service/stumblerthread/Repor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android/src/test/java/org/mozilla/mozstumbler/service/stumblerthread/datahandling/ClientDataStorage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android/src/test/java/org/mozilla/mozstumbler/service/stumblerthread/datahandling/DataStorage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android/src/test/java/org/mozilla/mozstumbler/service/stumblerthread/scanners/Location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android/src/test/java/org/mozilla/mozstumbler/service/stumblerthread/motiondetection/LocationChange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android/src/test/java/org/mozilla/mozstumbler/service/stumblerthread/motiondetection/LegacyMotion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android/src/test/java/org/mozilla/mozstumbler/service/utils/ShaUti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libraries/stumbler/src/test/java/DefaultPacka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libraries/stumbler/src/test/java/org/mozilla/mozstumbler/service/stumblerthread/datahandling/StumblerBundl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libraries/stumbler/src/test/java/org/mozilla/mozstumbler/service/stumblerthread/motiondetection/SignificantMotion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libraries/stumbler/src/test/java/org/mozilla/mozstumbler/service/uploadthread/UploadAlarm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libraries/stumbler/src/test/java/org/mozilla/mozstumbler/service/utils/NetworkInfo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zStumbler/libraries/stumbler/src/test/java/org/mozilla/mozstumbler/service/mainthread/PassiveService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aper-Wallet/Test/src/ru/valle/btc/BitcoinOutputStrea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aper-Wallet/Test/src/ru/valle/btc/BTCUti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aper-Wallet/Test/src/ru/valle/btc/TrulySecureRando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aper-Wallet/Test/src/ru/valle/btc/BitcoinInputStrea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aper-Wallet/Test/src/ru/valle/btc/Main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DriSMo/drismo.test/src/drismo/test/logic/QualityRa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umCampusApp/app/src/androidTest/java/de/tum/in/tumcampusapp/ChatMessageValidator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umCampusApp/app/src/androidTest/java/de/tum/in/tumcampusapp/RSASigner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reader/reader-web-common/src/test/java/com/sismics/reader/rest/BaseJerse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reader/reader-core/src/test/java/com/sismics/reader/BaseTransactiona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gpodnet/GPodnet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util/syndication/FeedDiscover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util/playback/Timelin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ui/PlaybackSonic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ui/Videoplayer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ui/Playbac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ui/Preferenc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testSetUpdateInterval</text:p>
          </table:table-cell>
          <table:table-cell table:style-name="ce2" office:value-type="string" calcext:value-type="string">
            <text:p>/home/bernardo/Repositorio/AntennaPod/app/src/androidTest/java/de/test/antennapod/ui/Preferenc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ui/Main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ui/UITestUti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ui/UI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storage/DBCleanup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storage/DBNullCleanupAlgorith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storage/DBWri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playbackHistorySetup</text:p>
          </table:table-cell>
          <table:table-cell table:style-name="ce2" office:value-type="string" calcext:value-type="string">
            <text:p>/home/bernardo/Repositorio/AntennaPod/app/src/androidTest/java/de/test/antennapod/storage/DBWri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queueTestSetupMultipleItems</text:p>
          </table:table-cell>
          <table:table-cell table:style-name="ce2" office:value-type="string" calcext:value-type="string">
            <text:p>/home/bernardo/Repositorio/AntennaPod/app/src/androidTest/java/de/test/antennapod/storage/DBWri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storage/DBTask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storage/DBRe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handler/Feed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service/download/HttpDownlo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FeedFile</text:p>
          </table:table-cell>
          <table:table-cell table:style-name="ce2" office:value-type="string" calcext:value-type="string">
            <text:p>/home/bernardo/Repositorio/AntennaPod/app/src/androidTest/java/de/test/antennapod/service/download/HttpDownlo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service/playback/PlaybackServiceTask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tennaPod/app/src/androidTest/java/de/test/antennapod/service/playback/PlaybackServiceMediaPlay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voicesmith/tests/src/de/jurihock/voicesmith/services/AudioServiceTestB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leorg-android/MobileOrg/src/instrumentTest/java/com/matburt/mobileorg/test/OrgData/OrgFilePars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leorg-android/MobileOrg/src/instrumentTest/java/com/matburt/mobileorg/test/OrgData/OrgFil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leorg-android/MobileOrg/src/instrumentTest/java/com/matburt/mobileorg/test/OrgData/OrgDataba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leorg-android/MobileOrg/src/instrumentTest/java/com/matburt/mobileorg/test/OrgData/OrgEdi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leorg-android/MobileOrg/src/instrumentTest/java/com/matburt/mobileorg/test/OrgData/OrgNod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leorg-android/MobileOrg/src/instrumentTest/java/com/matburt/mobileorg/test/Synchronizers/DropboxSynchroniz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Notification</text:p>
          </table:table-cell>
          <table:table-cell table:style-name="ce2" office:value-type="string" calcext:value-type="string">
            <text:p>/home/bernardo/Repositorio/mobileorg-android/MobileOrg/src/instrumentTest/java/com/matburt/mobileorg/test/Synchronizers/SynchronizerNotificationStub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leorg-android/MobileOrg/src/instrumentTest/java/com/matburt/mobileorg/test/Synchronizers/Synchroniz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ParentScenario</text:p>
          </table:table-cell>
          <table:table-cell table:style-name="ce2" office:value-type="string" calcext:value-type="string">
            <text:p>/home/bernardo/Repositorio/mobileorg-android/MobileOrg/src/instrumentTest/java/com/matburt/mobileorg/test/util/Org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leorg-android/MobileOrg/src/instrumentTest/java/com/matburt/mobileorg/test/Gui/Edit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leorg-android/MobileOrg/src/instrumentTest/java/com/matburt/mobileorg/test/Gui/LocationFrag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testSetup</text:p>
          </table:table-cell>
          <table:table-cell table:style-name="ce2" office:value-type="string" calcext:value-type="string">
            <text:p>/home/bernardo/Repositorio/mobileorg-android/MobileOrg/src/instrumentTest/java/com/matburt/mobileorg/test/Gui/LocationFrag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leorg-android/MobileOrg/src/instrumentTest/java/com/matburt/mobileorg/test/Gui/Agenda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leorg-android/MobileOrg/src/instrumentTest/java/com/matburt/mobileorg/test/Gui/TagsFrag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testSetup</text:p>
          </table:table-cell>
          <table:table-cell table:style-name="ce2" office:value-type="string" calcext:value-type="string">
            <text:p>/home/bernardo/Repositorio/mobileorg-android/MobileOrg/src/instrumentTest/java/com/matburt/mobileorg/test/Gui/TagsFrag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Tests</text:p>
          </table:table-cell>
          <table:table-cell table:style-name="ce2" office:value-type="string" calcext:value-type="string">
            <text:p>/home/bernardo/Repositorio/sick-stache/test/src/SickBeardHttps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Tests</text:p>
          </table:table-cell>
          <table:table-cell table:style-name="ce2" office:value-type="string" calcext:value-type="string">
            <text:p>/home/bernardo/Repositorio/sick-stache/test/src/SickBeard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BeforeClass</text:p>
          </table:table-cell>
          <table:table-cell table:style-name="ce2" office:value-type="string" calcext:value-type="string">
            <text:p>/home/bernardo/Repositorio/blokish/mobile/src/test/java/org/scoutant/blokish/model/Boar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blokish/mobile/src/test/java/org/scoutant/blokish/model/Boar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BeforeClass</text:p>
          </table:table-cell>
          <table:table-cell table:style-name="ce2" office:value-type="string" calcext:value-type="string">
            <text:p>/home/bernardo/Repositorio/blokish/mobile/src/test/java/org/scoutant/blokish/model/Gam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blokish/mobile/src/test/java/org/scoutant/blokish/model/Gam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BeforeClass</text:p>
          </table:table-cell>
          <table:table-cell table:style-name="ce2" office:value-type="string" calcext:value-type="string">
            <text:p>/home/bernardo/Repositorio/blokish/mobile/src/test/java/org/scoutant/blokish/model/AI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blokish/mobile/src/test/java/org/scoutant/blokish/model/AI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BeforeClass</text:p>
          </table:table-cell>
          <table:table-cell table:style-name="ce2" office:value-type="string" calcext:value-type="string">
            <text:p>/home/bernardo/Repositorio/blokish/mobile/src/test/java/org/scoutant/blokish/model/Pie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blokish/mobile/src/test/java/org/scoutant/blokish/model/Pie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ki-Android/AnkiDroid/src/androidTest/java/com.ichi2.anki.tests/Content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NewNote</text:p>
          </table:table-cell>
          <table:table-cell table:style-name="ce2" office:value-type="string" calcext:value-type="string">
            <text:p>/home/bernardo/Repositorio/Anki-Android/AnkiDroid/src/androidTest/java/com.ichi2.anki.tests/Content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rostwire-android/tests/src/com/frostwire/android/tests/search/SearchTest2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rostwire-android/tests/src/com/frostwire/android/tests/search/DeepSearch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rostwire-android/tests/src/com/frostwire/android/tests/vuze/VuzeDown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rostwire-android/tests/src/com/frostwire/android/tests/misc/MemLea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tests/src/com/owncloud/android/test/FileContent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automationTest/src/test/java/com/owncloud/android/test/ui/testSuites/RefreshFolder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automationTest/src/test/java/com/owncloud/android/test/ui/testSuites/DeleteFile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automationTest/src/test/java/com/owncloud/android/test/ui/testSuites/ShareLinkFile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automationTest/src/test/java/com/owncloud/android/test/ui/testSuites/RenameFolder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automationTest/src/test/java/com/owncloud/android/test/ui/testSuites/CreateFolder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automationTest/src/test/java/com/owncloud/android/test/ui/testSuites/Logout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automationTest/src/test/java/com/owncloud/android/test/ui/testSuites/DeleteFolder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automationTest/src/test/java/com/owncloud/android/test/ui/testSuites/MoveFolder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automationTest/src/test/java/com/owncloud/android/test/ui/testSuites/Passcode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automationTest/src/test/java/com/owncloud/android/test/ui/testSuites/Login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automationTest/src/test/java/com/owncloud/android/test/ui/testSuites/MoveFile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CommonDriver</text:p>
          </table:table-cell>
          <table:table-cell table:style-name="ce2" office:value-type="string" calcext:value-type="string">
            <text:p>/home/bernardo/Repositorio/third_parties/automationTest/src/test/java/com/owncloud/android/test/ui/testSuites/Commo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automationTest/src/test/java/com/owncloud/android/test/ui/testSuites/Upload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hird_parties/automationTest/src/test/java/com/owncloud/android/test/ui/testSuites/RenameFile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ls/app/src/androidTest/java/com/adam/aslfms/receiver/Abstract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ls/app/src/androidTest/java/com/adam/aslfms/receiver/MusicAPI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ls/app/src/androidTest/java/com/adam/aslfms/util/Trac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ls/app/src/androidTest/java/com/adam/aslfms/util/InternalTrackTransmit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epmobile/app/src/test/java/UnitConver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epmobile/app/src/test/java/IbwCalcul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epmobile/app/src/test/java/QtcCalcul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pg/OpenKeychain/src/test/java/org/sufficientlysecure/keychain/util/Iso7816TLV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pg/OpenKeychain/src/test/java/org/sufficientlysecure/keychain/util/ParcelableFileCach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apg/OpenKeychain/src/test/java/org/sufficientlysecure/keychain/operations/PromoteKey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pg/OpenKeychain/src/test/java/org/sufficientlysecure/keychain/operations/PromoteKey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apg/OpenKeychain/src/test/java/org/sufficientlysecure/keychain/operations/Certify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pg/OpenKeychain/src/test/java/org/sufficientlysecure/keychain/operations/Certify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apg/OpenKeychain/src/test/java/org/sufficientlysecure/keychain/operations/Expor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pg/OpenKeychain/src/test/java/org/sufficientlysecure/keychain/operations/Expor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apg/OpenKeychain/src/test/java/org/sufficientlysecure/keychain/pgp/UncachedKeyringCanonicaliz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pg/OpenKeychain/src/test/java/org/sufficientlysecure/keychain/pgp/UncachedKeyringCanonicaliz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apg/OpenKeychain/src/test/java/org/sufficientlysecure/keychain/pgp/UncachedKeyringMer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pg/OpenKeychain/src/test/java/org/sufficientlysecure/keychain/pgp/UncachedKeyringMer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apg/OpenKeychain/src/test/java/org/sufficientlysecure/keychain/pgp/UncachedKeyrin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pg/OpenKeychain/src/test/java/org/sufficientlysecure/keychain/pgp/UncachedKeyrin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apg/OpenKeychain/src/test/java/org/sufficientlysecure/keychain/pgp/PgpKey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pg/OpenKeychain/src/test/java/org/sufficientlysecure/keychain/pgp/PgpKey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apg/OpenKeychain/src/test/java/org/sufficientlysecure/keychain/pgp/PgpEncryptDecryp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pg/OpenKeychain/src/test/java/org/sufficientlysecure/keychain/pgp/PgpEncryptDecryp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Once</text:p>
          </table:table-cell>
          <table:table-cell table:style-name="ce2" office:value-type="string" calcext:value-type="string">
            <text:p>/home/bernardo/Repositorio/apg/OpenKeychain/src/test/java/org/sufficientlysecure/keychain/provider/ProviderHelperSav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pg/OpenKeychain/src/androidTest/java/org/sufficientlysecure/keychain/AsymmetricOperation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MFileManager/tests/src/com/cyanogenmod/filemanager/commands/shell/AbstractConsol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_packages_apps_CMFileManager/tests/src/com/cyanogenmod/filemanager/console/ConsoleBui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libs/editor/WordPressEditor/src/test/java/org/wordpress/android/editor/HtmlStyleTextWatch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libs/editor/WordPressEditor/src/test/java/org/wordpress/android/editor/JsCallback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libs/editor/WordPressEditor/src/androidTest/java/org.wordpress.android.editor/ZssEdi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libs/editor/WordPressEditor/src/androidTest/java/org.wordpress.android.editor/EditorFrag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PostUpload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DefaultMocksInstrumentation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database/WordPressDB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database/CommentTabl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networking/AuthenticatorReques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networking/WPNetworkImageView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util/WPHtm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util/AutolinkUti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util/ApiHelp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util/HealthChec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MockHttpServer</text:p>
          </table:table-cell>
          <table:table-cell table:style-name="ce2" office:value-type="string" calcext:value-type="string">
            <text:p>/home/bernardo/Repositorio/WordPress-Android/WordPress/src/androidTest/java/org/wordpress/android/util/HealthChec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ui/stats/Remote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ui/notifications/GCMIntent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ui/plans/Remote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models/Pos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models/Blo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WordPress-Android/WordPress/src/androidTest/java/org/wordpress/android/models/CategoryNodeInstrument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ageTurner/test/src/java/net/nightwhistler/pageturner/activity/Reading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ibberbot/tests/src/info/guardianproject/otr/app/im/plugin/xmpp/XMPPCertPi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ibberbot/tests/src/info/guardianproject/otr/app/im/ui/About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ibberbot/tests/src/net/java/otr4j/crypto/S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Application</text:p>
          </table:table-cell>
          <table:table-cell table:style-name="ce2" office:value-type="string" calcext:value-type="string">
            <text:p>/home/bernardo/Repositorio/Gibberbot/robo-tests/src/info/guardianproject/otr/app/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ibberbot/robo-tests/src/info/guardianproject/otr/app/im/app/Account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ibberbot/robo-tests/src/info/guardianproject/otr/app/im/app/Welcome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ibberbot/robo-tests/src/info/guardianproject/otr/app/im/plugin/xmpp/XmppConn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ibberbot/robo-tests/src/info/guardianproject/otr/app/im/plugin/xmpp/XmppStream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ibberbot/robo-tests/src/info/guardianproject/otr/app/im/plugin/xmpp/ServerTrust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ibberbot/robo-tests/src/info/guardianproject/otr/app/im/ui/About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ibberbot/robo-tests/src/net/java/otr4j/crypto/S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ibberbot/robo-tests/src/net/java/otr4j/session/OtrS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r-Cast/cctest/src/com/jadn/cc/test/Firs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r-Cast/cctest/src/com/jadn/cc/test/Podcas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r-Cast/cctest/src/com/jadn/cc/test/DeleteListenedTo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r-Cast/cctest/src/com/jadn/cc/test/WSJListenedTo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r-Cast/cctest/src/com/jadn/cc/test/PostDeleteMessa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ar-Cast/cctest/src/com/jadn/cc/test/Setting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larmClock/src/androidTest/java/com/better/alarm/test/Lis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Perf/android/tests/src/com/mobiperf/speedometer/test/TestPingTask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Perf/android/tests/src/com/mobiperf/speedometer/test/TestSchedulerBasic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Perf/android/tests/src/com/mobiperf/speedometer/test/Uti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Perf/android/tests/src/com/mobiperf/speedometer/test/TestMeasurementTaskB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obiPerf/android/tests/src/com/mobiperf/speedometer/test/TestHttpTask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BackendTest/src/org/crosswire/jsword/book/sword/Boo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BackendTest/src/org/crosswire/jsword/index/lucene/PdaLuceneIndex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BackendTest/src/org/crosswire/jsword/index/lucene/PdaLuceneIndex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BackendTest/src/org/crosswire/jsword/index/lucene/LuceneIndex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BackendTest/src/net/bible/android/Dictiona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BackendTest/src/net/bible/android/activity/Down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BackendTest/src/net/bible/android/device/SpeakText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BackendTest/src/net/bible/service/format/OSISInputStrea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BackendTest/src/net/bible/service/format/OsisToHtmlSax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BackendTest/src/net/bible/service/format/OsisToCanonicalTextSax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BackendTest/src/net/bible/service/download/XiphosRepo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BackendTest/src/net/bible/service/sword/SwordApi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Bible/test/net/bible/service/format/osistohtml/Verse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android/view/activity/page/VerseActionModeMedi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android/view/activity/page/VerseNoRan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android/control/page/CurrentBibleVer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android/control/page/window/WindowReposito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android/control/page/window/WindowContro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android/control/page/window/Window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android/control/page/window/WindowSynchronis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android/control/bookmark/BookmarkContro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android/control/versification/BibleTravers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InputStrea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HtmlTextWri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taghandler/List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taghandler/Note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taghandler/Milestone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taghandler/Verse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taghandler/Hi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taghandler/Table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taghandler/Q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taghandler/Div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taghandler/Reference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taghandler/Title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taghandler/L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strongs/Strongs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osishandlers/OsisToSpeakTextSax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format/osistohtml/osishandlers/OsisToCanonicalTextSaxHand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download/RepoBookDeduplic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sword/SwordContentFacad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sword/SwordDocumentFacad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-bible/and-bible/app/src/test/java/net/bible/service/css/CssContro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nupg-for-android/tests/src/info/guardianproject/gpg/test/RawGpgContact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nucash-android/app/src/test/java/org/gnucash/android/test/unit/db/SplitsDbAdap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nucash-android/app/src/test/java/org/gnucash/android/test/unit/db/TransactionsDbAdap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nucash-android/app/src/test/java/org/gnucash/android/test/unit/db/AccountsDbAdap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nucash-android/app/src/test/java/org/gnucash/android/test/unit/export/Backup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nucash-android/app/src/test/java/org/gnucash/android/test/unit/model/Mone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nucash-android/app/src/androidTest/java/org/gnucash/android/test/ui/CalculatorEditTex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nucash-android/app/src/androidTest/java/org/gnucash/android/test/ui/Transactions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nucash-android/app/src/androidTest/java/org/gnucash/android/test/ui/Accounts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nucash-android/app/src/androidTest/java/org/gnucash/android/test/ui/PieChartRepor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nucash-android/app/src/androidTest/java/org/gnucash/android/test/ui/FirstRunWizard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gnucash-android/app/src/androidTest/java/org/gnucash/android/test/ui/ExportTransac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client/app/src/androidTest/java/org/kontalk/ui/NumberValid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client/app/src/androidTest/java/org/kontalk/ui/Conversations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client/app/src/androidTest/java/org/kontalk/provider/Messages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testSetup</text:p>
          </table:table-cell>
          <table:table-cell table:style-name="ce2" office:value-type="string" calcext:value-type="string">
            <text:p>/home/bernardo/Repositorio/androidclient/app/src/androidTest/java/org/kontalk/provider/Messages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Napply/NapplyTest/src/fr/miximum/napply/tests/WidgetConfigu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ickmate/app/src/test/java/de/smasi/tickmate/Activiti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ickmate/app/src/test/java/de/smasi/tickmate/Databa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ickmate/app/src/test/java/de/smasi/tickmate/views/ChooseGroup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BehatReporter/test/headrevision/BehatReporter/report/Lo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onnectbot/tests/src/sk/vx/connectbot/HostBea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connectbot/tests/src/sk/vx/connectbot/HostList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MSSync/smssync/src/test/java/org/addhen/smssync/data/message/PostMessa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MSSync/smssync/src/test/java/org/addhen/smssync/domain/usecase/filter/DeleteFilterUseca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MSSync/smssync/src/test/java/org/addhen/smssync/domain/usecase/filter/AddFilterUseca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MSSync/smssync/src/test/java/org/addhen/smssync/domain/usecase/filter/ListFilterUseca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MSSync/smssync/src/test/java/org/addhen/smssync/domain/entity/MessageEnt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MSSync/smssync/src/test/java/org/addhen/smssync/domain/entity/SyncUrlEnt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MSSync/smssync/src/test/java/org/addhen/smssync/domain/entity/FilterEnt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MSSync/smssync/src/test/java/org/addhen/smssync/domain/entity/HttpNameValuePairEnt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MSSync/smssync/src/test/java/org/addhen/smssync/domain/entity/LogEnt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smdroid-master/osmdroid-forge-app/src/androidTest/java/org/osmdroid/forge/app/MapsForgeMapTileProviderDirec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ReGalAndroid/regalandroid-test/src/net/dahanne/android/regalandroid/its/ReGalAndroi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ReGalAndroid/jiwigo-ws-api/src/test/java/fr/mael/jiwigo/service/Category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ReGalAndroid/jiwigo-ws-api/src/test/java/fr/mael/jiwigo/service/Servic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ReGalAndroid/jiwigo-ws-api/src/test/java/fr/mael/jiwigo/service/Tag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ReGalAndroid/g3-java-client/src/test/java/net/dahanne/gallery3/client/business/G3Cli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9mail/tests/src/com/fsck/k9/mail/internet/DecoderUti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9mail/tests/src/com/fsck/k9/net/ssl/TrustManagerFacto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9mail/tests-on-jvm/src/com/fsck/k9/mail/internet/DecoderUti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9mail/tests-on-jvm/src/com/fsck/k9/mail/internet/MimeUtil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-PwdHash/tests/src/com/uploadedlobster/PwdHash/test/DomainExtra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-PwdHash/tests/src/com/uploadedlobster/PwdHash/test/Main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screenshots/Widge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testSetupAccountsForWidgetScreenshots</text:p>
          </table:table-cell>
          <table:table-cell table:style-name="ce2" office:value-type="string" calcext:value-type="string">
            <text:p>/home/bernardo/Repositorio/MyExpenses/myExpenses/src/androidTest/java/org/totschnig/myexpenses/test/screenshots/Widge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screenshots/TestMai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CategoriesShouldPopulateList</text:p>
          </table:table-cell>
          <table:table-cell table:style-name="ce2" office:value-type="string" calcext:value-type="string">
            <text:p>/home/bernardo/Repositorio/MyExpenses/myExpenses/src/androidTest/java/org/totschnig/myexpenses/test/espresso/ManageCategori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viewPagerIsSetup</text:p>
          </table:table-cell>
          <table:table-cell table:style-name="ce2" office:value-type="string" calcext:value-type="string">
            <text:p>/home/bernardo/Repositorio/MyExpenses/myExpenses/src/androidTest/java/org/totschnig/myexpenses/test/espresso/MyExpens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util/Fixtur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util/Fixtur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Categories</text:p>
          </table:table-cell>
          <table:table-cell table:style-name="ce2" office:value-type="string" calcext:value-type="string">
            <text:p>/home/bernardo/Repositorio/MyExpenses/myExpenses/src/androidTest/java/org/totschnig/myexpenses/test/util/Fixtur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misc/Local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misc/Help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model/Mode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model/Transa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model/Templat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model/Expor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provider/DateCalcul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provider/Accou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provider/Transa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MyExpenses/myExpenses/src/androidTest/java/org/totschnig/myexpenses/test/provider/Catego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AST/android/src/test/java/org/ligi/fast/testing/TheAppInfoLi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AST/android/src/androidTest/java/org/ligi/fast/testing/TheAppIconCach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AST/android/src/androidTest/java/org/ligi/fast/testing/TheSearch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AST/android/src/androidTest/java/org/ligi/fast/testing/TheAppInfoStor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FAST/android/src/androidTest/java/org/ligi/fast/testing/TheAppInfo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osmand/OsmAnd-java/test/java/net/osmand/router/RouteResultPrepa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Android-Terminal-Emulator/tests/emulatorview-test/src/jackpal/androidterm/emulatorview/TermKeyListen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yubioath-android/app/src/test/java/com/yubico/yubioath/fragments/AddAccountFrag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zandy/src/instrumentTest/java/com/gimranov/zandy/app/test/Mai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zandy/src/instrumentTest/java/com/gimranov/zandy/app/test/Api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PinDroid/app/src/androidTest/java/com/pindroid/test/providers/BookmarkContent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amlib-Info/samlib-core/src/test/java/monakhv/samlib/http/HttpClientControl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amlib-Info/samlib-core/src/test/java/monakhv/samlib/service/AuthorSearch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amlib-Info/samlib-core/src/test/java/monakhv/samlib/service/Samlib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globalSetUp</text:p>
          </table:table-cell>
          <table:table-cell table:style-name="ce2" office:value-type="string" calcext:value-type="string">
            <text:p>/home/bernardo/Repositorio/samlib-Info/samlib-core/src/test/java/monakhv/samlib/service/SamlibOpe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KeepScore/KeepScoreTest/src/com/nolanlawson/keepscore/test/Dat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rickytripper/app/src/test/java/de/koelle/christian/trickytripper/exchangerates/impl/ExchangeRateResultExtractorHttpGoogleImp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rickytripper/app/src/androidTest/java/de/koelle/christian/trickytripper/dataaccess/manual/exchangerateimport/AbstractCurrencyImpor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rickytripper/app/src/androidTest/java/de/koelle/christian/trickytripper/dataaccess/manual/exchangerateimport/ApiRespons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rickytripper/app/src/androidTest/java/de/koelle/christian/trickytripper/dataaccess/suite/exchange/ExchangeRatePrefsSave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rickytripper/app/src/androidTest/java/de/koelle/christian/trickytripper/dataaccess/suite/exchange/ExchangeRateImportSaveAnd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rickytripper/app/src/androidTest/java/de/koelle/christian/trickytripper/dataaccess/suite/exchange/ExchangeRateMultiDelet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rickytripper/app/src/androidTest/java/de/koelle/christian/trickytripper/dataaccess/suite/exchange/ExchangeRateSaveAnd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rickytripper/app/src/androidTest/java/de/koelle/christian/trickytripper/dataaccess/suite/payment/CheckTripExisten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rickytripper/app/src/androidTest/java/de/koelle/christian/trickytripper/dataaccess/suite/payment/SaveAndLoadPaymentToTrip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rickytripper/app/src/androidTest/java/de/koelle/christian/trickytripper/dataaccess/suite/payment/DeleteParticipantInTrip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rickytripper/app/src/androidTest/java/de/koelle/christian/trickytripper/dataaccess/suite/payment/SaveAndLoadUserToTrip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trickytripper/app/src/androidTest/java/de/koelle/christian/trickytripper/dataaccess/suite/payment/DeleteTrip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ubsonic/app/src/androidTest/java/github/daneren2005/dsub/activity/SubsonicFragment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up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/home/bernardo/Repositorio/Subsonic/app/src/androidTest/java/github/daneren2005/dsub/service/Download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updateOmitSetting</text:p>
          </table:table-cell>
          <table:table-cell table:style-name="ce2" office:value-type="string" calcext:value-type="string">
            <text:p>/home/bernardo/Repositorio/keepassdroid/app/src/androidTest/java/com/keepassdroid/tests/search/Search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resetAllSettings</text:p>
          </table:table-cell>
          <table:table-cell table:style-name="ce2" office:value-type="string" calcext:value-type="string">
            <text:p>/home/bernardo/Repositorio/MyTracks-master/MyTracksTest_E2E/src/com/google/android/apps/mytracks/endtoendtest/EndToEnd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eckFrequencyInSettings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MenuItem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TrackColorSettings_dynamic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Setting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TrackColorSettings_single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Setting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DefaultSettings</text:p>
          </table:table-cell>
          <table:table-cell table:style-name="ce2" office:value-type="string" calcext:value-type="string">
            <text:p>/home/bernardo/Repositorio/MyTracks-master/MyTracksTest/src/com/google/android/apps/mytracks/services/sensors/SensorManagerFacto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updateSettingsToView</text:p>
          </table:table-cell>
          <table:table-cell table:style-name="ce2" office:value-type="string" calcext:value-type="string">
            <text:p>/home/bernardo/Repositorio/helsinki-testbed2-android/src/main/java/fi/testbed2/android/activity/Animation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eckSettings_shouldCreateImapConnectionAndCallOpen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eckSettings_withOpenThrowing_shouldThrowMessagingException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reateUri_withSetting_shouldProvideUri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reateUri_withSettingsWithTLS_shouldProvideSSLUri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eckSettings_withHttpPrefixedServerName_shouldUseInsecureConnection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eckSettings_withWebDavUri_shouldUseInsecureConnection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eckSettings_withWebDavSslUri_shouldUseSecureConnection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eckSettings_withWebDavTlsUri_shouldUseSecureConnection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eckSettings_withOkResponse_shouldPerformFormBasedAuthentication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eckSettings_withInitialUnauthorizedResponse_shouldPerformBasicAuthentication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eckSettings_withUnauthorizedResponses_shouldThrow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eckSettings_withErrorResponse_shouldThrow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eckSettings_withSslException_shouldThrowCertificateValidationException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eckSettings_shouldRegisterHttpsSchemeWithRegistry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OpenSettingsActivity</text:p>
          </table:table-cell>
          <table:table-cell table:style-name="ce2" office:value-type="string" calcext:value-type="string">
            <text:p>/home/bernardo/Repositorio/reminders/app/src/androidTest/java/com/lostrealm/lembretes/Main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Settings</text:p>
          </table:table-cell>
          <table:table-cell table:style-name="ce2" office:value-type="string" calcext:value-type="string">
            <text:p>/home/bernardo/Repositorio/android-squeezer/Squeezer/src/androidTest/java/uk/org/ngo/squeezer/test/mock/SqueezeboxServerMoc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ForceRecreateKeyboardOnSettingKeyboardView</text:p>
          </table:table-cell>
          <table:table-cell table:style-name="ce2" office:value-type="string" calcext:value-type="string">
            <text:p>/home/bernardo/Repositorio/AnySoftKeyboard/src/test/java/com/anysoftkeyboard/AnySoftKeyboardKeyboardSwitch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SettingCorrectModeFromPrefs</text:p>
          </table:table-cell>
          <table:table-cell table:style-name="ce2" office:value-type="string" calcext:value-type="string">
            <text:p>/home/bernardo/Repositorio/AnySoftKeyboard/src/test/java/com/anysoftkeyboard/AnySoftKeyboardDictionaryEnablin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PwmWithSameProfileSettings</text:p>
          </table:table-cell>
          <table:table-cell table:style-name="ce2" office:value-type="string" calcext:value-type="string">
            <text:p>/home/bernardo/Repositorio/android-passwordmaker/PasswordMakerTests/src/org/passwordmaker/android/test/PasswordMakerMasterPasswordVerificationCod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SettingsException</text:p>
          </table:table-cell>
          <table:table-cell table:style-name="ce2" office:value-type="string" calcext:value-type="string">
            <text:p>/home/bernardo/Repositorio/c-geo-opensource/tests/src-android/cgeo/geocaching/Setting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Settings</text:p>
          </table:table-cell>
          <table:table-cell table:style-name="ce2" office:value-type="string" calcext:value-type="string">
            <text:p>/home/bernardo/Repositorio/c-geo-opensource/tests/src-android/cgeo/geocaching/Setting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shouldVerifyStoreSettings</text:p>
          </table:table-cell>
          <table:table-cell table:style-name="ce2" office:value-type="string" calcext:value-type="string">
            <text:p>/home/bernardo/Repositorio/sms-backup-plus/src/test/java/com/zegoggles/smssync/service/Backup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shouldVerifyStoreSettings</text:p>
          </table:table-cell>
          <table:table-cell table:style-name="ce2" office:value-type="string" calcext:value-type="string">
            <text:p>/home/bernardo/Repositorio/sms-backup-plus/src/test/java/com/zegoggles/smssync/service/Restore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shouldRespectBackgroundDataSetting</text:p>
          </table:table-cell>
          <table:table-cell table:style-name="ce2" office:value-type="string" calcext:value-type="string">
            <text:p>/home/bernardo/Repositorio/sms-backup-plus/src/test/java/com/zegoggles/smssync/service/SmsBackup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startSettingsFromHomeScreen</text:p>
          </table:table-cell>
          <table:table-cell table:style-name="ce2" office:value-type="string" calcext:value-type="string">
            <text:p>/home/bernardo/Repositorio/third_parties/androidTest/java/com/owncloud/android/uiautomator/Initia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lickOnSettingsButton</text:p>
          </table:table-cell>
          <table:table-cell table:style-name="ce2" office:value-type="string" calcext:value-type="string">
            <text:p>/home/bernardo/Repositorio/third_parties/automationTest/src/test/java/com/owncloud/android/test/ui/models/MenuLi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getSettingsView</text:p>
          </table:table-cell>
          <table:table-cell table:style-name="ce2" office:value-type="string" calcext:value-type="string">
            <text:p>/home/bernardo/Repositorio/third_parties/automationTest/src/test/java/com/owncloud/android/test/ui/models/FileList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assertIsInSettingsView</text:p>
          </table:table-cell>
          <table:table-cell table:style-name="ce2" office:value-type="string" calcext:value-type="string">
            <text:p>/home/bernardo/Repositorio/third_parties/automationTest/src/test/java/com/owncloud/android/test/ui/testSuites/Commo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onSettingsClicked</text:p>
          </table:table-cell>
          <table:table-cell table:style-name="ce2" office:value-type="string" calcext:value-type="string">
            <text:p>/home/bernardo/Repositorio/WordPress-Android/libs/editor/WordPressEditor/src/androidTest/java/org.wordpress.android.editor/MockEditor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SettingCipherSuites</text:p>
          </table:table-cell>
          <table:table-cell table:style-name="ce2" office:value-type="string" calcext:value-type="string">
            <text:p>/home/bernardo/Repositorio/Gibberbot/tests/src/info/guardianproject/otr/app/im/plugin/xmpp/XMPPCertPi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settingNameShouldNotChangeFullName</text:p>
          </table:table-cell>
          <table:table-cell table:style-name="ce2" office:value-type="string" calcext:value-type="string">
            <text:p>/home/bernardo/Repositorio/gnucash-android/app/src/test/java/org/gnucash/android/test/unit/model/Accou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settingCommodity_shouldSetCurrencyCode</text:p>
          </table:table-cell>
          <table:table-cell table:style-name="ce2" office:value-type="string" calcext:value-type="string">
            <text:p>/home/bernardo/Repositorio/gnucash-android/app/src/test/java/org/gnucash/android/test/unit/model/Accou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settingCurrencyCode_shouldNotSetCommodity</text:p>
          </table:table-cell>
          <table:table-cell table:style-name="ce2" office:value-type="string" calcext:value-type="string">
            <text:p>/home/bernardo/Repositorio/gnucash-android/app/src/test/java/org/gnucash/android/test/unit/model/Accou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hildAccountsShouldUseParentTransferAccountSetting</text:p>
          </table:table-cell>
          <table:table-cell table:style-name="ce2" office:value-type="string" calcext:value-type="string">
            <text:p>/home/bernardo/Repositorio/gnucash-android/app/src/androidTest/java/org/gnucash/android/test/ui/Transactions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EnterSettingsAndConfigurePiwigoGallery</text:p>
          </table:table-cell>
          <table:table-cell table:style-name="ce2" office:value-type="string" calcext:value-type="string">
            <text:p>/home/bernardo/Repositorio/ReGalAndroid/regalandroid-test/src/net/dahanne/android/regalandroid/its/ReGalAndroi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settingsScreenIsOpened</text:p>
          </table:table-cell>
          <table:table-cell table:style-name="ce2" office:value-type="string" calcext:value-type="string">
            <text:p>/home/bernardo/Repositorio/MyExpenses/myExpenses/src/androidTest/java/org/totschnig/myexpenses/test/espresso/MyExpens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ShouldIgnoreSpaceAfterQueryWhenThisSettingIsActive</text:p>
          </table:table-cell>
          <table:table-cell table:style-name="ce2" office:value-type="string" calcext:value-type="string">
            <text:p>/home/bernardo/Repositorio/FAST/android/src/test/java/org/ligi/fast/testing/TheAppInfoLi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ShouldNotIgnoreSpaceAfterQueryWhenSettingInactive</text:p>
          </table:table-cell>
          <table:table-cell table:style-name="ce2" office:value-type="string" calcext:value-type="string">
            <text:p>/home/bernardo/Repositorio/FAST/android/src/test/java/org/ligi/fast/testing/TheAppInfoLi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createExportSettings</text:p>
          </table:table-cell>
          <table:table-cell table:style-name="ce2" office:value-type="string" calcext:value-type="string">
            <text:p>/home/bernardo/Repositorio/trickytripper/app/src/test/java/de/koelle/christian/trickytripper/export/impl/ExporterImp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waitForServiceStopped</text:p>
          </table:table-cell>
          <table:table-cell table:style-name="ce2" office:value-type="string" calcext:value-type="string">
            <text:p>/home/bernardo/Repositorio/andstatus/app/src/androidTest/java/org/andstatus/app/service/MyServiceTestHelp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isGooglePlayServicesLatest</text:p>
          </table:table-cell>
          <table:table-cell table:style-name="ce2" office:value-type="string" calcext:value-type="string">
            <text:p>/home/bernardo/Repositorio/MyTracks-master/MyTracksTest_E2E/src/com/google/android/apps/mytracks/endtoendtest/EndToEnd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OnReceive_startService</text:p>
          </table:table-cell>
          <table:table-cell table:style-name="ce2" office:value-type="string" calcext:value-type="string">
            <text:p>/home/bernardo/Repositorio/MyTracks-master/MyTracksTest/src/com/google/android/apps/mytracks/Boot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OnReceive_noStartService</text:p>
          </table:table-cell>
          <table:table-cell table:style-name="ce2" office:value-type="string" calcext:value-type="string">
            <text:p>/home/bernardo/Repositorio/MyTracks-master/MyTracksTest/src/com/google/android/apps/mytracks/Boot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isServiceExisted</text:p>
          </table:table-cell>
          <table:table-cell table:style-name="ce2" office:value-type="string" calcext:value-type="string">
            <text:p>/home/bernardo/Repositorio/MyTracks-master/MyTracksTest/src/com/google/android/apps/mytracks/Boot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tartForegroundService</text:p>
          </table:table-cell>
          <table:table-cell table:style-name="ce2" office:value-type="string" calcext:value-type="string">
            <text:p>/home/bernardo/Repositorio/MyTracks-master/MyTracksTest/src/com/google/android/apps/mytracks/services/TestRecordingServic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topForegroundService</text:p>
          </table:table-cell>
          <table:table-cell table:style-name="ce2" office:value-type="string" calcext:value-type="string">
            <text:p>/home/bernardo/Repositorio/MyTracks-master/MyTracksTest/src/com/google/android/apps/mytracks/services/TestRecordingServic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tartControlRecordingService</text:p>
          </table:table-cell>
          <table:table-cell table:style-name="ce2" office:value-type="string" calcext:value-type="string">
            <text:p>/home/bernardo/Repositorio/MyTracks-master/MyTracksTest/src/com/google/android/apps/mytracks/services/ControlRecording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bindService</text:p>
          </table:table-cell>
          <table:table-cell table:style-name="ce2" office:value-type="string" calcext:value-type="string">
            <text:p>/home/bernardo/Repositorio/MyTracks-master/MyTracksTest/src/com/google/android/apps/mytracks/services/TrackRecording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hutdownService</text:p>
          </table:table-cell>
          <table:table-cell table:style-name="ce2" office:value-type="string" calcext:value-type="string">
            <text:p>/home/bernardo/Repositorio/MyTracks-master/MyTracksTest/src/com/google/android/apps/mytracks/services/TrackRecording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bindAndGetService</text:p>
          </table:table-cell>
          <table:table-cell table:style-name="ce2" office:value-type="string" calcext:value-type="string">
            <text:p>/home/bernardo/Repositorio/MyTracks-master/MyTracksTest/src/com/google/android/apps/mytracks/services/TrackRecording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Run_noService</text:p>
          </table:table-cell>
          <table:table-cell table:style-name="ce2" office:value-type="string" calcext:value-type="string">
            <text:p>/home/bernardo/Repositorio/MyTracks-master/MyTracksTest/src/com/google/android/apps/mytracks/services/tasks/AnnouncementPeriodi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onServiceConnected</text:p>
          </table:table-cell>
          <table:table-cell table:style-name="ce2" office:value-type="string" calcext:value-type="string">
            <text:p>/home/bernardo/Repositorio/servdroid/android/ServDroidServiceExample/src/test/service/MainActivityOld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onServiceDisconnected</text:p>
          </table:table-cell>
          <table:table-cell table:style-name="ce2" office:value-type="string" calcext:value-type="string">
            <text:p>/home/bernardo/Repositorio/servdroid/android/ServDroidServiceExample/src/test/service/MainActivityOld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getAsyncQueryService</text:p>
          </table:table-cell>
          <table:table-cell table:style-name="ce2" office:value-type="string" calcext:value-type="string">
            <text:p>/home/bernardo/Repositorio/standalone-calendar/tests/src/com/android/calendar/event/EditEventHelp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Service</text:p>
          </table:table-cell>
          <table:table-cell table:style-name="ce2" office:value-type="string" calcext:value-type="string">
            <text:p>/home/bernardo/Repositorio/c-geo-opensource/tests/src-android/cgeo/geocaching/connector/trackable/GeolutinsPars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clickMasterService</text:p>
          </table:table-cell>
          <table:table-cell table:style-name="ce2" office:value-type="string" calcext:value-type="string">
            <text:p>/home/bernardo/Repositorio/safe/SafeDemo/src/org/openintents/samples/testsafe/TestSaf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clickMasterServiceDispatch</text:p>
          </table:table-cell>
          <table:table-cell table:style-name="ce2" office:value-type="string" calcext:value-type="string">
            <text:p>/home/bernardo/Repositorio/safe/SafeDemo/src/org/openintents/samples/testsafe/TestSaf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initService</text:p>
          </table:table-cell>
          <table:table-cell table:style-name="ce2" office:value-type="string" calcext:value-type="string">
            <text:p>/home/bernardo/Repositorio/safe/SafeDemo/src/org/openintents/samples/testsafe/TestSaf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releaseService</text:p>
          </table:table-cell>
          <table:table-cell table:style-name="ce2" office:value-type="string" calcext:value-type="string">
            <text:p>/home/bernardo/Repositorio/safe/SafeDemo/src/org/openintents/samples/testsafe/TestSaf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onServiceConnected</text:p>
          </table:table-cell>
          <table:table-cell table:style-name="ce2" office:value-type="string" calcext:value-type="string">
            <text:p>/home/bernardo/Repositorio/safe/SafeDemo/src/org/openintents/samples/testsafe/TestSaf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onServiceDisconnected</text:p>
          </table:table-cell>
          <table:table-cell table:style-name="ce2" office:value-type="string" calcext:value-type="string">
            <text:p>/home/bernardo/Repositorio/safe/SafeDemo/src/org/openintents/samples/testsafe/TestSaf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getServiceLocator</text:p>
          </table:table-cell>
          <table:table-cell table:style-name="ce2" office:value-type="string" calcext:value-type="string">
            <text:p>/home/bernardo/Repositorio/MozStumbler/libraries/stumbler/src/test/java/org/mozilla/mozstumbler/svclocator/services/ISampleInterfac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getServiceLocator</text:p>
          </table:table-cell>
          <table:table-cell table:style-name="ce2" office:value-type="string" calcext:value-type="string">
            <text:p>/home/bernardo/Repositorio/MozStumbler/libraries/stumbler/src/test/java/org/mozilla/mozstumbler/svclocator/services/SampleImplementatio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NPEBug_1130052_startService</text:p>
          </table:table-cell>
          <table:table-cell table:style-name="ce2" office:value-type="string" calcext:value-type="string">
            <text:p>/home/bernardo/Repositorio/MozStumbler/libraries/stumbler/src/test/java/org/mozilla/mozstumbler/service/uploadthread/UploadAlarm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NPEBug_1130052_NoNPEOnAlarmService</text:p>
          </table:table-cell>
          <table:table-cell table:style-name="ce2" office:value-type="string" calcext:value-type="string">
            <text:p>/home/bernardo/Repositorio/MozStumbler/libraries/stumbler/src/test/java/org/mozilla/mozstumbler/service/uploadthread/UploadAlarm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NPEBug_1130052_ValidIntentOnAlarmService</text:p>
          </table:table-cell>
          <table:table-cell table:style-name="ce2" office:value-type="string" calcext:value-type="string">
            <text:p>/home/bernardo/Repositorio/MozStumbler/libraries/stumbler/src/test/java/org/mozilla/mozstumbler/service/uploadthread/UploadAlarm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StumblerServiceOnHandleIntent</text:p>
          </table:table-cell>
          <table:table-cell table:style-name="ce2" office:value-type="string" calcext:value-type="string">
            <text:p>/home/bernardo/Repositorio/MozStumbler/libraries/stumbler/src/test/java/org/mozilla/mozstumbler/service/mainthread/PassiveService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onServiceFailed</text:p>
          </table:table-cell>
          <table:table-cell table:style-name="ce2" office:value-type="string" calcext:value-type="string">
            <text:p>/home/bernardo/Repositorio/voicesmith/tests/src/de/jurihock/voicesmith/services/AudioServiceTestB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tartService</text:p>
          </table:table-cell>
          <table:table-cell table:style-name="ce2" office:value-type="string" calcext:value-type="string">
            <text:p>/home/bernardo/Repositorio/voicesmith/tests/src/de/jurihock/voicesmith/services/AudioServiceTestB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ServiceStartable</text:p>
          </table:table-cell>
          <table:table-cell table:style-name="ce2" office:value-type="string" calcext:value-type="string">
            <text:p>/home/bernardo/Repositorio/voicesmith/tests/src/de/jurihock/voicesmith/services/AudioServiceTestB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ServiceBindable</text:p>
          </table:table-cell>
          <table:table-cell table:style-name="ce2" office:value-type="string" calcext:value-type="string">
            <text:p>/home/bernardo/Repositorio/voicesmith/tests/src/de/jurihock/voicesmith/services/AudioServiceTestB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getServiceClass</text:p>
          </table:table-cell>
          <table:table-cell table:style-name="ce2" office:value-type="string" calcext:value-type="string">
            <text:p>/home/bernardo/Repositorio/voicesmith/tests/src/de/jurihock/voicesmith/services/MockableService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tartService</text:p>
          </table:table-cell>
          <table:table-cell table:style-name="ce2" office:value-type="string" calcext:value-type="string">
            <text:p>/home/bernardo/Repositorio/voicesmith/tests/src/de/jurihock/voicesmith/services/MockableService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tartService</text:p>
          </table:table-cell>
          <table:table-cell table:style-name="ce2" office:value-type="string" calcext:value-type="string">
            <text:p>/home/bernardo/Repositorio/voicesmith/tests/src/de/jurihock/voicesmith/services/MockableService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tartService</text:p>
          </table:table-cell>
          <table:table-cell table:style-name="ce2" office:value-type="string" calcext:value-type="string">
            <text:p>/home/bernardo/Repositorio/sls/app/src/androidTest/java/com/adam/aslfms/receiver/Abstract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getStartedServices</text:p>
          </table:table-cell>
          <table:table-cell table:style-name="ce2" office:value-type="string" calcext:value-type="string">
            <text:p>/home/bernardo/Repositorio/sls/app/src/androidTest/java/com/adam/aslfms/receiver/Abstract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assertServiceIntentStatus</text:p>
          </table:table-cell>
          <table:table-cell table:style-name="ce2" office:value-type="string" calcext:value-type="string">
            <text:p>/home/bernardo/Repositorio/sls/app/src/androidTest/java/com/adam/aslfms/receiver/Abstract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assertServiceIntentExists</text:p>
          </table:table-cell>
          <table:table-cell table:style-name="ce2" office:value-type="string" calcext:value-type="string">
            <text:p>/home/bernardo/Repositorio/sls/app/src/androidTest/java/com/adam/aslfms/receiver/Abstract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assertServiceIntentDoesntExist</text:p>
          </table:table-cell>
          <table:table-cell table:style-name="ce2" office:value-type="string" calcext:value-type="string">
            <text:p>/home/bernardo/Repositorio/sls/app/src/androidTest/java/com/adam/aslfms/receiver/Abstract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assertServiceIntentExistence</text:p>
          </table:table-cell>
          <table:table-cell table:style-name="ce2" office:value-type="string" calcext:value-type="string">
            <text:p>/home/bernardo/Repositorio/sls/app/src/androidTest/java/com/adam/aslfms/receiver/Abstract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houldSuccessfullyRouteSMSToASingleWebService</text:p>
          </table:table-cell>
          <table:table-cell table:style-name="ce2" office:value-type="string" calcext:value-type="string">
            <text:p>/home/bernardo/Repositorio/SMSSync/smssync/src/test/java/org/addhen/smssync/data/message/PostMessa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houldSuccessfullyRouteSMSToTwoWebServices</text:p>
          </table:table-cell>
          <table:table-cell table:style-name="ce2" office:value-type="string" calcext:value-type="string">
            <text:p>/home/bernardo/Repositorio/SMSSync/smssync/src/test/java/org/addhen/smssync/data/message/PostMessa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houldSuccessfullyRouteSMSToSingleWebServiceWithServerResponse</text:p>
          </table:table-cell>
          <table:table-cell table:style-name="ce2" office:value-type="string" calcext:value-type="string">
            <text:p>/home/bernardo/Repositorio/SMSSync/smssync/src/test/java/org/addhen/smssync/data/message/PostMessa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houldSetWebServiceEntity</text:p>
          </table:table-cell>
          <table:table-cell table:style-name="ce2" office:value-type="string" calcext:value-type="string">
            <text:p>/home/bernardo/Repositorio/SMSSync/smssync/src/test/java/org/addhen/smssync/domain/entity/SyncUrlEnt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getWebServiceEntity</text:p>
          </table:table-cell>
          <table:table-cell table:style-name="ce2" office:value-type="string" calcext:value-type="string">
            <text:p>/home/bernardo/Repositorio/SMSSync/smssync/src/test/java/org/addhen/smssync/domain/entity/DomainEntityFixtur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gitServerHostAddress</text:p>
          </table:table-cell>
          <table:table-cell table:style-name="ce2" office:value-type="string" calcext:value-type="string">
            <text:p>/home/bernardo/Repositorio/agit/agit-test-utils/src/main/java/com/madgag/agit/Git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integrationGitServerURIFor</text:p>
          </table:table-cell>
          <table:table-cell table:style-name="ce2" office:value-type="string" calcext:value-type="string">
            <text:p>/home/bernardo/Repositorio/agit/agit-test-utils/src/main/java/com/madgag/agit/Git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CloneNonBareRepoFromLocalTestServer</text:p>
          </table:table-cell>
          <table:table-cell table:style-name="ce2" office:value-type="string" calcext:value-type="string">
            <text:p>/home/bernardo/Repositorio/agit/agit-integration-tests/src/main/java/com/madgag/agit/Git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FetchUpdatesOnCloneFromLocalTestServer</text:p>
          </table:table-cell>
          <table:table-cell table:style-name="ce2" office:value-type="string" calcext:value-type="string">
            <text:p>/home/bernardo/Repositorio/agit/agit-integration-tests/src/main/java/com/madgag/agit/Git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FetchUpdatesFromLocalTestServer</text:p>
          </table:table-cell>
          <table:table-cell table:style-name="ce2" office:value-type="string" calcext:value-type="string">
            <text:p>/home/bernardo/Repositorio/agit/agit-integration-tests/src/main/java/com/madgag/agit/Git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PullUpdatesFromLocalTestServer</text:p>
          </table:table-cell>
          <table:table-cell table:style-name="ce2" office:value-type="string" calcext:value-type="string">
            <text:p>/home/bernardo/Repositorio/agit/agit-integration-tests/src/main/java/com/madgag/agit/GitAsyn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onServerStatusChanged</text:p>
          </table:table-cell>
          <table:table-cell table:style-name="ce2" office:value-type="string" calcext:value-type="string">
            <text:p>/home/bernardo/Repositorio/servdroid/android/ServDroidServiceExample/src/test/service/Main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tartServerAndCreateImapConnection</text:p>
          </table:table-cell>
          <table:table-cell table:style-name="ce2" office:value-type="string" calcext:value-type="string">
            <text:p>/home/bernardo/Repositorio/k-9/k9mail-library/src/test/java/com/fsck/k9/mail/store/imap/ImapConn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checkServerTrusted</text:p>
          </table:table-cell>
          <table:table-cell table:style-name="ce2" office:value-type="string" calcext:value-type="string">
            <text:p>/home/bernardo/Repositorio/k-9/k9mail-library/src/test/java/com/fsck/k9/mail/store/imap/ImapConn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waitForMockServerThread</text:p>
          </table:table-cell>
          <table:table-cell table:style-name="ce2" office:value-type="string" calcext:value-type="string">
            <text:p>/home/bernardo/Repositorio/k-9/k9mail-library/src/test/java/com/fsck/k9/mail/store/imap/mockserver/MockImapServ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checkServerRunning</text:p>
          </table:table-cell>
          <table:table-cell table:style-name="ce2" office:value-type="string" calcext:value-type="string">
            <text:p>/home/bernardo/Repositorio/k-9/k9mail-library/src/test/java/com/fsck/k9/mail/store/imap/mockserver/MockImapServ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checkServerNotRunning</text:p>
          </table:table-cell>
          <table:table-cell table:style-name="ce2" office:value-type="string" calcext:value-type="string">
            <text:p>/home/bernardo/Repositorio/k-9/k9mail-library/src/test/java/com/fsck/k9/mail/store/imap/mockserver/MockImapServ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acceptConnectionAndCloseServerSocket</text:p>
          </table:table-cell>
          <table:table-cell table:style-name="ce2" office:value-type="string" calcext:value-type="string">
            <text:p>/home/bernardo/Repositorio/k-9/k9mail-library/src/test/java/com/fsck/k9/mail/store/imap/mockserver/MockImapServ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checkSettings_withHttpPrefixedServerName_shouldUseInsecureConnection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DifferentCertificatesOnSameServer</text:p>
          </table:table-cell>
          <table:table-cell table:style-name="ce2" office:value-type="string" calcext:value-type="string">
            <text:p>/home/bernardo/Repositorio/k-9/k9mail-library/src/androidTest/java/com/fsck/k9/mail/ssl/TrustManagerFacto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localMessageWithCopyOnServer</text:p>
          </table:table-cell>
          <table:table-cell table:style-name="ce2" office:value-type="string" calcext:value-type="string">
            <text:p>/home/bernardo/Repositorio/k-9/k9mail/src/test/java/com/fsck/k9/controller/MessagingControl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getCertificateErrorNotificationId_forIncomingServerWithDefaultAccount</text:p>
          </table:table-cell>
          <table:table-cell table:style-name="ce2" office:value-type="string" calcext:value-type="string">
            <text:p>/home/bernardo/Repositorio/k-9/k9mail/src/test/java/com/fsck/k9/notification/NotificationId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getCertificateErrorNotificationId_forIncomingServerWithSecondAccount</text:p>
          </table:table-cell>
          <table:table-cell table:style-name="ce2" office:value-type="string" calcext:value-type="string">
            <text:p>/home/bernardo/Repositorio/k-9/k9mail/src/test/java/com/fsck/k9/notification/NotificationId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getCertificateErrorNotificationId_forOutgoingServerWithDefaultAccount</text:p>
          </table:table-cell>
          <table:table-cell table:style-name="ce2" office:value-type="string" calcext:value-type="string">
            <text:p>/home/bernardo/Repositorio/k-9/k9mail/src/test/java/com/fsck/k9/notification/NotificationId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getCertificateErrorNotificationId_forOutgoingServerWithSecondAccount</text:p>
          </table:table-cell>
          <table:table-cell table:style-name="ce2" office:value-type="string" calcext:value-type="string">
            <text:p>/home/bernardo/Repositorio/k-9/k9mail/src/test/java/com/fsck/k9/notification/NotificationId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getAuthenticationErrorNotificationId_forIncomingServerWithDefaultAccount</text:p>
          </table:table-cell>
          <table:table-cell table:style-name="ce2" office:value-type="string" calcext:value-type="string">
            <text:p>/home/bernardo/Repositorio/k-9/k9mail/src/test/java/com/fsck/k9/notification/NotificationId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getAuthenticationErrorNotificationId_forIncomingServerWithSecondAccount</text:p>
          </table:table-cell>
          <table:table-cell table:style-name="ce2" office:value-type="string" calcext:value-type="string">
            <text:p>/home/bernardo/Repositorio/k-9/k9mail/src/test/java/com/fsck/k9/notification/NotificationId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getAuthenticationErrorNotificationId_forOutgoingServerWithDefaultAccount</text:p>
          </table:table-cell>
          <table:table-cell table:style-name="ce2" office:value-type="string" calcext:value-type="string">
            <text:p>/home/bernardo/Repositorio/k-9/k9mail/src/test/java/com/fsck/k9/notification/NotificationId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getAuthenticationErrorNotificationId_forOutgoingServerWithSecondAccount</text:p>
          </table:table-cell>
          <table:table-cell table:style-name="ce2" office:value-type="string" calcext:value-type="string">
            <text:p>/home/bernardo/Repositorio/k-9/k9mail/src/test/java/com/fsck/k9/notification/NotificationId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ShowCertificateErrorNotificationForIncomingServer</text:p>
          </table:table-cell>
          <table:table-cell table:style-name="ce2" office:value-type="string" calcext:value-type="string">
            <text:p>/home/bernardo/Repositorio/k-9/k9mail/src/test/java/com/fsck/k9/notification/CertificateError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ClearCertificateErrorNotificationsForIncomingServer</text:p>
          </table:table-cell>
          <table:table-cell table:style-name="ce2" office:value-type="string" calcext:value-type="string">
            <text:p>/home/bernardo/Repositorio/k-9/k9mail/src/test/java/com/fsck/k9/notification/CertificateError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ShowCertificateErrorNotificationForOutgoingServer</text:p>
          </table:table-cell>
          <table:table-cell table:style-name="ce2" office:value-type="string" calcext:value-type="string">
            <text:p>/home/bernardo/Repositorio/k-9/k9mail/src/test/java/com/fsck/k9/notification/CertificateError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ClearCertificateErrorNotificationsForOutgoingServer</text:p>
          </table:table-cell>
          <table:table-cell table:style-name="ce2" office:value-type="string" calcext:value-type="string">
            <text:p>/home/bernardo/Repositorio/k-9/k9mail/src/test/java/com/fsck/k9/notification/CertificateError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howAuthenticationErrorNotification_withIncomingServer_shouldCreateNotification</text:p>
          </table:table-cell>
          <table:table-cell table:style-name="ce2" office:value-type="string" calcext:value-type="string">
            <text:p>/home/bernardo/Repositorio/k-9/k9mail/src/test/java/com/fsck/k9/notification/AuthenticationError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clearAuthenticationErrorNotification_withIncomingServer_shouldCancelNotification</text:p>
          </table:table-cell>
          <table:table-cell table:style-name="ce2" office:value-type="string" calcext:value-type="string">
            <text:p>/home/bernardo/Repositorio/k-9/k9mail/src/test/java/com/fsck/k9/notification/AuthenticationError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howAuthenticationErrorNotification_withOutgoingServer_shouldCreateNotification</text:p>
          </table:table-cell>
          <table:table-cell table:style-name="ce2" office:value-type="string" calcext:value-type="string">
            <text:p>/home/bernardo/Repositorio/k-9/k9mail/src/test/java/com/fsck/k9/notification/AuthenticationError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clearAuthenticationErrorNotification_withOutgoingServer_shouldCancelNotification</text:p>
          </table:table-cell>
          <table:table-cell table:style-name="ce2" office:value-type="string" calcext:value-type="string">
            <text:p>/home/bernardo/Repositorio/k-9/k9mail/src/test/java/com/fsck/k9/notification/AuthenticationErrorNotificatio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AuthenticatedServer</text:p>
          </table:table-cell>
          <table:table-cell table:style-name="ce2" office:value-type="string" calcext:value-type="string">
            <text:p>/home/bernardo/Repositorio/android-squeezer/Squeezer/src/androidTest/java/uk/org/ngo/squeezer/test/mock/SqueezeboxServerMoc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ConnectProtectedServer</text:p>
          </table:table-cell>
          <table:table-cell table:style-name="ce2" office:value-type="string" calcext:value-type="string">
            <text:p>/home/bernardo/Repositorio/android-squeezer/Squeezer/src/androidTest/java/uk/org/ngo/squeezer/test/server/Squeeze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registerObserver</text:p>
          </table:table-cell>
          <table:table-cell table:style-name="ce2" office:value-type="string" calcext:value-type="string">
            <text:p>/home/bernardo/Repositorio/AnySoftKeyboard/src/test/java/com/anysoftkeyboard/dictionaries/TestableBTreeDictionar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FHEMServerSpecSerializeDeserialize</text:p>
          </table:table-cell>
          <table:table-cell table:style-name="ce2" office:value-type="string" calcext:value-type="string">
            <text:p>/home/bernardo/Repositorio/andFHEM/src/test/java/li/klass/fhem/service/connection/Connection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withServerSpec</text:p>
          </table:table-cell>
          <table:table-cell table:style-name="ce2" office:value-type="string" calcext:value-type="string">
            <text:p>/home/bernardo/Repositorio/andFHEM/src/androidTest/java/li/klass/fhem/instrumentation/infrastructure/matchers/MyMatcher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withServerType</text:p>
          </table:table-cell>
          <table:table-cell table:style-name="ce2" office:value-type="string" calcext:value-type="string">
            <text:p>/home/bernardo/Repositorio/andFHEM/src/androidTest/java/li/klass/fhem/instrumentation/infrastructure/matchers/MyMatcher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electServerType</text:p>
          </table:table-cell>
          <table:table-cell table:style-name="ce2" office:value-type="string" calcext:value-type="string">
            <text:p>/home/bernardo/Repositorio/andFHEM/src/androidTest/java/li/klass/fhem/instrumentation/connection/ConnectionTelnetAndroi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electServerType</text:p>
          </table:table-cell>
          <table:table-cell table:style-name="ce2" office:value-type="string" calcext:value-type="string">
            <text:p>/home/bernardo/Repositorio/andFHEM/src/androidTest/java/li/klass/fhem/instrumentation/connection/ConnectionFHEMWEBAndroi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tartHttpServer</text:p>
          </table:table-cell>
          <table:table-cell table:style-name="ce2" office:value-type="string" calcext:value-type="string">
            <text:p>/home/bernardo/Repositorio/reader/reader-web-common/src/test/java/com/sismics/reader/rest/BaseJerse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getServerStatusTextElement</text:p>
          </table:table-cell>
          <table:table-cell table:style-name="ce2" office:value-type="string" calcext:value-type="string">
            <text:p>/home/bernardo/Repositorio/third_parties/automationTest/src/test/java/com/owncloud/android/test/ui/models/LoginForm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etupMockHttpServer</text:p>
          </table:table-cell>
          <table:table-cell table:style-name="ce2" office:value-type="string" calcext:value-type="string">
            <text:p>/home/bernardo/Repositorio/WordPress-Android/WordPress/src/androidTest/java/org/wordpress/android/util/HealthChec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replaceServerMagicName</text:p>
          </table:table-cell>
          <table:table-cell table:style-name="ce2" office:value-type="string" calcext:value-type="string">
            <text:p>/home/bernardo/Repositorio/WordPress-Android/WordPress/src/androidTest/java/org/wordpress/android/util/HealthChec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ApproveSubscription_serverBuddies</text:p>
          </table:table-cell>
          <table:table-cell table:style-name="ce2" office:value-type="string" calcext:value-type="string">
            <text:p>/home/bernardo/Repositorio/Gibberbot/robo-tests/src/info/guardianproject/otr/app/im/plugin/xmpp/XmppConn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IsAvailable_ServerNameAndPort_ReturnsTrue</text:p>
          </table:table-cell>
          <table:table-cell table:style-name="ce2" office:value-type="string" calcext:value-type="string">
            <text:p>/home/bernardo/Repositorio/gpslogger/gpslogger/src/test/java/com/mendhak/gpslogger/senders/ftp/Ftp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tartHttpServer</text:p>
          </table:table-cell>
          <table:table-cell table:style-name="ce2" office:value-type="string" calcext:value-type="string">
            <text:p>/home/bernardo/Repositorio/BehatReporter/test/headrevision/BehatReporter/report/Lo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topHttpServer</text:p>
          </table:table-cell>
          <table:table-cell table:style-name="ce2" office:value-type="string" calcext:value-type="string">
            <text:p>/home/bernardo/Repositorio/BehatReporter/test/headrevision/BehatReporter/report/Lo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houldSuccessfullyRouteSMSToSingleWebServiceWithServerResponse</text:p>
          </table:table-cell>
          <table:table-cell table:style-name="ce2" office:value-type="string" calcext:value-type="string">
            <text:p>/home/bernardo/Repositorio/SMSSync/smssync/src/test/java/org/addhen/smssync/data/message/PostMessag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DifferentCertificatesOnSameServer</text:p>
          </table:table-cell>
          <table:table-cell table:style-name="ce2" office:value-type="string" calcext:value-type="string">
            <text:p>/home/bernardo/Repositorio/k9mail/tests/src/com/fsck/k9/net/ssl/TrustManagerFacto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getRunSensorTest</text:p>
          </table:table-cell>
          <table:table-cell table:style-name="ce2" office:value-type="string" calcext:value-type="string">
            <text:p>/home/bernardo/Repositorio/MyTracks-master/MyTracksTest_E2E/src/com/google/android/apps/mytracks/endtoendtest/RunConfiguratio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setRunSensorTest</text:p>
          </table:table-cell>
          <table:table-cell table:style-name="ce2" office:value-type="string" calcext:value-type="string">
            <text:p>/home/bernardo/Repositorio/MyTracks-master/MyTracksTest_E2E/src/com/google/android/apps/mytracks/endtoendtest/RunConfiguratio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ConnectZephyrBluetoothSensor_not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ConnectZephyrBluetoothSensor_under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ConnectPolarBluetoothSensor_not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ConnectPolarBluetoothSensor_under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bluetoothSensorTest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checkPairedSensorsNumber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ConnectANTSensor_Cadence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ConnectTwoANTSensors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checkANTSensorsStatus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checkSensorsStatus_under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checkSensorsStatus_not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FillDataPoint_sensorIncorrect</text:p>
          </table:table-cell>
          <table:table-cell table:style-name="ce2" office:value-type="string" calcext:value-type="string">
            <text:p>/home/bernardo/Repositorio/MyTracks-master/MyTracksTest/src/com/google/android/apps/mytracks/fragments/ChartFrag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FillDataPoint_sensorCorrect</text:p>
          </table:table-cell>
          <table:table-cell table:style-name="ce2" office:value-type="string" calcext:value-type="string">
            <text:p>/home/bernardo/Repositorio/MyTracks-master/MyTracksTest/src/com/google/android/apps/mytracks/fragments/ChartFrag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WithProperties_sensorTypeDefault</text:p>
          </table:table-cell>
          <table:table-cell table:style-name="ce2" office:value-type="string" calcext:value-type="string">
            <text:p>/home/bernardo/Repositorio/MyTracks-master/MyTracksTest/src/com/google/android/apps/mytracks/services/TrackRecording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WithProperties_sensorTypeZephyr</text:p>
          </table:table-cell>
          <table:table-cell table:style-name="ce2" office:value-type="string" calcext:value-type="string">
            <text:p>/home/bernardo/Repositorio/MyTracks-master/MyTracksTest/src/com/google/android/apps/mytracks/services/TrackRecording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IsSensorBearingAccurate</text:p>
          </table:table-cell>
          <table:table-cell table:style-name="ce2" office:value-type="string" calcext:value-type="string">
            <text:p>/home/bernardo/Repositorio/getback_gps/src/test/java/com/github/ruleant/getback_gps/lib/Navig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howLongUntilMotionSensorRun</text:p>
          </table:table-cell>
          <table:table-cell table:style-name="ce2" office:value-type="string" calcext:value-type="string">
            <text:p>/home/bernardo/Repositorio/MozStumbler/android/src/test/java/org/mozilla/mozstumbler/service/stumblerthread/motiondetection/LegacyMotion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IncrementalDelayStartingMotionSensor</text:p>
          </table:table-cell>
          <table:table-cell table:style-name="ce2" office:value-type="string" calcext:value-type="string">
            <text:p>/home/bernardo/Repositorio/MozStumbler/android/src/test/java/org/mozilla/mozstumbler/service/stumblerthread/motiondetection/LegacyMotion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BasicSignificantMotionSensorTest</text:p>
          </table:table-cell>
          <table:table-cell table:style-name="ce2" office:value-type="string" calcext:value-type="string">
            <text:p>/home/bernardo/Repositorio/MozStumbler/libraries/stumbler/src/test/java/org/mozilla/mozstumbler/service/stumblerthread/motiondetection/SignificantMotion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requestTriggerSensor</text:p>
          </table:table-cell>
          <table:table-cell table:style-name="ce2" office:value-type="string" calcext:value-type="string">
            <text:p>/home/bernardo/Repositorio/MozStumbler/libraries/stumbler/src/test/java/org/mozilla/mozstumbler/service/stumblerthread/motiondetection/CustomSensorManag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getDefaultSensor</text:p>
          </table:table-cell>
          <table:table-cell table:style-name="ce2" office:value-type="string" calcext:value-type="string">
            <text:p>/home/bernardo/Repositorio/MozStumbler/libraries/stumbler/src/test/java/org/mozilla/mozstumbler/service/stumblerthread/motiondetection/CustomSensorManag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isScreenLocked</text:p>
          </table:table-cell>
          <table:table-cell table:style-name="ce2" office:value-type="string" calcext:value-type="string">
            <text:p>/home/bernardo/Repositorio/andstatus/app/src/androidTest/java/org/andstatus/app/context/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getButtonOnScreen</text:p>
          </table:table-cell>
          <table:table-cell table:style-name="ce2" office:value-type="string" calcext:value-type="string">
            <text:p>/home/bernardo/Repositorio/MyTracks-master/MyTracksTest_E2E/src/com/google/android/apps/mytracks/endtoendtest/EndToEnd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configureLockScreenNotification_NOTHING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configureLockScreenNotification_APP_NAME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configureLockScreenNotification_EVERYTHING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configureLockScreenNotification_SENDERS_withSingleMessage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configureLockScreenNotification_SENDERS_withMultipleMessages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configureLockScreenNotification_SENDERS_makeSureWeGetEnoughSenderNames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configureLockScreenNotification_MESSAGE_COUNT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reportFullscreenMode</text:p>
          </table:table-cell>
          <table:table-cell table:style-name="ce2" office:value-type="string" calcext:value-type="string">
            <text:p>/home/bernardo/Repositorio/AnySoftKeyboard/src/test/java/com/anysoftkeyboard/TestInputConnectio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testTakeScreenshots</text:p>
          </table:table-cell>
          <table:table-cell table:style-name="ce2" office:value-type="string" calcext:value-type="string">
            <text:p>/home/bernardo/Repositorio/News-Android-App/News-Android-App/src/androidTest/java/screengrab/Screensho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testSetLockscreenButtons</text:p>
          </table:table-cell>
          <table:table-cell table:style-name="ce2" office:value-type="string" calcext:value-type="string">
            <text:p>/home/bernardo/Repositorio/AntennaPod/app/src/androidTest/java/de/test/antennapod/ui/Preferenc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startAppFromHomeScreen</text:p>
          </table:table-cell>
          <table:table-cell table:style-name="ce2" office:value-type="string" calcext:value-type="string">
            <text:p>/home/bernardo/Repositorio/third_parties/androidTest/java/com/owncloud/android/uiautomator/Initia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startSettingsFromHomeScreen</text:p>
          </table:table-cell>
          <table:table-cell table:style-name="ce2" office:value-type="string" calcext:value-type="string">
            <text:p>/home/bernardo/Repositorio/third_parties/androidTest/java/com/owncloud/android/uiautomator/Initia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takeScreenShotOnFailed</text:p>
          </table:table-cell>
          <table:table-cell table:style-name="ce2" office:value-type="string" calcext:value-type="string">
            <text:p>/home/bernardo/Repositorio/third_parties/automationTest/src/test/java/com/owncloud/android/test/ui/testSuites/Commo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showStartScreenSuccess</text:p>
          </table:table-cell>
          <table:table-cell table:style-name="ce2" office:value-type="string" calcext:value-type="string">
            <text:p>/home/bernardo/Repositorio/PageTurner/test/src/java/net/nightwhistler/pageturner/activity/CatalogStartScree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testSynchronizeScreens</text:p>
          </table:table-cell>
          <table:table-cell table:style-name="ce2" office:value-type="string" calcext:value-type="string">
            <text:p>/home/bernardo/Repositorio/and-bible/and-bible/app/src/test/java/net/bible/android/control/page/window/WindowSynchronis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testSetupAccountsForWidgetScreenshots</text:p>
          </table:table-cell>
          <table:table-cell table:style-name="ce2" office:value-type="string" calcext:value-type="string">
            <text:p>/home/bernardo/Repositorio/MyExpenses/myExpenses/src/androidTest/java/org/totschnig/myexpenses/test/screenshots/Widge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dismissWelcomeScreen</text:p>
          </table:table-cell>
          <table:table-cell table:style-name="ce2" office:value-type="string" calcext:value-type="string">
            <text:p>/home/bernardo/Repositorio/MyExpenses/myExpenses/src/androidTest/java/org/totschnig/myexpenses/test/espresso/MyExpensesTestB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settingsScreenIsOpened</text:p>
          </table:table-cell>
          <table:table-cell table:style-name="ce2" office:value-type="string" calcext:value-type="string">
            <text:p>/home/bernardo/Repositorio/MyExpenses/myExpenses/src/androidTest/java/org/totschnig/myexpenses/test/espresso/MyExpens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templateScreenIsOpened</text:p>
          </table:table-cell>
          <table:table-cell table:style-name="ce2" office:value-type="string" calcext:value-type="string">
            <text:p>/home/bernardo/Repositorio/MyExpenses/myExpenses/src/androidTest/java/org/totschnig/myexpenses/test/espresso/MyExpens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pressure</text:p>
          </table:table-cell>
          <table:table-cell table:style-name="ce2" office:value-type="string" calcext:value-type="string">
            <text:p>testParseTestbedPageWithAirPressureMapOnlyThreeHoursTimeStep</text:p>
          </table:table-cell>
          <table:table-cell table:style-name="ce2" office:value-type="string" calcext:value-type="string">
            <text:p>/home/bernardo/Repositorio/helsinki-testbed2-android/src/test/java/fi/testbed2/service/impl/LruCachePage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performance</text:p>
          </table:table-cell>
          <table:table-cell table:style-name="ce2" office:value-type="string" calcext:value-type="string">
            <text:p>testUnescapePerformance</text:p>
          </table:table-cell>
          <table:table-cell table:style-name="ce2" office:value-type="string" calcext:value-type="string">
            <text:p>/home/bernardo/Repositorio/c-geo-opensource/tests/src-android/cgeo/geocaching/HtmlPerforman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ChangeOrientation</text:p>
          </table:table-cell>
          <table:table-cell table:style-name="ce2" office:value-type="string" calcext:value-type="string">
            <text:p>/home/bernardo/Repositorio/sophia_oss/latinime/tests/src/com/android/inputmethod/keyboard/internal/KeyboardStateSingleTouch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RoundOrientation</text:p>
          </table:table-cell>
          <table:table-cell table:style-name="ce2" office:value-type="string" calcext:value-type="string">
            <text:p>/home/bernardo/Repositorio/android_packages_apps_Camera2/tests/src/com/android/camera/unittest/CameraUni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RoundOrientation</text:p>
          </table:table-cell>
          <table:table-cell table:style-name="ce2" office:value-type="string" calcext:value-type="string">
            <text:p>/home/bernardo/Repositorio/android_packages_apps_Camera2/tests_camera/src/com/android/camera/unittest/CameraUni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orientationLandscape</text:p>
          </table:table-cell>
          <table:table-cell table:style-name="ce2" office:value-type="string" calcext:value-type="string">
            <text:p>/home/bernardo/Repositorio/open-keychain/OpenKeychain/src/androidTest/java/org/sufficientlysecure/keychain/actions/OrientationChangeActio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orientationPortrait</text:p>
          </table:table-cell>
          <table:table-cell table:style-name="ce2" office:value-type="string" calcext:value-type="string">
            <text:p>/home/bernardo/Repositorio/open-keychain/OpenKeychain/src/androidTest/java/org/sufficientlysecure/keychain/actions/OrientationChangeActio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getOrientationPoints</text:p>
          </table:table-cell>
          <table:table-cell table:style-name="ce2" office:value-type="string" calcext:value-type="string">
            <text:p>/home/bernardo/Repositorio/zxing/core/src/test/java/com/google/zxing/aztec/detector/Dete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ConstructorOrientation</text:p>
          </table:table-cell>
          <table:table-cell table:style-name="ce2" office:value-type="string" calcext:value-type="string">
            <text:p>/home/bernardo/Repositorio/getback_gps/src/test/java/com/github/ruleant/getback_gps/lib/Navig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ConstructorOrientationNull</text:p>
          </table:table-cell>
          <table:table-cell table:style-name="ce2" office:value-type="string" calcext:value-type="string">
            <text:p>/home/bernardo/Repositorio/getback_gps/src/test/java/com/github/ruleant/getback_gps/lib/Navig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GetBearingWithOrientation</text:p>
          </table:table-cell>
          <table:table-cell table:style-name="ce2" office:value-type="string" calcext:value-type="string">
            <text:p>/home/bernardo/Repositorio/getback_gps/src/test/java/com/github/ruleant/getback_gps/lib/Navig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GetBearingWithOrientationOffset</text:p>
          </table:table-cell>
          <table:table-cell table:style-name="ce2" office:value-type="string" calcext:value-type="string">
            <text:p>/home/bernardo/Repositorio/getback_gps/src/test/java/com/github/ruleant/getback_gps/lib/Navig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GetCalculatedBearingWithOrientationOffset</text:p>
          </table:table-cell>
          <table:table-cell table:style-name="ce2" office:value-type="string" calcext:value-type="string">
            <text:p>/home/bernardo/Repositorio/getback_gps/src/test/java/com/github/ruleant/getback_gps/lib/Navig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ForceMakeKeyboardsOnOrientationChange</text:p>
          </table:table-cell>
          <table:table-cell table:style-name="ce2" office:value-type="string" calcext:value-type="string">
            <text:p>/home/bernardo/Repositorio/AnySoftKeyboard/src/test/java/com/anysoftkeyboard/AnySoftKeyboardKeyboardSwitch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PositionAfterOrientationChange_sameActivity</text:p>
          </table:table-cell>
          <table:table-cell table:style-name="ce2" office:value-type="string" calcext:value-type="string">
            <text:p>/home/bernardo/Repositorio/News-Android-App/News-Android-App/src/androidTest/java/NewsReaderListActivityUi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orientationLandscape</text:p>
          </table:table-cell>
          <table:table-cell table:style-name="ce2" office:value-type="string" calcext:value-type="string">
            <text:p>/home/bernardo/Repositorio/News-Android-App/News-Android-App/src/androidTest/java/OrientationChangeActio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orientationPortrait</text:p>
          </table:table-cell>
          <table:table-cell table:style-name="ce2" office:value-type="string" calcext:value-type="string">
            <text:p>/home/bernardo/Repositorio/News-Android-App/News-Android-App/src/androidTest/java/OrientationChangeActio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OrientationChange</text:p>
          </table:table-cell>
          <table:table-cell table:style-name="ce2" office:value-type="string" calcext:value-type="string">
            <text:p>/home/bernardo/Repositorio/and-bible/and-bible/app/src/test/java/net/bible/android/control/page/window/WindowContro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networkDelay</text:p>
          </table:table-cell>
          <table:table-cell table:style-name="ce2" office:value-type="string" calcext:value-type="string">
            <text:p>/home/bernardo/Repositorio/andstatus/app/src/androidTest/java/org/andstatus/app/net/http/HttpConnectionMock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restoreWalletFromProtobuf_wrongNetwork</text:p>
          </table:table-cell>
          <table:table-cell table:style-name="ce2" office:value-type="string" calcext:value-type="string">
            <text:p>/home/bernardo/Repositorio/bitcoin-wallet/wallet/test/de/schildbach/wallet/util/WalletUti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restoreWalletFromBase58_wrongNetwork</text:p>
          </table:table-cell>
          <table:table-cell table:style-name="ce2" office:value-type="string" calcext:value-type="string">
            <text:p>/home/bernardo/Repositorio/bitcoin-wallet/wallet/test/de/schildbach/wallet/util/WalletUti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shouldCheckForWifiConnectivityAndNetworkType</text:p>
          </table:table-cell>
          <table:table-cell table:style-name="ce2" office:value-type="string" calcext:value-type="string">
            <text:p>/home/bernardo/Repositorio/sms-backup-plus/src/test/java/com/zegoggles/smssync/service/SmsBackup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getActiveNetworkInfo</text:p>
          </table:table-cell>
          <table:table-cell table:style-name="ce2" office:value-type="string" calcext:value-type="string">
            <text:p>/home/bernardo/Repositorio/MozStumbler/android/src/test/java/org/mozilla/mozstumbler/client/MyShadowConnectivityManag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testUpdaterNetworkCheck</text:p>
          </table:table-cell>
          <table:table-cell table:style-name="ce2" office:value-type="string" calcext:value-type="string">
            <text:p>/home/bernardo/Repositorio/MozStumbler/android/src/test/java/org/mozilla/mozstumbler/client/Upda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getActiveNetworkInfo</text:p>
          </table:table-cell>
          <table:table-cell table:style-name="ce2" office:value-type="string" calcext:value-type="string">
            <text:p>/home/bernardo/Repositorio/MozStumbler/android/src/test/java/org/mozilla/mozstumbler/client/mapview/CustomShadowConnectivityManag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testMapNetworkConnectionChanged</text:p>
          </table:table-cell>
          <table:table-cell table:style-name="ce2" office:value-type="string" calcext:value-type="string">
            <text:p>/home/bernardo/Repositorio/MozStumbler/android/src/test/java/org/mozilla/mozstumbler/client/mapview/MapFrag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testNetworkIsDownDiskHasTile</text:p>
          </table:table-cell>
          <table:table-cell table:style-name="ce2" office:value-type="string" calcext:value-type="string">
            <text:p>/home/bernardo/Repositorio/MozStumbler/android/src/test/java/org/mozilla/osmdroid/tileprovider/modules/TileDownloaderDelegat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testNetworkIsDownNoData</text:p>
          </table:table-cell>
          <table:table-cell table:style-name="ce2" office:value-type="string" calcext:value-type="string">
            <text:p>/home/bernardo/Repositorio/MozStumbler/android/src/test/java/org/mozilla/osmdroid/tileprovider/modules/TileDownloaderDelegat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getActiveNetworkInfo</text:p>
          </table:table-cell>
          <table:table-cell table:style-name="ce2" office:value-type="string" calcext:value-type="string">
            <text:p>/home/bernardo/Repositorio/MozStumbler/libraries/stumbler/src/test/java/org/mozilla/mozstumbler/service/utils/MyShadowConnectivityManag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withNetworkDown</text:p>
          </table:table-cell>
          <table:table-cell table:style-name="ce2" office:value-type="string" calcext:value-type="string">
            <text:p>/home/bernardo/Repositorio/reader/reader-web-common/src/test/java/com/sismics/reader/rest/BaseJerse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testGetNetwork</text:p>
          </table:table-cell>
          <table:table-cell table:style-name="ce2" office:value-type="string" calcext:value-type="string">
            <text:p>/home/bernardo/Repositorio/androidclient/app/src/test/java/org/kontalk/client/EndpointSer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usesNetwork</text:p>
          </table:table-cell>
          <table:table-cell table:style-name="ce2" office:value-type="string" calcext:value-type="string">
            <text:p>/home/bernardo/Repositorio/connectbot/tests/src/sk/vx/connectbot/mock/NullTranspor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light</text:p>
          </table:table-cell>
          <table:table-cell table:style-name="ce2" office:value-type="string" calcext:value-type="string">
            <text:p>testShouldShowLightweightTag</text:p>
          </table:table-cell>
          <table:table-cell table:style-name="ce2" office:value-type="string" calcext:value-type="string">
            <text:p>/home/bernardo/Repositorio/agit/agit-integration-tests/src/main/java/com/madgag/agit/TagViewer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light</text:p>
          </table:table-cell>
          <table:table-cell table:style-name="ce2" office:value-type="string" calcext:value-type="string">
            <text:p>testIsLightTheme</text:p>
          </table:table-cell>
          <table:table-cell table:style-name="ce2" office:value-type="string" calcext:value-type="string">
            <text:p>/home/bernardo/Repositorio/reddit-is-fun-master/tests/src/com/andrewshu/android/reddit/test/RedditIsFunUtil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light</text:p>
          </table:table-cell>
          <table:table-cell table:style-name="ce2" office:value-type="string" calcext:value-type="string">
            <text:p>should_handle_light_scenes</text:p>
          </table:table-cell>
          <table:table-cell table:style-name="ce2" office:value-type="string" calcext:value-type="string">
            <text:p>/home/bernardo/Repositorio/andFHEM/src/test/java/li/klass/fhem/service/intent/voice/VoiceCommand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light</text:p>
          </table:table-cell>
          <table:table-cell table:style-name="ce2" office:value-type="string" calcext:value-type="string">
            <text:p>setLightsOut</text:p>
          </table:table-cell>
          <table:table-cell table:style-name="ce2" office:value-type="string" calcext:value-type="string">
            <text:p>/home/bernardo/Repositorio/screen-test-patterns-app/src/org/projectvoodoo/screentestpatterns/FullScreenUi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light</text:p>
          </table:table-cell>
          <table:table-cell table:style-name="ce2" office:value-type="string" calcext:value-type="string">
            <text:p>testHighlight</text:p>
          </table:table-cell>
          <table:table-cell table:style-name="ce2" office:value-type="string" calcext:value-type="string">
            <text:p>/home/bernardo/Repositorio/and-bible/and-bible/app/src/test/java/net/bible/service/format/OSISInputStrea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light</text:p>
          </table:table-cell>
          <table:table-cell table:style-name="ce2" office:value-type="string" calcext:value-type="string">
            <text:p>testShouldWorkWithLightTheme</text:p>
          </table:table-cell>
          <table:table-cell table:style-name="ce2" office:value-type="string" calcext:value-type="string">
            <text:p>/home/bernardo/Repositorio/FAST/android/src/androidTest/java/org/ligi/fast/testing/TheSearch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light</text:p>
          </table:table-cell>
          <table:table-cell table:style-name="ce2" office:value-type="string" calcext:value-type="string">
            <text:p>testShouldWorkWithTransparentLightTheme</text:p>
          </table:table-cell>
          <table:table-cell table:style-name="ce2" office:value-type="string" calcext:value-type="string">
            <text:p>/home/bernardo/Repositorio/FAST/android/src/androidTest/java/org/ligi/fast/testing/TheSearch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ui</text:p>
          </table:table-cell>
          <table:table-cell table:style-name="ce2" office:value-type="string" calcext:value-type="string">
            <text:p>injectRoboGuiceDependencies</text:p>
          </table:table-cell>
          <table:table-cell table:style-name="ce2" office:value-type="string" calcext:value-type="string">
            <text:p>/home/bernardo/Repositorio/helsinki-testbed2-android/src/main/java/fi/testbed2/android/ui/view/AnimationView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ui</text:p>
          </table:table-cell>
          <table:table-cell table:style-name="ce2" office:value-type="string" calcext:value-type="string">
            <text:p>injectRoboGuiceDependencies</text:p>
          </table:table-cell>
          <table:table-cell table:style-name="ce2" office:value-type="string" calcext:value-type="string">
            <text:p>/home/bernardo/Repositorio/helsinki-testbed2-android/src/main/java/fi/testbed2/android/ui/view/util/AnimationViewScaleAndGestureUtil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ui</text:p>
          </table:table-cell>
          <table:table-cell table:style-name="ce2" office:value-type="string" calcext:value-type="string">
            <text:p>injectRoboGuiceDependencies</text:p>
          </table:table-cell>
          <table:table-cell table:style-name="ce2" office:value-type="string" calcext:value-type="string">
            <text:p>/home/bernardo/Repositorio/helsinki-testbed2-android/src/main/java/fi/testbed2/android/ui/view/util/AnimationViewCanvasUtil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ui</text:p>
          </table:table-cell>
          <table:table-cell table:style-name="ce2" office:value-type="string" calcext:value-type="string">
            <text:p>getGuid</text:p>
          </table:table-cell>
          <table:table-cell table:style-name="ce2" office:value-type="string" calcext:value-type="string">
            <text:p>/home/bernardo/Repositorio/c-geo-opensource/tests/src-android/cgeo/geocaching/test/mock/GC2CJPF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ui</text:p>
          </table:table-cell>
          <table:table-cell table:style-name="ce2" office:value-type="string" calcext:value-type="string">
            <text:p>getGuid</text:p>
          </table:table-cell>
          <table:table-cell table:style-name="ce2" office:value-type="string" calcext:value-type="string">
            <text:p>/home/bernardo/Repositorio/c-geo-opensource/tests/src-android/cgeo/geocaching/test/mock/GC3XX5J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ui</text:p>
          </table:table-cell>
          <table:table-cell table:style-name="ce2" office:value-type="string" calcext:value-type="string">
            <text:p>getGuid</text:p>
          </table:table-cell>
          <table:table-cell table:style-name="ce2" office:value-type="string" calcext:value-type="string">
            <text:p>/home/bernardo/Repositorio/c-geo-opensource/tests/src-android/cgeo/geocaching/test/mock/GC1ZXX2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ui</text:p>
          </table:table-cell>
          <table:table-cell table:style-name="ce2" office:value-type="string" calcext:value-type="string">
            <text:p>getGuid</text:p>
          </table:table-cell>
          <table:table-cell table:style-name="ce2" office:value-type="string" calcext:value-type="string">
            <text:p>/home/bernardo/Repositorio/c-geo-opensource/tests/src-android/cgeo/geocaching/test/mock/GC2JVEH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ui</text:p>
          </table:table-cell>
          <table:table-cell table:style-name="ce2" office:value-type="string" calcext:value-type="string">
            <text:p>testGetRatingsByGuid</text:p>
          </table:table-cell>
          <table:table-cell table:style-name="ce2" office:value-type="string" calcext:value-type="string">
            <text:p>/home/bernardo/Repositorio/c-geo-opensource/tests/src-android/cgeo/geocaching/gcvote/GCVot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sendGps</text:p>
          </table:table-cell>
          <table:table-cell table:style-name="ce2" office:value-type="string" calcext:value-type="string">
            <text:p>/home/bernardo/Repositorio/MyTracks-master/MyTracksTest_E2E/src/com/google/android/apps/mytracks/endtoendtest/EndToEnd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sendGps</text:p>
          </table:table-cell>
          <table:table-cell table:style-name="ce2" office:value-type="string" calcext:value-type="string">
            <text:p>/home/bernardo/Repositorio/MyTracks-master/MyTracksTest_E2E/src/com/google/android/apps/mytracks/endtoendtest/EndToEnd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sendGps</text:p>
          </table:table-cell>
          <table:table-cell table:style-name="ce2" office:value-type="string" calcext:value-type="string">
            <text:p>/home/bernardo/Repositorio/MyTracks-master/MyTracksTest_E2E/src/com/google/android/apps/mytracks/endtoendtest/EndToEndTest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testGpsMenu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MenuItem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testStartMotionDetectionAfterFirstGPSLock</text:p>
          </table:table-cell>
          <table:table-cell table:style-name="ce2" office:value-type="string" calcext:value-type="string">
            <text:p>/home/bernardo/Repositorio/MozStumbler/android/src/test/java/org/mozilla/mozstumbler/service/stumblerthread/motiondetection/LocationChange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testNotFirstGPSFix_MovedDistance</text:p>
          </table:table-cell>
          <table:table-cell table:style-name="ce2" office:value-type="string" calcext:value-type="string">
            <text:p>/home/bernardo/Repositorio/MozStumbler/android/src/test/java/org/mozilla/mozstumbler/service/stumblerthread/motiondetection/LocationChange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getNextGPSLocation</text:p>
          </table:table-cell>
          <table:table-cell table:style-name="ce2" office:value-type="string" calcext:value-type="string">
            <text:p>/home/bernardo/Repositorio/MozStumbler/android/src/test/java/org/mozilla/mozstumbler/service/stumblerthread/motiondetection/LegacyMotion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testIntentGpsEnabledChange</text:p>
          </table:table-cell>
          <table:table-cell table:style-name="ce2" office:value-type="string" calcext:value-type="string">
            <text:p>/home/bernardo/Repositorio/MozStumbler/libraries/stumbler/src/test/java/org/mozilla/mozstumbler/service/mainthread/PassiveService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testIntentGpsFixChange</text:p>
          </table:table-cell>
          <table:table-cell table:style-name="ce2" office:value-type="string" calcext:value-type="string">
            <text:p>/home/bernardo/Repositorio/MozStumbler/libraries/stumbler/src/test/java/org/mozilla/mozstumbler/service/mainthread/PassiveServiceReceiv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NmeaSentence_EmptyNmeaSentence_DGPSIDIsNull</text:p>
          </table:table-cell>
          <table:table-cell table:style-name="ce2" office:value-type="string" calcext:value-type="string">
            <text:p>/home/bernardo/Repositorio/gpslogger/gpslogger/src/test/java/com/mendhak/gpslogger/loggers/nmea/NmeaSenten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Bitmap</text:p>
          </table:table-cell>
          <table:table-cell table:style-name="ce2" office:value-type="string" calcext:value-type="string">
            <text:p>/home/bernardo/Repositorio/helsinki-testbed2-android/src/test/java/fi/testbed2/service/impl/LruCacheBitmap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updateDownloadProgress</text:p>
          </table:table-cell>
          <table:table-cell table:style-name="ce2" office:value-type="string" calcext:value-type="string">
            <text:p>/home/bernardo/Repositorio/helsinki-testbed2-android/src/main/java/fi/testbed2/android/task/DownloadImagesTask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Images</text:p>
          </table:table-cell>
          <table:table-cell table:style-name="ce2" office:value-type="string" calcext:value-type="string">
            <text:p>/home/bernardo/Repositorio/helsinki-testbed2-android/src/main/java/fi/testbed2/android/task/DownloadImagesTask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updateDownloadProgressInfo</text:p>
          </table:table-cell>
          <table:table-cell table:style-name="ce2" office:value-type="string" calcext:value-type="string">
            <text:p>/home/bernardo/Repositorio/helsinki-testbed2-android/src/main/java/fi/testbed2/android/activity/Animation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onAllImagesDownloaded</text:p>
          </table:table-cell>
          <table:table-cell table:style-name="ce2" office:value-type="string" calcext:value-type="string">
            <text:p>/home/bernardo/Repositorio/helsinki-testbed2-android/src/main/java/fi/testbed2/android/activity/Animation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AndParseTestbedPage</text:p>
          </table:table-cell>
          <table:table-cell table:style-name="ce2" office:value-type="string" calcext:value-type="string">
            <text:p>/home/bernardo/Repositorio/helsinki-testbed2-android/src/main/java/fi/testbed2/service/PageServic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getNotDownloadedImagesCount</text:p>
          </table:table-cell>
          <table:table-cell table:style-name="ce2" office:value-type="string" calcext:value-type="string">
            <text:p>/home/bernardo/Repositorio/helsinki-testbed2-android/src/main/java/fi/testbed2/service/PageServic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bitmapIsDownloaded</text:p>
          </table:table-cell>
          <table:table-cell table:style-name="ce2" office:value-type="string" calcext:value-type="string">
            <text:p>/home/bernardo/Repositorio/helsinki-testbed2-android/src/main/java/fi/testbed2/service/BitmapServic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Bitmap</text:p>
          </table:table-cell>
          <table:table-cell table:style-name="ce2" office:value-type="string" calcext:value-type="string">
            <text:p>/home/bernardo/Repositorio/helsinki-testbed2-android/src/main/java/fi/testbed2/service/BitmapServic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getNotDownloadedImagesCount</text:p>
          </table:table-cell>
          <table:table-cell table:style-name="ce2" office:value-type="string" calcext:value-type="string">
            <text:p>/home/bernardo/Repositorio/helsinki-testbed2-android/src/main/java/fi/testbed2/service/impl/LruCachePageServic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AndParseTestbedPage</text:p>
          </table:table-cell>
          <table:table-cell table:style-name="ce2" office:value-type="string" calcext:value-type="string">
            <text:p>/home/bernardo/Repositorio/helsinki-testbed2-android/src/main/java/fi/testbed2/service/impl/LruCachePageServic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bitmapIsDownloaded</text:p>
          </table:table-cell>
          <table:table-cell table:style-name="ce2" office:value-type="string" calcext:value-type="string">
            <text:p>/home/bernardo/Repositorio/helsinki-testbed2-android/src/main/java/fi/testbed2/service/impl/LruCacheBitmapServic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Bitmap</text:p>
          </table:table-cell>
          <table:table-cell table:style-name="ce2" office:value-type="string" calcext:value-type="string">
            <text:p>/home/bernardo/Repositorio/helsinki-testbed2-android/src/main/java/fi/testbed2/service/impl/LruCacheBitmapServic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CancelledWhenRefreshFromMainActivity</text:p>
          </table:table-cell>
          <table:table-cell table:style-name="ce2" office:value-type="string" calcext:value-type="string">
            <text:p>/home/bernardo/Repositorio/helsinki-testbed2-android/robotium/src/main/java/fi/testbed2/robotium/MainActivityRobotiu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CancelledWhenBackPressedInAnimationActivity</text:p>
          </table:table-cell>
          <table:table-cell table:style-name="ce2" office:value-type="string" calcext:value-type="string">
            <text:p>/home/bernardo/Repositorio/helsinki-testbed2-android/robotium/src/main/java/fi/testbed2/robotium/MainActivityRobotium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fetch_withBodySaneFetchProfileAndNoMaximumDownloadSize_shouldIssueRespectiveCommand</text:p>
          </table:table-cell>
          <table:table-cell table:style-name="ce2" office:value-type="string" calcext:value-type="string">
            <text:p>/home/bernardo/Repositorio/k-9/k9mail-library/src/test/java/com/fsck/k9/mail/store/imap/Imap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fetch_withBodyFetchProfileAndNoMaximumDownloadSize_shouldIssueRespectiveCommand</text:p>
          </table:table-cell>
          <table:table-cell table:style-name="ce2" office:value-type="string" calcext:value-type="string">
            <text:p>/home/bernardo/Repositorio/k-9/k9mail-library/src/test/java/com/fsck/k9/mail/store/imap/Imap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when_event_type_is_download_then_icon_should_be_upload_and_its_text_should_be_formatted</text:p>
          </table:table-cell>
          <table:table-cell table:style-name="ce2" office:value-type="string" calcext:value-type="string">
            <text:p>/home/bernardo/Repositorio/pockethub/app/src/test/java/com/github/pockethub/ui/user/IconAndViewText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</text:p>
          </table:table-cell>
          <table:table-cell table:style-name="ce2" office:value-type="string" calcext:value-type="string">
            <text:p>/home/bernardo/Repositorio/netmbuddy/HackTest/src/Mai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OpenCaching</text:p>
          </table:table-cell>
          <table:table-cell table:style-name="ce2" office:value-type="string" calcext:value-type="string">
            <text:p>/home/bernardo/Repositorio/c-geo-opensource/tests/src-android/cgeo/watchdog/Watchdo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StaticMaps</text:p>
          </table:table-cell>
          <table:table-cell table:style-name="ce2" office:value-type="string" calcext:value-type="string">
            <text:p>/home/bernardo/Repositorio/c-geo-opensource/tests/src-android/cgeo/geocaching/StaticMapsProvi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Cache</text:p>
          </table:table-cell>
          <table:table-cell table:style-name="ce2" office:value-type="string" calcext:value-type="string">
            <text:p>/home/bernardo/Repositorio/c-geo-opensource/tests/src-android/cgeo/geocaching/connector/gc/Waypoint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Waypoints</text:p>
          </table:table-cell>
          <table:table-cell table:style-name="ce2" office:value-type="string" calcext:value-type="string">
            <text:p>/home/bernardo/Repositorio/c-geo-opensource/tests/src-android/cgeo/geocaching/connector/gc/Waypoint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MergeDownloaded</text:p>
          </table:table-cell>
          <table:table-cell table:style-name="ce2" office:value-type="string" calcext:value-type="string">
            <text:p>/home/bernardo/Repositorio/c-geo-opensource/tests/src-android/cgeo/geocaching/models/Geocach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MergeDownloadedStored</text:p>
          </table:table-cell>
          <table:table-cell table:style-name="ce2" office:value-type="string" calcext:value-type="string">
            <text:p>/home/bernardo/Repositorio/c-geo-opensource/tests/src-android/cgeo/geocaching/models/Geocach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faviconDownloaderSlashdotTest</text:p>
          </table:table-cell>
          <table:table-cell table:style-name="ce2" office:value-type="string" calcext:value-type="string">
            <text:p>/home/bernardo/Repositorio/reader/reader-core/src/test/java/com/sismics/reader/core/dao/file/html/TestFaviconDownload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faviconDownloaderBlipTest</text:p>
          </table:table-cell>
          <table:table-cell table:style-name="ce2" office:value-type="string" calcext:value-type="string">
            <text:p>/home/bernardo/Repositorio/reader/reader-core/src/test/java/com/sismics/reader/core/dao/file/html/TestFaviconDownload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faviconDownloaderLyonUrbainTest</text:p>
          </table:table-cell>
          <table:table-cell table:style-name="ce2" office:value-type="string" calcext:value-type="string">
            <text:p>/home/bernardo/Repositorio/reader/reader-core/src/test/java/com/sismics/reader/core/dao/file/html/TestFaviconDownload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faviconDownloaderAbstruseGooseTest</text:p>
          </table:table-cell>
          <table:table-cell table:style-name="ce2" office:value-type="string" calcext:value-type="string">
            <text:p>/home/bernardo/Repositorio/reader/reader-core/src/test/java/com/sismics/reader/core/dao/file/html/TestFaviconDownload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faviconDownloaderDoubleFineTest</text:p>
          </table:table-cell>
          <table:table-cell table:style-name="ce2" office:value-type="string" calcext:value-type="string">
            <text:p>/home/bernardo/Repositorio/reader/reader-core/src/test/java/com/sismics/reader/core/dao/file/html/TestFaviconDownload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SetSequentialDownload</text:p>
          </table:table-cell>
          <table:table-cell table:style-name="ce2" office:value-type="string" calcext:value-type="string">
            <text:p>/home/bernardo/Repositorio/AntennaPod/app/src/androidTest/java/de/test/antennapod/ui/Preferenc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SetParallelDownloads</text:p>
          </table:table-cell>
          <table:table-cell table:style-name="ce2" office:value-type="string" calcext:value-type="string">
            <text:p>/home/bernardo/Repositorio/AntennaPod/app/src/androidTest/java/de/test/antennapod/ui/Preferenc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SetParallelDownloadsInvalidInput</text:p>
          </table:table-cell>
          <table:table-cell table:style-name="ce2" office:value-type="string" calcext:value-type="string">
            <text:p>/home/bernardo/Repositorio/AntennaPod/app/src/androidTest/java/de/test/antennapod/ui/Preferenc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AutomaticDownload</text:p>
          </table:table-cell>
          <table:table-cell table:style-name="ce2" office:value-type="string" calcext:value-type="string">
            <text:p>/home/bernardo/Repositorio/AntennaPod/app/src/androidTest/java/de/test/antennapod/ui/Preferenc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AddLocalFeedDataNoDownload</text:p>
          </table:table-cell>
          <table:table-cell table:style-name="ce2" office:value-type="string" calcext:value-type="string">
            <text:p>/home/bernardo/Repositorio/AntennaPod/app/src/androidTest/java/de/test/antennapod/ui/UITestUti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AddLocalFeedDataDownload</text:p>
          </table:table-cell>
          <table:table-cell table:style-name="ce2" office:value-type="string" calcext:value-type="string">
            <text:p>/home/bernardo/Repositorio/AntennaPod/app/src/androidTest/java/de/test/antennapod/ui/UITestUtil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eleteFeedNoDownloadedFiles</text:p>
          </table:table-cell>
          <table:table-cell table:style-name="ce2" office:value-type="string" calcext:value-type="string">
            <text:p>/home/bernardo/Repositorio/AntennaPod/app/src/androidTest/java/de/test/antennapod/storage/DBWrit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FeedListDownloadUrls</text:p>
          </table:table-cell>
          <table:table-cell table:style-name="ce2" office:value-type="string" calcext:value-type="string">
            <text:p>/home/bernardo/Repositorio/AntennaPod/app/src/androidTest/java/de/test/antennapod/storage/DBRe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saveDownloadedItems</text:p>
          </table:table-cell>
          <table:table-cell table:style-name="ce2" office:value-type="string" calcext:value-type="string">
            <text:p>/home/bernardo/Repositorio/AntennaPod/app/src/androidTest/java/de/test/antennapod/storage/DBRe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GetDownloadedItems</text:p>
          </table:table-cell>
          <table:table-cell table:style-name="ce2" office:value-type="string" calcext:value-type="string">
            <text:p>/home/bernardo/Repositorio/AntennaPod/app/src/androidTest/java/de/test/antennapod/storage/DBRe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</text:p>
          </table:table-cell>
          <table:table-cell table:style-name="ce2" office:value-type="string" calcext:value-type="string">
            <text:p>/home/bernardo/Repositorio/AntennaPod/app/src/androidTest/java/de/test/antennapod/service/download/HttpDownlo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</text:p>
          </table:table-cell>
          <table:table-cell table:style-name="ce2" office:value-type="string" calcext:value-type="string">
            <text:p>/home/bernardo/Repositorio/AntennaPod/app/src/androidTest/java/de/test/antennapod/service/download/HttpDownloa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FromExtratorrent</text:p>
          </table:table-cell>
          <table:table-cell table:style-name="ce2" office:value-type="string" calcext:value-type="string">
            <text:p>/home/bernardo/Repositorio/frostwire-android/tests/src/com/frostwire/android/tests/torrent/StressTorr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FromKAT</text:p>
          </table:table-cell>
          <table:table-cell table:style-name="ce2" office:value-type="string" calcext:value-type="string">
            <text:p>/home/bernardo/Repositorio/frostwire-android/tests/src/com/frostwire/android/tests/torrent/StressTorr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FromMininova</text:p>
          </table:table-cell>
          <table:table-cell table:style-name="ce2" office:value-type="string" calcext:value-type="string">
            <text:p>/home/bernardo/Repositorio/frostwire-android/tests/src/com/frostwire/android/tests/torrent/StressTorr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From</text:p>
          </table:table-cell>
          <table:table-cell table:style-name="ce2" office:value-type="string" calcext:value-type="string">
            <text:p>/home/bernardo/Repositorio/frostwire-android/tests/src/com/frostwire/android/tests/torrent/StressTorr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From</text:p>
          </table:table-cell>
          <table:table-cell table:style-name="ce2" office:value-type="string" calcext:value-type="string">
            <text:p>/home/bernardo/Repositorio/frostwire-android/tests/src/com/frostwire/android/tests/torrent/HTMLTorrentParsin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FromExtratorrent</text:p>
          </table:table-cell>
          <table:table-cell table:style-name="ce2" office:value-type="string" calcext:value-type="string">
            <text:p>/home/bernardo/Repositorio/frostwire-android/tests/src/com/frostwire/android/tests/torrent/MemStressTorr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FromKAT</text:p>
          </table:table-cell>
          <table:table-cell table:style-name="ce2" office:value-type="string" calcext:value-type="string">
            <text:p>/home/bernardo/Repositorio/frostwire-android/tests/src/com/frostwire/android/tests/torrent/MemStressTorr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FromMininova</text:p>
          </table:table-cell>
          <table:table-cell table:style-name="ce2" office:value-type="string" calcext:value-type="string">
            <text:p>/home/bernardo/Repositorio/frostwire-android/tests/src/com/frostwire/android/tests/torrent/MemStressTorr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From</text:p>
          </table:table-cell>
          <table:table-cell table:style-name="ce2" office:value-type="string" calcext:value-type="string">
            <text:p>/home/bernardo/Repositorio/frostwire-android/tests/src/com/frostwire/android/tests/torrent/MemStressTorr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From</text:p>
          </table:table-cell>
          <table:table-cell table:style-name="ce2" office:value-type="string" calcext:value-type="string">
            <text:p>/home/bernardo/Repositorio/frostwire-android/tests/src/com/frostwire/android/tests/torrent/SingleTorr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1</text:p>
          </table:table-cell>
          <table:table-cell table:style-name="ce2" office:value-type="string" calcext:value-type="string">
            <text:p>/home/bernardo/Repositorio/frostwire-android/tests/src/com/frostwire/android/tests/vuze/VuzeDown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formatDownloadState</text:p>
          </table:table-cell>
          <table:table-cell table:style-name="ce2" office:value-type="string" calcext:value-type="string">
            <text:p>/home/bernardo/Repositorio/frostwire-android/tests/src/com/frostwire/android/tests/vuze/VuzeDown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1</text:p>
          </table:table-cell>
          <table:table-cell table:style-name="ce2" office:value-type="string" calcext:value-type="string">
            <text:p>/home/bernardo/Repositorio/frostwire-android/tests/src/com/frostwire/android/tests/vuze/CreateDown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KJV</text:p>
          </table:table-cell>
          <table:table-cell table:style-name="ce2" office:value-type="string" calcext:value-type="string">
            <text:p>/home/bernardo/Repositorio/and-bible/AndBackendTest/src/net/bible/android/activity/Down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OSMHB</text:p>
          </table:table-cell>
          <table:table-cell table:style-name="ce2" office:value-type="string" calcext:value-type="string">
            <text:p>/home/bernardo/Repositorio/and-bible/AndBackendTest/src/net/bible/android/activity/Down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Index</text:p>
          </table:table-cell>
          <table:table-cell table:style-name="ce2" office:value-type="string" calcext:value-type="string">
            <text:p>/home/bernardo/Repositorio/and-bible/AndBackendTest/src/net/bible/android/activity/Down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Jubilee2000</text:p>
          </table:table-cell>
          <table:table-cell table:style-name="ce2" office:value-type="string" calcext:value-type="string">
            <text:p>/home/bernardo/Repositorio/and-bible/AndBackendTest/src/net/bible/android/activity/Down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Josephus</text:p>
          </table:table-cell>
          <table:table-cell table:style-name="ce2" office:value-type="string" calcext:value-type="string">
            <text:p>/home/bernardo/Repositorio/and-bible/AndBackendTest/src/net/bible/android/activity/Downloa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PersonalCommentary</text:p>
          </table:table-cell>
          <table:table-cell table:style-name="ce2" office:value-type="string" calcext:value-type="string">
            <text:p>/home/bernardo/Repositorio/and-bible/AndBackendTest/src/net/bible/service/sword/PersonalCommenta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IsIndexDownloadAvailable</text:p>
          </table:table-cell>
          <table:table-cell table:style-name="ce2" office:value-type="string" calcext:value-type="string">
            <text:p>/home/bernardo/Repositorio/and-bible/and-bible/app/src/test/java/net/bible/service/sword/SwordDocumentFacad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GetDownloadsEmptyList</text:p>
          </table:table-cell>
          <table:table-cell table:style-name="ce2" office:value-type="string" calcext:value-type="string">
            <text:p>/home/bernardo/Repositorio/Subsonic/app/src/androidTest/java/github/daneren2005/dsub/service/Download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AddMusicToDownload</text:p>
          </table:table-cell>
          <table:table-cell table:style-name="ce2" office:value-type="string" calcext:value-type="string">
            <text:p>/home/bernardo/Repositorio/Subsonic/app/src/androidTest/java/github/daneren2005/dsub/service/Download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FailToConnect</text:p>
          </table:table-cell>
          <table:table-cell table:style-name="ce2" office:value-type="string" calcext:value-type="string">
            <text:p>/home/bernardo/Repositorio/android_packages_apps_Camera2/tests_camera/src/com/android/camera/activity/Camera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internalTestFailToConnect</text:p>
          </table:table-cell>
          <table:table-cell table:style-name="ce2" office:value-type="string" calcext:value-type="string">
            <text:p>/home/bernardo/Repositorio/android_packages_apps_Camera2/tests_camera/src/com/android/camera/activity/CameraTestCas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IsConnectionStateOkFor</text:p>
          </table:table-cell>
          <table:table-cell table:style-name="ce2" office:value-type="string" calcext:value-type="string">
            <text:p>/home/bernardo/Repositorio/andstatus/app/src/androidTest/java/org/andstatus/app/context/ConnectionStat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isConnectionStateOkFor</text:p>
          </table:table-cell>
          <table:table-cell table:style-name="ce2" office:value-type="string" calcext:value-type="string">
            <text:p>/home/bernardo/Repositorio/andstatus/app/src/androidTest/java/org/andstatus/app/context/ConnectionStat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etHttpConnectionMockClass</text:p>
          </table:table-cell>
          <table:table-cell table:style-name="ce2" office:value-type="string" calcext:value-type="string">
            <text:p>/home/bernardo/Repositorio/andstatus/app/src/androidTest/java/org/andstatus/app/context/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etHttpConnectionMockInstance</text:p>
          </table:table-cell>
          <table:table-cell table:style-name="ce2" office:value-type="string" calcext:value-type="string">
            <text:p>/home/bernardo/Repositorio/andstatus/app/src/androidTest/java/org/andstatus/app/context/TestSuit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etHttpConnectionMockClass</text:p>
          </table:table-cell>
          <table:table-cell table:style-name="ce2" office:value-type="string" calcext:value-type="string">
            <text:p>/home/bernardo/Repositorio/andstatus/app/src/androidTest/java/org/andstatus/app/context/MyContextF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etHttpConnectionMockInstance</text:p>
          </table:table-cell>
          <table:table-cell table:style-name="ce2" office:value-type="string" calcext:value-type="string">
            <text:p>/home/bernardo/Repositorio/andstatus/app/src/androidTest/java/org/andstatus/app/context/MyContextF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HttpConnectionMock</text:p>
          </table:table-cell>
          <table:table-cell table:style-name="ce2" office:value-type="string" calcext:value-type="string">
            <text:p>/home/bernardo/Repositorio/andstatus/app/src/androidTest/java/org/andstatus/app/context/MyContextF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onnectionState</text:p>
          </table:table-cell>
          <table:table-cell table:style-name="ce2" office:value-type="string" calcext:value-type="string">
            <text:p>/home/bernardo/Repositorio/andstatus/app/src/androidTest/java/org/andstatus/app/context/MyContextF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etConnectionState</text:p>
          </table:table-cell>
          <table:table-cell table:style-name="ce2" office:value-type="string" calcext:value-type="string">
            <text:p>/home/bernardo/Repositorio/andstatus/app/src/androidTest/java/org/andstatus/app/context/MyContextF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GetConnectionAndUrl</text:p>
          </table:table-cell>
          <table:table-cell table:style-name="ce2" office:value-type="string" calcext:value-type="string">
            <text:p>/home/bernardo/Repositorio/andstatus/app/src/androidTest/java/org/andstatus/app/net/social/ConnectionPumpio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ConnectZephyrBluetoothSensor_not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ConnectZephyrBluetoothSensor_under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ConnectPolarBluetoothSensor_not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ConnectPolarBluetoothSensor_under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ConnectANTSensor_Cadence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ConnectTwoANTSensors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onServiceConnected</text:p>
          </table:table-cell>
          <table:table-cell table:style-name="ce2" office:value-type="string" calcext:value-type="string">
            <text:p>/home/bernardo/Repositorio/servdroid/android/ServDroidServiceExample/src/test/service/MainActivityOld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onServiceDisconnected</text:p>
          </table:table-cell>
          <table:table-cell table:style-name="ce2" office:value-type="string" calcext:value-type="string">
            <text:p>/home/bernardo/Repositorio/servdroid/android/ServDroidServiceExample/src/test/service/MainActivityOld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heckSettings_shouldCreateImapConnectionAndCallOpen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PersonalNamespaces_withoutException_shouldLeaveImapConnectionOpen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PersonalNamespaces_withIoException_shouldCloseImapConnection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onnection_shouldCreateImapConnection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onnection_calledTwiceWithoutRelease_shouldCreateTwoImapConnection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onnection_calledAfterRelease_shouldReturnCachedImapConnection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onnection_calledAfterReleaseWithAClosedConnection_shouldReturnNewImapConnectionInstance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onnection_withDeadConnectionInPool_shouldReturnNewImapConnectionInstance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reateImapConnection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enqueueImapConnection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open_calledTwice_shouldReuseSameImapConnection</text:p>
          </table:table-cell>
          <table:table-cell table:style-name="ce2" office:value-type="string" calcext:value-type="string">
            <text:p>/home/bernardo/Repositorio/k-9/k9mail-library/src/test/java/com/fsck/k9/mail/store/imap/Imap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open_withConnectionThrowingOnReUse_shouldCreateNewImapConnection</text:p>
          </table:table-cell>
          <table:table-cell table:style-name="ce2" office:value-type="string" calcext:value-type="string">
            <text:p>/home/bernardo/Repositorio/k-9/k9mail-library/src/test/java/com/fsck/k9/mail/store/imap/Imap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exists_withClosedFolder_shouldOpenConnectionAndIssueStatusCommand</text:p>
          </table:table-cell>
          <table:table-cell table:style-name="ce2" office:value-type="string" calcext:value-type="string">
            <text:p>/home/bernardo/Repositorio/k-9/k9mail-library/src/test/java/com/fsck/k9/mail/store/imap/Imap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reate_withClosedFolder_shouldOpenConnectionAndIssueCreateCommand</text:p>
          </table:table-cell>
          <table:table-cell table:style-name="ce2" office:value-type="string" calcext:value-type="string">
            <text:p>/home/bernardo/Repositorio/k-9/k9mail-library/src/test/java/com/fsck/k9/mail/store/imap/Imap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delete_withEmptyMessageList_shouldNotInteractWithImapConnection</text:p>
          </table:table-cell>
          <table:table-cell table:style-name="ce2" office:value-type="string" calcext:value-type="string">
            <text:p>/home/bernardo/Repositorio/k-9/k9mail-library/src/test/java/com/fsck/k9/mail/store/imap/Imap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open_withConnectionError_shouldThrow</text:p>
          </table:table-cell>
          <table:table-cell table:style-name="ce2" office:value-type="string" calcext:value-type="string">
            <text:p>/home/bernardo/Repositorio/k-9/k9mail-library/src/test/java/com/fsck/k9/mail/store/imap/ImapConn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isConnected_withoutPreviousOpen_shouldReturnFalse</text:p>
          </table:table-cell>
          <table:table-cell table:style-name="ce2" office:value-type="string" calcext:value-type="string">
            <text:p>/home/bernardo/Repositorio/k-9/k9mail-library/src/test/java/com/fsck/k9/mail/store/imap/ImapConn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isConnected_afterOpen_shouldReturnTrue</text:p>
          </table:table-cell>
          <table:table-cell table:style-name="ce2" office:value-type="string" calcext:value-type="string">
            <text:p>/home/bernardo/Repositorio/k-9/k9mail-library/src/test/java/com/fsck/k9/mail/store/imap/ImapConn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isConnected_afterOpenAndClose_shouldReturnFalse</text:p>
          </table:table-cell>
          <table:table-cell table:style-name="ce2" office:value-type="string" calcext:value-type="string">
            <text:p>/home/bernardo/Repositorio/k-9/k9mail-library/src/test/java/com/fsck/k9/mail/store/imap/ImapConn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lose_afterOpen_shouldCloseConnection</text:p>
          </table:table-cell>
          <table:table-cell table:style-name="ce2" office:value-type="string" calcext:value-type="string">
            <text:p>/home/bernardo/Repositorio/k-9/k9mail-library/src/test/java/com/fsck/k9/mail/store/imap/ImapConn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reateImapConnection</text:p>
          </table:table-cell>
          <table:table-cell table:style-name="ce2" office:value-type="string" calcext:value-type="string">
            <text:p>/home/bernardo/Repositorio/k-9/k9mail-library/src/test/java/com/fsck/k9/mail/store/imap/ImapConn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tartServerAndCreateImapConnection</text:p>
          </table:table-cell>
          <table:table-cell table:style-name="ce2" office:value-type="string" calcext:value-type="string">
            <text:p>/home/bernardo/Repositorio/k-9/k9mail-library/src/test/java/com/fsck/k9/mail/store/imap/ImapConnec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onnectionSecurity</text:p>
          </table:table-cell>
          <table:table-cell table:style-name="ce2" office:value-type="string" calcext:value-type="string">
            <text:p>/home/bernardo/Repositorio/k-9/k9mail-library/src/test/java/com/fsck/k9/mail/store/imap/SimpleImapSetting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etConnectionSecurity</text:p>
          </table:table-cell>
          <table:table-cell table:style-name="ce2" office:value-type="string" calcext:value-type="string">
            <text:p>/home/bernardo/Repositorio/k-9/k9mail-library/src/test/java/com/fsck/k9/mail/store/imap/SimpleImapSetting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loseConnection</text:p>
          </table:table-cell>
          <table:table-cell table:style-name="ce2" office:value-type="string" calcext:value-type="string">
            <text:p>/home/bernardo/Repositorio/k-9/k9mail-library/src/test/java/com/fsck/k9/mail/store/imap/mockserver/MockImapServ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verifyConnectionStillOpen</text:p>
          </table:table-cell>
          <table:table-cell table:style-name="ce2" office:value-type="string" calcext:value-type="string">
            <text:p>/home/bernardo/Repositorio/k-9/k9mail-library/src/test/java/com/fsck/k9/mail/store/imap/mockserver/MockImapServ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verifyConnectionClosed</text:p>
          </table:table-cell>
          <table:table-cell table:style-name="ce2" office:value-type="string" calcext:value-type="string">
            <text:p>/home/bernardo/Repositorio/k-9/k9mail-library/src/test/java/com/fsck/k9/mail/store/imap/mockserver/MockImapServ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acceptConnectionAndCloseServerSocket</text:p>
          </table:table-cell>
          <table:table-cell table:style-name="ce2" office:value-type="string" calcext:value-type="string">
            <text:p>/home/bernardo/Repositorio/k-9/k9mail-library/src/test/java/com/fsck/k9/mail/store/imap/mockserver/MockImapServ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isClientConnectionClosed</text:p>
          </table:table-cell>
          <table:table-cell table:style-name="ce2" office:value-type="string" calcext:value-type="string">
            <text:p>/home/bernardo/Repositorio/k-9/k9mail-library/src/test/java/com/fsck/k9/mail/store/imap/mockserver/MockImapServ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heckSettings_withHttpPrefixedServerName_shouldUseInsecureConnection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heckSettings_withWebDavUri_shouldUseInsecureConnection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heckSettings_withWebDavSslUri_shouldUseSecureConnection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heckSettings_withWebDavTlsUri_shouldUseSecureConnection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DefaultPort_withNoConnectionSecurityAndImap_shouldReturnDefaultPort</text:p>
          </table:table-cell>
          <table:table-cell table:style-name="ce2" office:value-type="string" calcext:value-type="string">
            <text:p>/home/bernardo/Repositorio/k-9/k9mail/src/test/java/com/fsck/k9/account/AccountCre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ConnectionFailure</text:p>
          </table:table-cell>
          <table:table-cell table:style-name="ce2" office:value-type="string" calcext:value-type="string">
            <text:p>/home/bernardo/Repositorio/android-squeezer/Squeezer/src/androidTest/java/uk/org/ngo/squeezer/test/server/Squeeze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Connect</text:p>
          </table:table-cell>
          <table:table-cell table:style-name="ce2" office:value-type="string" calcext:value-type="string">
            <text:p>/home/bernardo/Repositorio/android-squeezer/Squeezer/src/androidTest/java/uk/org/ngo/squeezer/test/server/Squeeze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ConnectProtectedServer</text:p>
          </table:table-cell>
          <table:table-cell table:style-name="ce2" office:value-type="string" calcext:value-type="string">
            <text:p>/home/bernardo/Repositorio/android-squeezer/Squeezer/src/androidTest/java/uk/org/ngo/squeezer/test/server/Squeeze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AskForSuggestionsWithoutInputConnectionUpdates</text:p>
          </table:table-cell>
          <table:table-cell table:style-name="ce2" office:value-type="string" calcext:value-type="string">
            <text:p>/home/bernardo/Repositorio/AnySoftKeyboard/src/test/java/com/anysoftkeyboard/AnySoftKeyboardDictionaryGetWord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AskForSuggestionsWithDelayedInputConnectionUpdates</text:p>
          </table:table-cell>
          <table:table-cell table:style-name="ce2" office:value-type="string" calcext:value-type="string">
            <text:p>/home/bernardo/Repositorio/AnySoftKeyboard/src/test/java/com/anysoftkeyboard/AnySoftKeyboardDictionaryGetWord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urrentInputConnection</text:p>
          </table:table-cell>
          <table:table-cell table:style-name="ce2" office:value-type="string" calcext:value-type="string">
            <text:p>/home/bernardo/Repositorio/AnySoftKeyboard/src/test/java/com/anysoftkeyboard/TestableAnySoftKeyboard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urrentTextInInputConnection</text:p>
          </table:table-cell>
          <table:table-cell table:style-name="ce2" office:value-type="string" calcext:value-type="string">
            <text:p>/home/bernardo/Repositorio/AnySoftKeyboard/src/test/java/com/anysoftkeyboard/TestInputConnectio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KeyboardReOpenOnNewInputConnectionField</text:p>
          </table:table-cell>
          <table:table-cell table:style-name="ce2" office:value-type="string" calcext:value-type="string">
            <text:p>/home/bernardo/Repositorio/AnySoftKeyboard/src/test/java/com/anysoftkeyboard/AnySoftKeyboardPhysicalKeyboar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KeyboardReOpenIfInputConnectionFieldIsZero</text:p>
          </table:table-cell>
          <table:table-cell table:style-name="ce2" office:value-type="string" calcext:value-type="string">
            <text:p>/home/bernardo/Repositorio/AnySoftKeyboard/src/test/java/com/anysoftkeyboard/AnySoftKeyboardPhysicalKeyboar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KeyboardReOpenOnPreviousInputConnectionFieldIfPhysicalKeyboardWasNotPressed</text:p>
          </table:table-cell>
          <table:table-cell table:style-name="ce2" office:value-type="string" calcext:value-type="string">
            <text:p>/home/bernardo/Repositorio/AnySoftKeyboard/src/test/java/com/anysoftkeyboard/AnySoftKeyboardPhysicalKeyboar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KeyboardStaysHiddenOnPreviousInputConnectionField</text:p>
          </table:table-cell>
          <table:table-cell table:style-name="ce2" office:value-type="string" calcext:value-type="string">
            <text:p>/home/bernardo/Repositorio/AnySoftKeyboard/src/test/java/com/anysoftkeyboard/AnySoftKeyboardPhysicalKeyboar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KeyboardReOpenOnPreviousInputConnectionFieldAfterProperClose</text:p>
          </table:table-cell>
          <table:table-cell table:style-name="ce2" office:value-type="string" calcext:value-type="string">
            <text:p>/home/bernardo/Repositorio/AnySoftKeyboard/src/test/java/com/anysoftkeyboard/AnySoftKeyboardPhysicalKeyboar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KeyboardStaysHiddenOnPreviousInputConnectionFieldAfterJustViewFinish</text:p>
          </table:table-cell>
          <table:table-cell table:style-name="ce2" office:value-type="string" calcext:value-type="string">
            <text:p>/home/bernardo/Repositorio/AnySoftKeyboard/src/test/java/com/anysoftkeyboard/AnySoftKeyboardPhysicalKeyboar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_create_FHEMWEB_connection</text:p>
          </table:table-cell>
          <table:table-cell table:style-name="ce2" office:value-type="string" calcext:value-type="string">
            <text:p>/home/bernardo/Repositorio/andFHEM/src/androidTest/java/li/klass/fhem/instrumentation/connection/ConnectionTelnetAndroi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_create_FHEMWEB_connection</text:p>
          </table:table-cell>
          <table:table-cell table:style-name="ce2" office:value-type="string" calcext:value-type="string">
            <text:p>/home/bernardo/Repositorio/andFHEM/src/androidTest/java/li/klass/fhem/instrumentation/connection/ConnectionFHEMWEBAndroi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onnector</text:p>
          </table:table-cell>
          <table:table-cell table:style-name="ce2" office:value-type="string" calcext:value-type="string">
            <text:p>/home/bernardo/Repositorio/c-geo-opensource/tests/src/cgeo/geocaching/connector/trackable/UnknownTrackableConne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WaymarkingConnector</text:p>
          </table:table-cell>
          <table:table-cell table:style-name="ce2" office:value-type="string" calcext:value-type="string">
            <text:p>/home/bernardo/Repositorio/c-geo-opensource/tests/src-android/cgeo/geocaching/connector/WaymarkingConne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GeocachingAustraliaConnector</text:p>
          </table:table-cell>
          <table:table-cell table:style-name="ce2" office:value-type="string" calcext:value-type="string">
            <text:p>/home/bernardo/Repositorio/c-geo-opensource/tests/src-android/cgeo/geocaching/connector/GeocachingAustraliaConne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GeopeitusConnector</text:p>
          </table:table-cell>
          <table:table-cell table:style-name="ce2" office:value-type="string" calcext:value-type="string">
            <text:p>/home/bernardo/Repositorio/c-geo-opensource/tests/src-android/cgeo/geocaching/connector/GeopeitusConne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GetConnectors</text:p>
          </table:table-cell>
          <table:table-cell table:style-name="ce2" office:value-type="string" calcext:value-type="string">
            <text:p>/home/bernardo/Repositorio/c-geo-opensource/tests/src-android/cgeo/geocaching/connector/ConnectorFacto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GetConnectorCgCache</text:p>
          </table:table-cell>
          <table:table-cell table:style-name="ce2" office:value-type="string" calcext:value-type="string">
            <text:p>/home/bernardo/Repositorio/c-geo-opensource/tests/src-android/cgeo/geocaching/connector/ConnectorFacto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GetConnectorString</text:p>
          </table:table-cell>
          <table:table-cell table:style-name="ce2" office:value-type="string" calcext:value-type="string">
            <text:p>/home/bernardo/Repositorio/c-geo-opensource/tests/src-android/cgeo/geocaching/connector/ConnectorFactor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onnector</text:p>
          </table:table-cell>
          <table:table-cell table:style-name="ce2" office:value-type="string" calcext:value-type="string">
            <text:p>/home/bernardo/Repositorio/c-geo-opensource/tests/src-android/cgeo/geocaching/connector/trackable/GeokretyConne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onnector</text:p>
          </table:table-cell>
          <table:table-cell table:style-name="ce2" office:value-type="string" calcext:value-type="string">
            <text:p>/home/bernardo/Repositorio/c-geo-opensource/tests/src-android/cgeo/geocaching/connector/trackable/TravelBugConne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onnector</text:p>
          </table:table-cell>
          <table:table-cell table:style-name="ce2" office:value-type="string" calcext:value-type="string">
            <text:p>/home/bernardo/Repositorio/c-geo-opensource/tests/src-android/cgeo/geocaching/connector/trackable/GeolutinsConne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TerraCachingConnector</text:p>
          </table:table-cell>
          <table:table-cell table:style-name="ce2" office:value-type="string" calcext:value-type="string">
            <text:p>/home/bernardo/Repositorio/c-geo-opensource/tests/src-android/cgeo/geocaching/connector/tc/TerraCachingConne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ConnectorOCDE</text:p>
          </table:table-cell>
          <table:table-cell table:style-name="ce2" office:value-type="string" calcext:value-type="string">
            <text:p>/home/bernardo/Repositorio/c-geo-opensource/tests/src-android/cgeo/geocaching/connector/oc/OkapiCli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getOcDeConnector</text:p>
          </table:table-cell>
          <table:table-cell table:style-name="ce2" office:value-type="string" calcext:value-type="string">
            <text:p>/home/bernardo/Repositorio/c-geo-opensource/tests/src-android/cgeo/geocaching/connector/oc/OCConnec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GpxExportUnknownConnector</text:p>
          </table:table-cell>
          <table:table-cell table:style-name="ce2" office:value-type="string" calcext:value-type="string">
            <text:p>/home/bernardo/Repositorio/c-geo-opensource/tests/src-android/cgeo/geocaching/export/Expor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houldCheckForConnectivityBeforeBackingUp</text:p>
          </table:table-cell>
          <table:table-cell table:style-name="ce2" office:value-type="string" calcext:value-type="string">
            <text:p>/home/bernardo/Repositorio/sms-backup-plus/src/test/java/com/zegoggles/smssync/service/SmsBackup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houldCheckForWifiConnectivity</text:p>
          </table:table-cell>
          <table:table-cell table:style-name="ce2" office:value-type="string" calcext:value-type="string">
            <text:p>/home/bernardo/Repositorio/sms-backup-plus/src/test/java/com/zegoggles/smssync/service/SmsBackup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houldCheckForWifiConnectivityAndNetworkType</text:p>
          </table:table-cell>
          <table:table-cell table:style-name="ce2" office:value-type="string" calcext:value-type="string">
            <text:p>/home/bernardo/Repositorio/sms-backup-plus/src/test/java/com/zegoggles/smssync/service/SmsBackup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onnectedViaEdge</text:p>
          </table:table-cell>
          <table:table-cell table:style-name="ce2" office:value-type="string" calcext:value-type="string">
            <text:p>/home/bernardo/Repositorio/sms-backup-plus/src/test/java/com/zegoggles/smssync/service/SmsBackup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onServiceConnected</text:p>
          </table:table-cell>
          <table:table-cell table:style-name="ce2" office:value-type="string" calcext:value-type="string">
            <text:p>/home/bernardo/Repositorio/safe/SafeDemo/src/org/openintents/samples/testsafe/TestSaf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onServiceDisconnected</text:p>
          </table:table-cell>
          <table:table-cell table:style-name="ce2" office:value-type="string" calcext:value-type="string">
            <text:p>/home/bernardo/Repositorio/safe/SafeDemo/src/org/openintents/samples/testsafe/TestSaf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etConnectedFlag</text:p>
          </table:table-cell>
          <table:table-cell table:style-name="ce2" office:value-type="string" calcext:value-type="string">
            <text:p>/home/bernardo/Repositorio/MozStumbler/android/src/test/java/org/mozilla/mozstumbler/client/MyShadowConnectivityManag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StumbleButtonIsConnectedToPref</text:p>
          </table:table-cell>
          <table:table-cell table:style-name="ce2" office:value-type="string" calcext:value-type="string">
            <text:p>/home/bernardo/Repositorio/MozStumbler/android/src/test/java/org/mozilla/mozstumbler/client/subactivities/Developer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MapNetworkConnectionChanged</text:p>
          </table:table-cell>
          <table:table-cell table:style-name="ce2" office:value-type="string" calcext:value-type="string">
            <text:p>/home/bernardo/Repositorio/MozStumbler/android/src/test/java/org/mozilla/mozstumbler/client/mapview/MapFragmen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etConnectedFlag</text:p>
          </table:table-cell>
          <table:table-cell table:style-name="ce2" office:value-type="string" calcext:value-type="string">
            <text:p>/home/bernardo/Repositorio/MozStumbler/libraries/stumbler/src/test/java/org/mozilla/mozstumbler/service/utils/MyShadowConnectivityManag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IsConnectedNoConnManager</text:p>
          </table:table-cell>
          <table:table-cell table:style-name="ce2" office:value-type="string" calcext:value-type="string">
            <text:p>/home/bernardo/Repositorio/MozStumbler/libraries/stumbler/src/test/java/org/mozilla/mozstumbler/service/utils/NetworkInfo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IsConnectedWithGlobal</text:p>
          </table:table-cell>
          <table:table-cell table:style-name="ce2" office:value-type="string" calcext:value-type="string">
            <text:p>/home/bernardo/Repositorio/MozStumbler/libraries/stumbler/src/test/java/org/mozilla/mozstumbler/service/utils/NetworkInfo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registerConnection</text:p>
          </table:table-cell>
          <table:table-cell table:style-name="ce2" office:value-type="string" calcext:value-type="string">
            <text:p>/home/bernardo/Repositorio/AntennaPod/app/src/androidTest/java/de/test/antennapod/util/service/download/NanoHTTPD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unRegisterConnection</text:p>
          </table:table-cell>
          <table:table-cell table:style-name="ce2" office:value-type="string" calcext:value-type="string">
            <text:p>/home/bernardo/Repositorio/AntennaPod/app/src/androidTest/java/de/test/antennapod/util/service/download/NanoHTTPD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loseAllConnections</text:p>
          </table:table-cell>
          <table:table-cell table:style-name="ce2" office:value-type="string" calcext:value-type="string">
            <text:p>/home/bernardo/Repositorio/AntennaPod/app/src/androidTest/java/de/test/antennapod/util/service/download/NanoHTTPD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endConnectionHeaderIfNotAlreadyPresent</text:p>
          </table:table-cell>
          <table:table-cell table:style-name="ce2" office:value-type="string" calcext:value-type="string">
            <text:p>/home/bernardo/Repositorio/AntennaPod/app/src/androidTest/java/de/test/antennapod/util/service/download/NanoHTTPD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HeadPhonesDisconnect</text:p>
          </table:table-cell>
          <table:table-cell table:style-name="ce2" office:value-type="string" calcext:value-type="string">
            <text:p>/home/bernardo/Repositorio/AntennaPod/app/src/androidTest/java/de/test/antennapod/ui/Preferenc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HeadPhonesReconnect</text:p>
          </table:table-cell>
          <table:table-cell table:style-name="ce2" office:value-type="string" calcext:value-type="string">
            <text:p>/home/bernardo/Repositorio/AntennaPod/app/src/androidTest/java/de/test/antennapod/ui/Preferenc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BluetoothReconnect</text:p>
          </table:table-cell>
          <table:table-cell table:style-name="ce2" office:value-type="string" calcext:value-type="string">
            <text:p>/home/bernardo/Repositorio/AntennaPod/app/src/androidTest/java/de/test/antennapod/ui/Preferenc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isConnectable</text:p>
          </table:table-cell>
          <table:table-cell table:style-name="ce2" office:value-type="string" calcext:value-type="string">
            <text:p>/home/bernardo/Repositorio/mobileorg-android/MobileOrg/src/instrumentTest/java/com/matburt/mobileorg/test/Synchronizers/SynchronizerStub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lickOnConnectButton</text:p>
          </table:table-cell>
          <table:table-cell table:style-name="ce2" office:value-type="string" calcext:value-type="string">
            <text:p>/home/bernardo/Repositorio/third_parties/automationTest/src/test/java/com/owncloud/android/test/ui/models/LoginForm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/home/bernardo/Repositorio/connectbot/tests/src/sk/vx/connectbot/mock/NullTranspor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isConnected</text:p>
          </table:table-cell>
          <table:table-cell table:style-name="ce2" office:value-type="string" calcext:value-type="string">
            <text:p>/home/bernardo/Repositorio/connectbot/tests/src/sk/vx/connectbot/mock/NullTranspor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writeConfigAndCheck</text:p>
          </table:table-cell>
          <table:table-cell table:style-name="ce2" office:value-type="string" calcext:value-type="string">
            <text:p>/home/bernardo/Repositorio/FBReaderJ/obsolete/test/org/test/zlibrary/options/ZLConfigWriter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getConfig</text:p>
          </table:table-cell>
          <table:table-cell table:style-name="ce2" office:value-type="string" calcext:value-type="string">
            <text:p>/home/bernardo/Repositorio/FBReaderJ/obsolete/test/org/test/zlibrary/options/ZLOption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</text:p>
          </table:table-cell>
          <table:table-cell table:style-name="ce2" office:value-type="string" calcext:value-type="string">
            <text:p>/home/bernardo/Repositorio/agit/agit-integration-tests/src/main/java/com/madgag/agit/AgitIntegrationTestModul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getConfiguration</text:p>
          </table:table-cell>
          <table:table-cell table:style-name="ce2" office:value-type="string" calcext:value-type="string">
            <text:p>/home/bernardo/Repositorio/standalone-calendar/tests/src/com/android/calendar/UtilsTest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</text:p>
          </table:table-cell>
          <table:table-cell table:style-name="ce2" office:value-type="string" calcext:value-type="string">
            <text:p>/home/bernardo/Repositorio/helsinki-testbed2-android/src/test/java/fi/testbed2/TestModul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</text:p>
          </table:table-cell>
          <table:table-cell table:style-name="ce2" office:value-type="string" calcext:value-type="string">
            <text:p>/home/bernardo/Repositorio/helsinki-testbed2-android/src/main/java/fi/testbed2/MainModul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onConfigurationChanged</text:p>
          </table:table-cell>
          <table:table-cell table:style-name="ce2" office:value-type="string" calcext:value-type="string">
            <text:p>/home/bernardo/Repositorio/helsinki-testbed2-android/src/main/java/fi/testbed2/android/activity/Animation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autoconfigureFolders_withSpecialUseCapability_shouldSetSpecialFolders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autoconfigureFolders_withoutSpecialUseCapability_shouldNotIssueImapCommand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reateStoreConfig</text:p>
          </table:table-cell>
          <table:table-cell table:style-name="ce2" office:value-type="string" calcext:value-type="string">
            <text:p>/home/bernardo/Repositorio/k-9/k9mail-library/src/test/java/com/fsck/k9/mail/store/imap/Imap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reateStoreConfig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HttpResponses</text:p>
          </table:table-cell>
          <table:table-cell table:style-name="ce2" office:value-type="string" calcext:value-type="string">
            <text:p>/home/bernardo/Repositorio/k-9/k9mail-library/src/test/java/com/fsck/k9/mail/store/webdav/WebDavStor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Account</text:p>
          </table:table-cell>
          <table:table-cell table:style-name="ce2" office:value-type="string" calcext:value-type="string">
            <text:p>/home/bernardo/Repositorio/k-9/k9mail/src/test/java/com/fsck/k9/controller/MessagingControl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LocalStore</text:p>
          </table:table-cell>
          <table:table-cell table:style-name="ce2" office:value-type="string" calcext:value-type="string">
            <text:p>/home/bernardo/Repositorio/k-9/k9mail/src/test/java/com/fsck/k9/controller/MessagingControl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RemoteStoreWithFolder</text:p>
          </table:table-cell>
          <table:table-cell table:style-name="ce2" office:value-type="string" calcext:value-type="string">
            <text:p>/home/bernardo/Repositorio/k-9/k9mail/src/test/java/com/fsck/k9/controller/MessagingControll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LockScreenNotification_NOTHING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LockScreenNotification_APP_NAME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LockScreenNotification_EVERYTHING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LockScreenNotification_SENDERS_withSingleMessage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LockScreenNotification_SENDERS_withMultipleMessages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LockScreenNotification_SENDERS_makeSureWeGetEnoughSenderNames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LockScreenNotification_MESSAGE_COUNT</text:p>
          </table:table-cell>
          <table:table-cell table:style-name="ce2" office:value-type="string" calcext:value-type="string">
            <text:p>/home/bernardo/Repositorio/k-9/k9mail/src/test/java/com/fsck/k9/notification/LockScreenNotific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getConfig</text:p>
          </table:table-cell>
          <table:table-cell table:style-name="ce2" office:value-type="string" calcext:value-type="string">
            <text:p>/home/bernardo/Repositorio/AnySoftKeyboard/src/test/java/com/menny/android/anysoftkeyboard/AskGradleTestRunn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ensureBuildConfig</text:p>
          </table:table-cell>
          <table:table-cell table:style-name="ce2" office:value-type="string" calcext:value-type="string">
            <text:p>/home/bernardo/Repositorio/AnySoftKeyboard/src/test/java/com/menny/android/anysoftkeyboard/AskGradleTestRunn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testLayoutPersistentWithPackageIdOnConfigurationChanged</text:p>
          </table:table-cell>
          <table:table-cell table:style-name="ce2" office:value-type="string" calcext:value-type="string">
            <text:p>/home/bernardo/Repositorio/AnySoftKeyboard/src/test/java/com/anysoftkeyboard/AnySoftKeyboardKeyboardPersistentLayout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testModeStaysOnConfigurationChange</text:p>
          </table:table-cell>
          <table:table-cell table:style-name="ce2" office:value-type="string" calcext:value-type="string">
            <text:p>/home/bernardo/Repositorio/AnySoftKeyboard/src/test/java/com/anysoftkeyboard/AnySoftKeyboardKeyboardSwitchin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testKeyboardReOpenOnInputConfigurationChange</text:p>
          </table:table-cell>
          <table:table-cell table:style-name="ce2" office:value-type="string" calcext:value-type="string">
            <text:p>/home/bernardo/Repositorio/AnySoftKeyboard/src/test/java/com/anysoftkeyboard/AnySoftKeyboardPhysicalKeyboar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</text:p>
          </table:table-cell>
          <table:table-cell table:style-name="ce2" office:value-type="string" calcext:value-type="string">
            <text:p>/home/bernardo/Repositorio/Toe/app/src/test/java/com/earthblood/tictactoe/guice/TestToeRoboModul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should_return_WidgetConfiguration</text:p>
          </table:table-cell>
          <table:table-cell table:style-name="ce2" office:value-type="string" calcext:value-type="string">
            <text:p>/home/bernardo/Repositorio/andFHEM/src/test/java/li/klass/fhem/appwidget/AppWidgetDataH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should_update_old_WidgetConfigurations</text:p>
          </table:table-cell>
          <table:table-cell table:style-name="ce2" office:value-type="string" calcext:value-type="string">
            <text:p>/home/bernardo/Repositorio/andFHEM/src/test/java/li/klass/fhem/appwidget/AppWidgetDataH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should_save_WidgetConfiguration_to_preferences</text:p>
          </table:table-cell>
          <table:table-cell table:style-name="ce2" office:value-type="string" calcext:value-type="string">
            <text:p>/home/bernardo/Repositorio/andFHEM/src/test/java/li/klass/fhem/appwidget/AppWidgetDataH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saveStringToConfigurationProvider</text:p>
          </table:table-cell>
          <table:table-cell table:style-name="ce2" office:value-type="string" calcext:value-type="string">
            <text:p>/home/bernardo/Repositorio/andFHEM/src/test/java/li/klass/fhem/appwidget/WidgetConfiguration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loadPatternGeneratorConfig</text:p>
          </table:table-cell>
          <table:table-cell table:style-name="ce2" office:value-type="string" calcext:value-type="string">
            <text:p>/home/bernardo/Repositorio/screen-test-patterns-app/src/org/projectvoodoo/screentestpatterns/Main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getBackupConfig</text:p>
          </table:table-cell>
          <table:table-cell table:style-name="ce2" office:value-type="string" calcext:value-type="string">
            <text:p>/home/bernardo/Repositorio/sms-backup-plus/src/test/java/com/zegoggles/smssync/service/Backup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shouldPassInCorrectBackupConfig</text:p>
          </table:table-cell>
          <table:table-cell table:style-name="ce2" office:value-type="string" calcext:value-type="string">
            <text:p>/home/bernardo/Repositorio/sms-backup-plus/src/test/java/com/zegoggles/smssync/service/SmsBackup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testConfigureDevices</text:p>
          </table:table-cell>
          <table:table-cell table:style-name="ce2" office:value-type="string" calcext:value-type="string">
            <text:p>/home/bernardo/Repositorio/AntennaPod/app/src/androidTest/java/de/test/antennapod/gpodnet/GPodnetService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isConfigured</text:p>
          </table:table-cell>
          <table:table-cell table:style-name="ce2" office:value-type="string" calcext:value-type="string">
            <text:p>/home/bernardo/Repositorio/mobileorg-android/MobileOrg/src/instrumentTest/java/com/matburt/mobileorg/test/Synchronizers/SynchronizerStub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onfigure</text:p>
          </table:table-cell>
          <table:table-cell table:style-name="ce2" office:value-type="string" calcext:value-type="string">
            <text:p>/home/bernardo/Repositorio/PageTurner/test/src/java/net/nightwhistler/pageturner/activity/ReadingActivity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getConfig</text:p>
          </table:table-cell>
          <table:table-cell table:style-name="ce2" office:value-type="string" calcext:value-type="string">
            <text:p>/home/bernardo/Repositorio/Gibberbot/tests/src/info/guardianproject/otr/app/im/plugin/xmpp/XMPPCertPin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createClassLoaderConfig</text:p>
          </table:table-cell>
          <table:table-cell table:style-name="ce2" office:value-type="string" calcext:value-type="string">
            <text:p>/home/bernardo/Repositorio/gnucash-android/app/src/test/java/org/gnucash/android/test/unit/testutil/GnucashTestRunn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testEnterSettingsAndConfigurePiwigoGallery</text:p>
          </table:table-cell>
          <table:table-cell table:style-name="ce2" office:value-type="string" calcext:value-type="string">
            <text:p>/home/bernardo/Repositorio/ReGalAndroid/regalandroid-test/src/net/dahanne/android/regalandroid/its/ReGalAndroid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getConfigProperties</text:p>
          </table:table-cell>
          <table:table-cell table:style-name="ce2" office:value-type="string" calcext:value-type="string">
            <text:p>/home/bernardo/Repositorio/PinDroid/app/src/test/java/com/pindroid/PinDroidRunner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amera</text:p>
          </table:table-cell>
          <table:table-cell table:style-name="ce2" office:value-type="string" calcext:value-type="string">
            <text:p>launchCamera</text:p>
          </table:table-cell>
          <table:table-cell table:style-name="ce2" office:value-type="string" calcext:value-type="string">
            <text:p>/home/bernardo/Repositorio/android_packages_apps_Camera2/tests/src/com/android/camera/stress/CameraStartUp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amera</text:p>
          </table:table-cell>
          <table:table-cell table:style-name="ce2" office:value-type="string" calcext:value-type="string">
            <text:p>testLaunchCamera</text:p>
          </table:table-cell>
          <table:table-cell table:style-name="ce2" office:value-type="string" calcext:value-type="string">
            <text:p>/home/bernardo/Repositorio/android_packages_apps_Camera2/tests/src/com/android/camera/stress/CameraStartUp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amera</text:p>
          </table:table-cell>
          <table:table-cell table:style-name="ce2" office:value-type="string" calcext:value-type="string">
            <text:p>launchCamera</text:p>
          </table:table-cell>
          <table:table-cell table:style-name="ce2" office:value-type="string" calcext:value-type="string">
            <text:p>/home/bernardo/Repositorio/android_packages_apps_Camera2/tests_camera/src/com/android/camera/stress/CameraStartUp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amera</text:p>
          </table:table-cell>
          <table:table-cell table:style-name="ce2" office:value-type="string" calcext:value-type="string">
            <text:p>testLaunchCamera</text:p>
          </table:table-cell>
          <table:table-cell table:style-name="ce2" office:value-type="string" calcext:value-type="string">
            <text:p>/home/bernardo/Repositorio/android_packages_apps_Camera2/tests_camera/src/com/android/camera/stress/CameraStartUp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camera</text:p>
          </table:table-cell>
          <table:table-cell table:style-name="ce2" office:value-type="string" calcext:value-type="string">
            <text:p>testLaunchCamera</text:p>
          </table:table-cell>
          <table:table-cell table:style-name="ce2" office:value-type="string" calcext:value-type="string">
            <text:p>/home/bernardo/Repositorio/android_packages_apps_Camera2/tests_camera/src/com/android/camera/power/ImageAndVideoCapture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bluetooth</text:p>
          </table:table-cell>
          <table:table-cell table:style-name="ce2" office:value-type="string" calcext:value-type="string">
            <text:p>testConnectZephyrBluetoothSensor_not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bluetooth</text:p>
          </table:table-cell>
          <table:table-cell table:style-name="ce2" office:value-type="string" calcext:value-type="string">
            <text:p>testConnectZephyrBluetoothSensor_under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bluetooth</text:p>
          </table:table-cell>
          <table:table-cell table:style-name="ce2" office:value-type="string" calcext:value-type="string">
            <text:p>testConnectPolarBluetoothSensor_not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bluetooth</text:p>
          </table:table-cell>
          <table:table-cell table:style-name="ce2" office:value-type="string" calcext:value-type="string">
            <text:p>testConnectPolarBluetoothSensor_under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bluetooth</text:p>
          </table:table-cell>
          <table:table-cell table:style-name="ce2" office:value-type="string" calcext:value-type="string">
            <text:p>bluetoothSensorTest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bluetooth</text:p>
          </table:table-cell>
          <table:table-cell table:style-name="ce2" office:value-type="string" calcext:value-type="string">
            <text:p>isBluetoothUri</text:p>
          </table:table-cell>
          <table:table-cell table:style-name="ce2" office:value-type="string" calcext:value-type="string">
            <text:p>/home/bernardo/Repositorio/bitcoin-wallet/wallet/test/de/schildbach/wallet/util/Bluetooth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bluetooth</text:p>
          </table:table-cell>
          <table:table-cell table:style-name="ce2" office:value-type="string" calcext:value-type="string">
            <text:p>getBluetooth</text:p>
          </table:table-cell>
          <table:table-cell table:style-name="ce2" office:value-type="string" calcext:value-type="string">
            <text:p>/home/bernardo/Repositorio/bitcoin-wallet/wallet/test/de/schildbach/wallet/util/Bluetooth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bluetooth</text:p>
          </table:table-cell>
          <table:table-cell table:style-name="ce2" office:value-type="string" calcext:value-type="string">
            <text:p>testBluetoothReconnect</text:p>
          </table:table-cell>
          <table:table-cell table:style-name="ce2" office:value-type="string" calcext:value-type="string">
            <text:p>/home/bernardo/Repositorio/AntennaPod/app/src/androidTest/java/de/test/antennapod/ui/Preference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ccountAvailable</text:p>
          </table:table-cell>
          <table:table-cell table:style-name="ce2" office:value-type="string" calcext:value-type="string">
            <text:p>/home/bernardo/Repositorio/MyTracks-master/MyTracksTest_E2E/src/com/google/android/apps/mytracks/endtoendtest/GoogleUtils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testAverageCadenceAvailable</text:p>
          </table:table-cell>
          <table:table-cell table:style-name="ce2" office:value-type="string" calcext:value-type="string">
            <text:p>/home/bernardo/Repositorio/MyTracks-master/MyTracksTest/src/com/google/android/apps/mytracks/services/sensors/StrideReadings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LanguageAvailable</text:p>
          </table:table-cell>
          <table:table-cell table:style-name="ce2" office:value-type="string" calcext:value-type="string">
            <text:p>/home/bernardo/Repositorio/MyTracks-master/MyTracksTest/src/com/google/android/apps/mytracks/services/tasks/AnnouncementPeriodi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LanguageAvailable</text:p>
          </table:table-cell>
          <table:table-cell table:style-name="ce2" office:value-type="string" calcext:value-type="string">
            <text:p>/home/bernardo/Repositorio/MyTracks-master/MyTracksTest/src/com/google/android/apps/mytracks/services/tasks/AnnouncementPeriodicTask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testReleasedBufferBecomesAvailable</text:p>
          </table:table-cell>
          <table:table-cell table:style-name="ce2" office:value-type="string" calcext:value-type="string">
            <text:p>/home/bernardo/Repositorio/speech_trainer/app_tests/src/mixedbit/speechtrainer/controller/AudioBufferAlloc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testAssertAllAudioBuffersAvailable</text:p>
          </table:table-cell>
          <table:table-cell table:style-name="ce2" office:value-type="string" calcext:value-type="string">
            <text:p>/home/bernardo/Repositorio/speech_trainer/app_tests/src/mixedbit/speechtrainer/controller/AudioBufferAllocato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compulsoryDataIsAvailable</text:p>
          </table:table-cell>
          <table:table-cell table:style-name="ce2" office:value-type="string" calcext:value-type="string">
            <text:p>/home/bernardo/Repositorio/helsinki-testbed2-android/src/main/java/fi/testbed2/android/activity/AnimationActivity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areMoreMessagesAvailable_withClosedFolder_shouldThrow</text:p>
          </table:table-cell>
          <table:table-cell table:style-name="ce2" office:value-type="string" calcext:value-type="string">
            <text:p>/home/bernardo/Repositorio/k-9/k9mail-library/src/test/java/com/fsck/k9/mail/store/imap/Imap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areMoreMessagesAvailable_withAdditionalMessages_shouldReturnTrue</text:p>
          </table:table-cell>
          <table:table-cell table:style-name="ce2" office:value-type="string" calcext:value-type="string">
            <text:p>/home/bernardo/Repositorio/k-9/k9mail-library/src/test/java/com/fsck/k9/mail/store/imap/Imap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areMoreMessagesAvailable_withoutAdditionalMessages_shouldReturnFalse</text:p>
          </table:table-cell>
          <table:table-cell table:style-name="ce2" office:value-type="string" calcext:value-type="string">
            <text:p>/home/bernardo/Repositorio/k-9/k9mail-library/src/test/java/com/fsck/k9/mail/store/imap/Imap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areMoreMessagesAvailable_withoutAdditionalMessages_shouldIssueSearchCommandsUntilAllMessagesSearched</text:p>
          </table:table-cell>
          <table:table-cell table:style-name="ce2" office:value-type="string" calcext:value-type="string">
            <text:p>/home/bernardo/Repositorio/k-9/k9mail-library/src/test/java/com/fsck/k9/mail/store/imap/ImapFold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testAvailableSubtypesReported</text:p>
          </table:table-cell>
          <table:table-cell table:style-name="ce2" office:value-type="string" calcext:value-type="string">
            <text:p>/home/bernardo/Repositorio/AnySoftKeyboard/src/test/java/com/anysoftkeyboard/AnySoftKeyboardKeyboardSwitching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ithValidValues_IsAvailable</text:p>
          </table:table-cell>
          <table:table-cell table:style-name="ce2" office:value-type="string" calcext:value-type="string">
            <text:p>/home/bernardo/Repositorio/gpslogger/gpslogger/src/test/java/com/mendhak/gpslogger/senders/owncloud/OwnCloud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utoSendAvailable_WhenUserCheckedPreference_ThenAvailable</text:p>
          </table:table-cell>
          <table:table-cell table:style-name="ce2" office:value-type="string" calcext:value-type="string">
            <text:p>/home/bernardo/Repositorio/gpslogger/gpslogger/src/test/java/com/mendhak/gpslogger/senders/owncloud/OwnCloud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henAllValuesPresent_ReturnsTrue</text:p>
          </table:table-cell>
          <table:table-cell table:style-name="ce2" office:value-type="string" calcext:value-type="string">
            <text:p>/home/bernardo/Repositorio/gpslogger/gpslogger/src/test/java/com/mendhak/gpslogger/senders/ftp/Ftp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ServerNameAndPort_ReturnsTrue</text:p>
          </table:table-cell>
          <table:table-cell table:style-name="ce2" office:value-type="string" calcext:value-type="string">
            <text:p>/home/bernardo/Repositorio/gpslogger/gpslogger/src/test/java/com/mendhak/gpslogger/senders/ftp/Ftp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henFTPS_ProtocolRequired</text:p>
          </table:table-cell>
          <table:table-cell table:style-name="ce2" office:value-type="string" calcext:value-type="string">
            <text:p>/home/bernardo/Repositorio/gpslogger/gpslogger/src/test/java/com/mendhak/gpslogger/senders/ftp/Ftp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AutoSendUnchecked_IsAvailable</text:p>
          </table:table-cell>
          <table:table-cell table:style-name="ce2" office:value-type="string" calcext:value-type="string">
            <text:p>/home/bernardo/Repositorio/gpslogger/gpslogger/src/test/java/com/mendhak/gpslogger/senders/ftp/Ftp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utoSendAvailable_AutoSendChecked_IsAvailable</text:p>
          </table:table-cell>
          <table:table-cell table:style-name="ce2" office:value-type="string" calcext:value-type="string">
            <text:p>/home/bernardo/Repositorio/gpslogger/gpslogger/src/test/java/com/mendhak/gpslogger/senders/ftp/Ftp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henKeyPresent_ReturnsTrue</text:p>
          </table:table-cell>
          <table:table-cell table:style-name="ce2" office:value-type="string" calcext:value-type="string">
            <text:p>/home/bernardo/Repositorio/gpslogger/gpslogger/src/test/java/com/mendhak/gpslogger/senders/dropbox/DropBox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ithKeyButAutoSendDisabled_ReturnsTrue</text:p>
          </table:table-cell>
          <table:table-cell table:style-name="ce2" office:value-type="string" calcext:value-type="string">
            <text:p>/home/bernardo/Repositorio/gpslogger/gpslogger/src/test/java/com/mendhak/gpslogger/senders/dropbox/DropBox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utoSendAvailable_WhenUserCheckedAutoSend_IsAvailable</text:p>
          </table:table-cell>
          <table:table-cell table:style-name="ce2" office:value-type="string" calcext:value-type="string">
            <text:p>/home/bernardo/Repositorio/gpslogger/gpslogger/src/test/java/com/mendhak/gpslogger/senders/dropbox/DropBox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henAllValuesPresent_True</text:p>
          </table:table-cell>
          <table:table-cell table:style-name="ce2" office:value-type="string" calcext:value-type="string">
            <text:p>/home/bernardo/Repositorio/gpslogger/gpslogger/src/test/java/com/mendhak/gpslogger/senders/opengts/OpenGTS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utoSendAvailable_WhenUserCheckedPreference_True</text:p>
          </table:table-cell>
          <table:table-cell table:style-name="ce2" office:value-type="string" calcext:value-type="string">
            <text:p>/home/bernardo/Repositorio/gpslogger/gpslogger/src/test/java/com/mendhak/gpslogger/senders/opengts/OpenGTS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utoSendAvailable_WhenPortIsNotNumberic_False</text:p>
          </table:table-cell>
          <table:table-cell table:style-name="ce2" office:value-type="string" calcext:value-type="string">
            <text:p>/home/bernardo/Repositorio/gpslogger/gpslogger/src/test/java/com/mendhak/gpslogger/senders/opengts/OpenGTS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ithValidValues_IsAvailable</text:p>
          </table:table-cell>
          <table:table-cell table:style-name="ce2" office:value-type="string" calcext:value-type="string">
            <text:p>/home/bernardo/Repositorio/gpslogger/gpslogger/src/test/java/com/mendhak/gpslogger/senders/osm/OpenStreetMap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utosendAvailable_WhenUserChecked_IsAvailable</text:p>
          </table:table-cell>
          <table:table-cell table:style-name="ce2" office:value-type="string" calcext:value-type="string">
            <text:p>/home/bernardo/Repositorio/gpslogger/gpslogger/src/test/java/com/mendhak/gpslogger/senders/osm/OpenStreetMap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AccountAndToken_IsAvailable</text:p>
          </table:table-cell>
          <table:table-cell table:style-name="ce2" office:value-type="string" calcext:value-type="string">
            <text:p>/home/bernardo/Repositorio/gpslogger/gpslogger/src/test/java/com/mendhak/gpslogger/senders/googledrive/GoogleDrive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utoSendAvailable_UserCheckedAutosend_IsAvailable</text:p>
          </table:table-cell>
          <table:table-cell table:style-name="ce2" office:value-type="string" calcext:value-type="string">
            <text:p>/home/bernardo/Repositorio/gpslogger/gpslogger/src/test/java/com/mendhak/gpslogger/senders/googledrive/GoogleDrive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henAllValuesPresent_ReturnsTrue</text:p>
          </table:table-cell>
          <table:table-cell table:style-name="ce2" office:value-type="string" calcext:value-type="string">
            <text:p>/home/bernardo/Repositorio/gpslogger/gpslogger/src/test/java/com/mendhak/gpslogger/senders/email/AutoEmail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AllValuesButAutoSendUnchecked_ReturnsTrue</text:p>
          </table:table-cell>
          <table:table-cell table:style-name="ce2" office:value-type="string" calcext:value-type="string">
            <text:p>/home/bernardo/Repositorio/gpslogger/gpslogger/src/test/java/com/mendhak/gpslogger/senders/email/AutoEmail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henSomeValuesMissing_ReturnsFalse</text:p>
          </table:table-cell>
          <table:table-cell table:style-name="ce2" office:value-type="string" calcext:value-type="string">
            <text:p>/home/bernardo/Repositorio/gpslogger/gpslogger/src/test/java/com/mendhak/gpslogger/senders/email/AutoEmail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utoSendAvailable_WhenAutoSendEnabled_ReturnsTrue</text:p>
          </table:table-cell>
          <table:table-cell table:style-name="ce2" office:value-type="string" calcext:value-type="string">
            <text:p>/home/bernardo/Repositorio/gpslogger/gpslogger/src/test/java/com/mendhak/gpslogger/senders/email/AutoEmailMana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getFormattedUrl_WhenValuesMissing_UrlReturnsWhatsAvailable</text:p>
          </table:table-cell>
          <table:table-cell table:style-name="ce2" office:value-type="string" calcext:value-type="string">
            <text:p>/home/bernardo/Repositorio/gpslogger/gpslogger/src/test/java/com/mendhak/gpslogger/loggers/customurl/CustomUrlLoggerTest.jav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testIsIndexDownloadAvailable</text:p>
          </table:table-cell>
          <table:table-cell table:style-name="ce2" office:value-type="string" calcext:value-type="string">
            <text:p>/home/bernardo/Repositorio/and-bible/and-bible/app/src/test/java/net/bible/service/sword/SwordDocumentFacadeTest.java</text:p>
          </table:table-cell>
          <table:table-cell table:style-name="ce2"/>
          <table:table-cell table:number-columns-repeated="1020"/>
        </table:table-row>
        <table:table-row table:style-name="ro1" table:number-rows-repeated="1047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es" table:style-name="ta1">
        <office:forms form:automatic-focus="false" form:apply-design-mode="false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Palavra</text:p>
          </table:table-cell>
          <table:table-cell table:style-name="ce1" office:value-type="string" calcext:value-type="string">
            <text:p>Método</text:p>
          </table:table-cell>
          <table:table-cell table:style-name="ce4" office:value-type="string" calcext:value-type="string">
            <text:p>Classe</text:p>
          </table:table-cell>
          <table:table-cell table:style-name="ce1" office:value-type="string" calcext:value-type="string">
            <text:p>Descr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temperature</text:p>
          </table:table-cell>
          <table:table-cell table:style-name="ce2" office:value-type="string" calcext:value-type="string">
            <text:p>testTemperatureMatches</text:p>
          </table:table-cell>
          <table:table-cell table:style-name="ce5" office:value-type="string" calcext:value-type="string">
            <text:p>/home/bernardo/Repositorio/andFHEM/src/test/java/li/klass/fhem/domain/core/DeviceStateAdditionalInformationTypeTest.java</text:p>
          </table:table-cell>
          <table:table-cell table:style-name="ce9" office:value-type="string" calcext:value-type="string">
            <text:p>hamcreast;testa parâmetros relacionados aos quart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temperature</text:p>
          </table:table-cell>
          <table:table-cell table:style-name="ce2" office:value-type="string" calcext:value-type="string">
            <text:p>should_read_temperature_humidity_device_correctly</text:p>
          </table:table-cell>
          <table:table-cell table:style-name="ce5" office:value-type="string" calcext:value-type="string">
            <text:p>/home/bernardo/Repositorio/andFHEM/src/test/java/li/klass/fhem/domain/HMSDeviceTest.java</text:p>
          </table:table-cell>
          <table:table-cell table:style-name="ce9" office:value-type="string" calcext:value-type="string">
            <text:p>Assertivas para formação de temperatur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temperature</text:p>
          </table:table-cell>
          <table:table-cell table:style-name="ce2" office:value-type="string" calcext:value-type="string">
            <text:p>testOnOffTemperatureDevice</text:p>
          </table:table-cell>
          <table:table-cell table:style-name="ce5" office:value-type="string" calcext:value-type="string">
            <text:p>/home/bernardo/Repositorio/andFHEM/src/test/java/li/klass/fhem/domain/MaxDeviceTest.java</text:p>
          </table:table-cell>
          <table:table-cell table:style-name="ce9" office:value-type="string" calcext:value-type="string">
            <text:p>assertivas para dispositivos de temperatur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amera</text:p>
          </table:table-cell>
          <table:table-cell table:style-name="ce2" office:value-type="string" calcext:value-type="string">
            <text:p>testLaunchCamera</text:p>
          </table:table-cell>
          <table:table-cell table:style-name="ce2" office:value-type="string" calcext:value-type="string">
            <text:p>/home/bernardo/Repositorio/android_packages_apps_Camera2/tests_camera/src/com/android/camera/power/ImageAndVideoCapture.java</text:p>
          </table:table-cell>
          <table:table-cell table:style-name="ce9" office:value-type="string" calcext:value-type="string">
            <text:p>casos de teste para medir o tempo de inicialização da câmera e gravador de vídeo</text:p>
          </table:table-cell>
          <table:table-cell table:number-columns-repeated="1020"/>
        </table:table-row>
        <table:table-row table:style-name="ro9">
          <table:table-cell table:style-name="ce2" office:value-type="string" calcext:value-type="string">
            <text:p>!camera</text:p>
          </table:table-cell>
          <table:table-cell table:style-name="ce2" office:value-type="string" calcext:value-type="string">
            <text:p>launchCamera</text:p>
          </table:table-cell>
          <table:table-cell table:style-name="ce2" office:value-type="string" calcext:value-type="string">
            <text:p>/home/bernardo/Repositorio/android_packages_apps_Camera2/tests_camera/src/com/android/camera/stress/CameraStartUp.java</text:p>
          </table:table-cell>
          <table:table-cell table:style-name="ce9" office:value-type="string" calcext:value-type="string">
            <text:p><text:span text:style-name="T1">Caso de teste Instrumentação para medição de energia da câmera</text:span></text:p>
            <text:p><text:span text:style-name="T1">caso de teste usará a configuração padrão da câmera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amera</text:p>
          </table:table-cell>
          <table:table-cell table:style-name="ce2" office:value-type="string" calcext:value-type="string">
            <text:p>launchCamera</text:p>
          </table:table-cell>
          <table:table-cell table:style-name="ce2" office:value-type="string" calcext:value-type="string">
            <text:p>/home/bernardo/Repositorio/android_packages_apps_Camera2/tests/src/com/android/camera/stress/CameraStartUp.java</text:p>
          </table:table-cell>
          <table:table-cell table:style-name="ce10" office:value-type="string" calcext:value-type="string">
            <text:p>casos de teste para medir o tempo de inicialização da câmera e gravador de víde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IsSensorBearingAccurate</text:p>
          </table:table-cell>
          <table:table-cell table:style-name="ce5" office:value-type="string" calcext:value-type="string">
            <text:p>/home/bernardo/Repositorio/getback_gps/src/test/java/com/github/ruleant/getback_gps/lib/NavigatorTest.java</text:p>
          </table:table-cell>
          <table:table-cell table:style-name="ce9" office:value-type="string" calcext:value-type="string">
            <text:p>Cria mock para localização e para orienta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NmeaSentence_EmptyNmeaSentence_DGPSIDIsNull</text:p>
          </table:table-cell>
          <table:table-cell table:style-name="ce2" office:value-type="string" calcext:value-type="string">
            <text:p>/home/bernardo/Repositorio/gpslogger/gpslogger/src/test/java/com/mendhak/gpslogger/loggers/nmea/NmeaSentenceTest.java</text:p>
          </table:table-cell>
          <table:table-cell table:style-name="ce9" office:value-type="string" calcext:value-type="string">
            <text:p>Mockito; Robolectric; Junit; testa o GP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getNextGPSLocation</text:p>
          </table:table-cell>
          <table:table-cell table:style-name="ce5" office:value-type="string" calcext:value-type="string">
            <text:p>/home/bernardo/Repositorio/MozStumbler/android/src/test/java/org/mozilla/mozstumbler/service/stumblerthread/motiondetection/LegacyMotionSensorTest.java</text:p>
          </table:table-cell>
          <table:table-cell table:style-name="ce10" office:value-type="string" calcext:value-type="string">
            <text:p>teste para detecção de movimento; Juint; robolectri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testStartMotionDetectionAfterFirstGPSLock</text:p>
          </table:table-cell>
          <table:table-cell table:style-name="ce5" office:value-type="string" calcext:value-type="string">
            <text:p>/home/bernardo/Repositorio/MozStumbler/android/src/test/java/org/mozilla/mozstumbler/service/stumblerthread/motiondetection/LocationChangeSensorTest.java</text:p>
          </table:table-cell>
          <table:table-cell table:style-name="ce9" office:value-type="string" calcext:value-type="string">
            <text:p>Hamcreast; Mockito, Junit; Leitura de valores válidos do GPS;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testNotFirstGPSFix_MovedDistance</text:p>
          </table:table-cell>
          <table:table-cell table:style-name="ce5" office:value-type="string" calcext:value-type="string">
            <text:p>/home/bernardo/Repositorio/MozStumbler/android/src/test/java/org/mozilla/mozstumbler/service/stumblerthread/motiondetection/LocationChangeSensorTest.java</text:p>
          </table:table-cell>
          <table:table-cell table:style-name="ce9" office:value-type="string" calcext:value-type="string">
            <text:p>Junit; Robolectric; MockSystemClock; mockLoca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testIntentGpsEnabledChange</text:p>
          </table:table-cell>
          <table:table-cell table:style-name="ce5" office:value-type="string" calcext:value-type="string">
            <text:p>/home/bernardo/Repositorio/MozStumbler/libraries/stumbler/src/test/java/org/mozilla/mozstumbler/service/mainthread/PassiveServiceReceiverTest.java</text:p>
          </table:table-cell>
          <table:table-cell table:style-name="ce9" office:value-type="string" calcext:value-type="string">
            <text:p>Robolectric; Junit; testa movimentos do GP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requestTriggerSensor</text:p>
          </table:table-cell>
          <table:table-cell table:style-name="ce5" office:value-type="string" calcext:value-type="string">
            <text:p>/home/bernardo/Repositorio/MozStumbler/libraries/stumbler/src/test/java/org/mozilla/mozstumbler/service/stumblerthread/motiondetection/CustomSensorManager.java</text:p>
          </table:table-cell>
          <table:table-cell table:style-name="ce9" office:value-type="string" calcext:value-type="string">
            <text:p>Testa GP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BasicSignificantMotionSensorTest</text:p>
          </table:table-cell>
          <table:table-cell table:style-name="ce5" office:value-type="string" calcext:value-type="string">
            <text:p>/home/bernardo/Repositorio/MozStumbler/libraries/stumbler/src/test/java/org/mozilla/mozstumbler/service/stumblerthread/motiondetection/SignificantMotionSensorTest.java</text:p>
          </table:table-cell>
          <table:table-cell table:style-name="ce9" office:value-type="string" calcext:value-type="string">
            <text:p>Teste de detecção de moviment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gps</text:p>
          </table:table-cell>
          <table:table-cell table:style-name="ce2" office:value-type="string" calcext:value-type="string">
            <text:p>testGpsMenu</text:p>
          </table:table-cell>
          <table:table-cell table:style-name="ce2" office:value-type="string" calcext:value-type="string">
            <text:p>/home/bernardo/Repositorio/MyTracks-master/MyTracksTest_E2E/src/com/google/android/apps/mytracks/endtoendtest/common/MenuItemsTest.java</text:p>
          </table:table-cell>
          <table:table-cell table:style-name="ce10" office:value-type="string" calcext:value-type="string">
            <text:p>Robotium; teste de inicialização e parada de GP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ConnectZephyrBluetoothSensor_not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10" office:value-type="string" calcext:value-type="string">
            <text:p>Testa conexão de bluetoot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nsor</text:p>
          </table:table-cell>
          <table:table-cell table:style-name="ce2" office:value-type="string" calcext:value-type="string">
            <text:p>testFillDataPoint_sensorIncorrect</text:p>
          </table:table-cell>
          <table:table-cell table:style-name="ce2" office:value-type="string" calcext:value-type="string">
            <text:p>/home/bernardo/Repositorio/MyTracks-master/MyTracksTest/src/com/google/android/apps/mytracks/fragments/ChartFragmentTest.java</text:p>
          </table:table-cell>
          <table:table-cell table:style-name="ce10" office:value-type="string" calcext:value-type="string">
            <text:p>Testa a entrada de valores incorretos para sensor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ensores.D2:Sensores.D18">
            <calcext:condition calcext:apply-style-name="naoVazio" calcext:value="!=&quot;&quot;" calcext:base-cell-address="Sensores.D2"/>
          </calcext:conditional-format>
        </calcext:conditional-formats>
      </table:table>
      <table:table table:name="Conectividad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Palavra</text:p>
          </table:table-cell>
          <table:table-cell table:style-name="ce1" office:value-type="string" calcext:value-type="string">
            <text:p>Método</text:p>
          </table:table-cell>
          <table:table-cell table:style-name="ce4" office:value-type="string" calcext:value-type="string">
            <text:p>Classe</text:p>
          </table:table-cell>
          <table:table-cell table:style-name="ce6" office:value-type="string" calcext:value-type="string">
            <text:p>Descriçã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integrationGitServerURIFor</text:p>
          </table:table-cell>
          <table:table-cell table:style-name="ce5" office:value-type="string" calcext:value-type="string">
            <text:p>/home/bernardo/Repositorio/agit/agit-test-utils/src/main/java/com/madgag/agit/GitTestUtils.java</text:p>
          </table:table-cell>
          <table:table-cell table:style-name="ce11" office:value-type="string" calcext:value-type="string">
            <text:p>hamcrest; testa rede local; roboelectric, a diff project for integration testing - mini git server; test utils; the tests look to deal with connectivity</text:p>
          </table:table-cell>
          <table:table-cell office:value-type="string" calcext:value-type="string">
            <text:p>rede local</text:p>
          </table:table-cell>
          <table:table-cell office:value-type="string" calcext:value-type="string">
            <text:p>mini servid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OSMHB</text:p>
          </table:table-cell>
          <table:table-cell table:style-name="ce2" office:value-type="string" calcext:value-type="string">
            <text:p>/home/bernardo/Repositorio/and-bible/AndBackendTest/src/net/bible/android/activity/DownloadTest.java</text:p>
          </table:table-cell>
          <table:table-cell table:style-name="ce11" office:value-type="string" calcext:value-type="string">
            <text:p>Teste de download de livro – Juni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downloa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PersonalCommentary</text:p>
          </table:table-cell>
          <table:table-cell table:style-name="ce2" office:value-type="string" calcext:value-type="string">
            <text:p>/home/bernardo/Repositorio/and-bible/AndBackendTest/src/net/bible/service/sword/PersonalCommentaryTest.java</text:p>
          </table:table-cell>
          <table:table-cell table:style-name="ce12" office:value-type="string" calcext:value-type="string">
            <text:p>Junit; sem teste de conectivida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electServerType</text:p>
          </table:table-cell>
          <table:table-cell table:style-name="ce5" office:value-type="string" calcext:value-type="string">
            <text:p>/home/bernardo/Repositorio/andFHEM/src/androidTest/java/li/klass/fhem/instrumentation/connection/ConnectionTelnetAndroidTest.java</text:p>
          </table:table-cell>
          <table:table-cell table:style-name="ce11" office:value-type="string" calcext:value-type="string">
            <text:p>expresso; hamcrest; testa server teln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FHEMServerSpecSerializeDeserialize</text:p>
          </table:table-cell>
          <table:table-cell table:style-name="ce5" office:value-type="string" calcext:value-type="string">
            <text:p>/home/bernardo/Repositorio/andFHEM/src/test/java/li/klass/fhem/service/connection/ConnectionServiceTest.java</text:p>
          </table:table-cell>
          <table:table-cell table:style-name="ce13" office:value-type="string" calcext:value-type="string">
            <text:p>testa o telnet e conexão htt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AuthenticatedServer</text:p>
          </table:table-cell>
          <table:table-cell table:style-name="ce2" office:value-type="string" calcext:value-type="string">
            <text:p>/home/bernardo/Repositorio/android-squeezer/Squeezer/src/androidTest/java/uk/org/ngo/squeezer/test/mock/SqueezeboxServerMockTest.java</text:p>
          </table:table-cell>
          <table:table-cell table:style-name="ce11" office:value-type="string" calcext:value-type="string">
            <text:p>mock; testa estado da conexão; testa autentica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ConnectProtectedServer</text:p>
          </table:table-cell>
          <table:table-cell table:style-name="ce2" office:value-type="string" calcext:value-type="string">
            <text:p>/home/bernardo/Repositorio/android-squeezer/Squeezer/src/androidTest/java/uk/org/ngo/squeezer/test/server/SqueezeServiceTest.java</text:p>
          </table:table-cell>
          <table:table-cell table:style-name="ce11" office:value-type="string" calcext:value-type="string">
            <text:p>mock; testa estado da conexão; testa autentica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testGetNetwork</text:p>
          </table:table-cell>
          <table:table-cell table:style-name="ce5" office:value-type="string" calcext:value-type="string">
            <text:p>/home/bernardo/Repositorio/androidclient/app/src/test/java/org/kontalk/client/EndpointServerTest.java</text:p>
          </table:table-cell>
          <table:table-cell table:style-name="ce11" office:value-type="string" calcext:value-type="string">
            <text:p>Junit; testa porta de conexão; testa segurança da porta; testa placa de rede loca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IsConnectionStateOkFor</text:p>
          </table:table-cell>
          <table:table-cell table:style-name="ce5" office:value-type="string" calcext:value-type="string">
            <text:p>/home/bernardo/Repositorio/andstatus/app/src/androidTest/java/org/andstatus/app/context/ConnectionStateTest.java</text:p>
          </table:table-cell>
          <table:table-cell table:style-name="ce11" office:value-type="string" calcext:value-type="string">
            <text:p>InstrumentationTestCase; testa o estado da conex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networkDelay</text:p>
          </table:table-cell>
          <table:table-cell table:style-name="ce5" office:value-type="string" calcext:value-type="string">
            <text:p>/home/bernardo/Repositorio/andstatus/app/src/androidTest/java/org/andstatus/app/net/http/HttpConnectionMock.java</text:p>
          </table:table-cell>
          <table:table-cell table:style-name="ce14" office:value-type="string" calcext:value-type="string">
            <text:p>HttpConnectionMoc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GetConnectionAndUrl</text:p>
          </table:table-cell>
          <table:table-cell table:style-name="ce5" office:value-type="string" calcext:value-type="string">
            <text:p>/home/bernardo/Repositorio/andstatus/app/src/androidTest/java/org/andstatus/app/net/social/ConnectionPumpioTest.java</text:p>
          </table:table-cell>
          <table:table-cell table:style-name="ce15" office:value-type="string" calcext:value-type="string">
            <text:p>Mocking http connection; get conexão e ur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waitForServiceStopped</text:p>
          </table:table-cell>
          <table:table-cell table:style-name="ce5" office:value-type="string" calcext:value-type="string">
            <text:p>/home/bernardo/Repositorio/andstatus/app/src/androidTest/java/org/andstatus/app/service/MyServiceTestHelper.java</text:p>
          </table:table-cell>
          <table:table-cell table:style-name="ce11" office:value-type="string" calcext:value-type="string">
            <text:p>Mocking para http connec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Subscription2</text:p>
          </table:table-cell>
          <table:table-cell table:style-name="ce2" office:value-type="string" calcext:value-type="string">
            <text:p>/home/bernardo/Repositorio/AntennaPod/app/src/androidTest/java/de/test/antennapod/gpodnet/GPodnetServiceTest.java</text:p>
          </table:table-cell>
          <table:table-cell table:style-name="ce11" office:value-type="string" calcext:value-type="string">
            <text:p>Testa upload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</text:p>
          </table:table-cell>
          <table:table-cell table:style-name="ce2" office:value-type="string" calcext:value-type="string">
            <text:p>/home/bernardo/Repositorio/AntennaPod/app/src/androidTest/java/de/test/antennapod/service/download/HttpDownloaderTest.java</text:p>
          </table:table-cell>
          <table:table-cell table:style-name="ce11" office:value-type="string" calcext:value-type="string">
            <text:p>Teste http downloa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SetSequentialDownload</text:p>
          </table:table-cell>
          <table:table-cell table:style-name="ce2" office:value-type="string" calcext:value-type="string">
            <text:p>/home/bernardo/Repositorio/AntennaPod/app/src/androidTest/java/de/test/antennapod/ui/PreferencesTest.java</text:p>
          </table:table-cell>
          <table:table-cell table:style-name="ce11" office:value-type="string" calcext:value-type="string">
            <text:p>Robotium; teste de conjunto de entrada inválido para download paralel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AddLocalFeedDataDownload</text:p>
          </table:table-cell>
          <table:table-cell table:style-name="ce2" office:value-type="string" calcext:value-type="string">
            <text:p>/home/bernardo/Repositorio/AntennaPod/app/src/androidTest/java/de/test/antennapod/ui/UITestUtilsTest.java</text:p>
          </table:table-cell>
          <table:table-cell table:style-name="ce11" office:value-type="string" calcext:value-type="string">
            <text:p>Assertiva para get http connec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AskForSuggestionsWithDelayedInputConnectionUpdates</text:p>
          </table:table-cell>
          <table:table-cell table:style-name="ce5" office:value-type="string" calcext:value-type="string">
            <text:p>/home/bernardo/Repositorio/AnySoftKeyboard/src/test/java/com/anysoftkeyboard/AnySoftKeyboardDictionaryGetWordsTest.java</text:p>
          </table:table-cell>
          <table:table-cell table:style-name="ce11" office:value-type="string" calcext:value-type="string">
            <text:p>Junit;robolectric; sem conectivida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testAvailableSubtypesReported</text:p>
          </table:table-cell>
          <table:table-cell table:style-name="ce5" office:value-type="string" calcext:value-type="string">
            <text:p>/home/bernardo/Repositorio/AnySoftKeyboard/src/test/java/com/anysoftkeyboard/AnySoftKeyboardKeyboardSwitchingTest.java</text:p>
          </table:table-cell>
          <table:table-cell table:style-name="ce11" office:value-type="string" calcext:value-type="string">
            <text:p>Junit;robolectric; sem conectivida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KeyboardStaysHiddenOnPreviousInputConnectionFieldAfterJustViewFinish</text:p>
          </table:table-cell>
          <table:table-cell table:style-name="ce5" office:value-type="string" calcext:value-type="string">
            <text:p>/home/bernardo/Repositorio/AnySoftKeyboard/src/test/java/com/anysoftkeyboard/AnySoftKeyboardPhysicalKeyboardTest.java</text:p>
          </table:table-cell>
          <table:table-cell table:style-name="ce11" office:value-type="string" calcext:value-type="string">
            <text:p>Junit;robolectric; sem conectivida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registerObserver</text:p>
          </table:table-cell>
          <table:table-cell table:style-name="ce5" office:value-type="string" calcext:value-type="string">
            <text:p>/home/bernardo/Repositorio/AnySoftKeyboard/src/test/java/com/anysoftkeyboard/dictionaries/TestableBTreeDictionary.java</text:p>
          </table:table-cell>
          <table:table-cell table:style-name="ce11" office:value-type="string" calcext:value-type="string">
            <text:p>Teste de conexão com o banco de dad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tartHttpServer</text:p>
          </table:table-cell>
          <table:table-cell table:style-name="ce2" office:value-type="string" calcext:value-type="string">
            <text:p>/home/bernardo/Repositorio/BehatReporter/test/headrevision/BehatReporter/report/LoaderTest.java</text:p>
          </table:table-cell>
          <table:table-cell table:style-name="ce11" office:value-type="string" calcext:value-type="string">
            <text:p>Mocking para http serv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bluetooth</text:p>
          </table:table-cell>
          <table:table-cell table:style-name="ce2" office:value-type="string" calcext:value-type="string">
            <text:p>isBluetoothUri</text:p>
          </table:table-cell>
          <table:table-cell table:style-name="ce5" office:value-type="string" calcext:value-type="string">
            <text:p>/home/bernardo/Repositorio/bitcoin-wallet/wallet/test/de/schildbach/wallet/util/BluetoothTest.java</text:p>
          </table:table-cell>
          <table:table-cell table:style-name="ce11" office:value-type="string" calcext:value-type="string">
            <text:p>Junit; assertivas para bluetoot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restoreWalletFromBase58_wrongNetwork</text:p>
          </table:table-cell>
          <table:table-cell table:style-name="ce5" office:value-type="string" calcext:value-type="string">
            <text:p>/home/bernardo/Repositorio/bitcoin-wallet/wallet/test/de/schildbach/wallet/util/WalletUtilsTest.java</text:p>
          </table:table-cell>
          <table:table-cell table:style-name="ce11" office:value-type="string" calcext:value-type="string">
            <text:p>Junit; backu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GetConnectorCgCache</text:p>
          </table:table-cell>
          <table:table-cell table:style-name="ce2" office:value-type="string" calcext:value-type="string">
            <text:p>/home/bernardo/Repositorio/c-geo-opensource/tests/src-android/cgeo/geocaching/connector/ConnectorFactoryTest.java</text:p>
          </table:table-cell>
          <table:table-cell table:style-name="ce11" office:value-type="string" calcext:value-type="string">
            <text:p>Mock; assertivas para conexão com a intern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Service</text:p>
          </table:table-cell>
          <table:table-cell table:style-name="ce2" office:value-type="string" calcext:value-type="string">
            <text:p>/home/bernardo/Repositorio/c-geo-opensource/tests/src-android/cgeo/geocaching/connector/trackable/GeolutinsParserTest.java</text:p>
          </table:table-cell>
          <table:table-cell table:style-name="ce11" office:value-type="string" calcext:value-type="string">
            <text:p>Testa coneção htt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StaticMaps</text:p>
          </table:table-cell>
          <table:table-cell table:style-name="ce2" office:value-type="string" calcext:value-type="string">
            <text:p>/home/bernardo/Repositorio/c-geo-opensource/tests/src-android/cgeo/geocaching/StaticMapsProviderTest.java</text:p>
          </table:table-cell>
          <table:table-cell table:style-name="ce16" office:value-type="string" calcext:value-type="string">
            <text:p>Junit; Teste com coordenadas geografica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OpenCaching</text:p>
          </table:table-cell>
          <table:table-cell table:style-name="ce2" office:value-type="string" calcext:value-type="string">
            <text:p>/home/bernardo/Repositorio/c-geo-opensource/tests/src-android/cgeo/watchdog/WatchdogTest.java</text:p>
          </table:table-cell>
          <table:table-cell table:style-name="ce11" office:value-type="string" calcext:value-type="string">
            <text:p>testa conexão com web serv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From</text:p>
          </table:table-cell>
          <table:table-cell table:style-name="ce5" office:value-type="string" calcext:value-type="string">
            <text:p>/home/bernardo/Repositorio/frostwire-android/tests/src/com/frostwire/android/tests/torrent/HTMLTorrentParsingTest.java</text:p>
          </table:table-cell>
          <table:table-cell table:style-name="ce11" office:value-type="string" calcext:value-type="string">
            <text:p>Junit; assertiva para alocação de memó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downloadFrom</text:p>
          </table:table-cell>
          <table:table-cell table:style-name="ce5" office:value-type="string" calcext:value-type="string">
            <text:p>/home/bernardo/Repositorio/frostwire-android/tests/src/com/frostwire/android/tests/torrent/MemStressTorrentTest.java</text:p>
          </table:table-cell>
          <table:table-cell table:style-name="ce11" office:value-type="string" calcext:value-type="string">
            <text:p>Junit; Teste de download via torr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From</text:p>
          </table:table-cell>
          <table:table-cell table:style-name="ce5" office:value-type="string" calcext:value-type="string">
            <text:p>/home/bernardo/Repositorio/frostwire-android/tests/src/com/frostwire/android/tests/torrent/SingleTorrentTest.java</text:p>
          </table:table-cell>
          <table:table-cell table:style-name="ce11" office:value-type="string" calcext:value-type="string">
            <text:p>Junit; Teste de download via torr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FromMininova</text:p>
          </table:table-cell>
          <table:table-cell table:style-name="ce5" office:value-type="string" calcext:value-type="string">
            <text:p>/home/bernardo/Repositorio/frostwire-android/tests/src/com/frostwire/android/tests/torrent/StressTorrentTest.java</text:p>
          </table:table-cell>
          <table:table-cell table:style-name="ce11" office:value-type="string" calcext:value-type="string">
            <text:p>Junit; Teste de download via torr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1</text:p>
          </table:table-cell>
          <table:table-cell table:style-name="ce5" office:value-type="string" calcext:value-type="string">
            <text:p>/home/bernardo/Repositorio/frostwire-android/tests/src/com/frostwire/android/tests/vuze/CreateDownloadTest.java</text:p>
          </table:table-cell>
          <table:table-cell table:style-name="ce11" office:value-type="string" calcext:value-type="string">
            <text:p>Junit; teste de download com htt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formatDownloadState</text:p>
          </table:table-cell>
          <table:table-cell table:style-name="ce5" office:value-type="string" calcext:value-type="string">
            <text:p>/home/bernardo/Repositorio/frostwire-android/tests/src/com/frostwire/android/tests/vuze/VuzeDownloadTest.java</text:p>
          </table:table-cell>
          <table:table-cell table:style-name="ce11" office:value-type="string" calcext:value-type="string">
            <text:p>Mock; testa download htt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ApproveSubscription_serverBuddies</text:p>
          </table:table-cell>
          <table:table-cell table:style-name="ce2" office:value-type="string" calcext:value-type="string">
            <text:p>/home/bernardo/Repositorio/Gibberbot/robo-tests/src/info/guardianproject/otr/app/im/plugin/xmpp/XmppConnectionTest.java</text:p>
          </table:table-cell>
          <table:table-cell table:style-name="ce11" office:value-type="string" calcext:value-type="string">
            <text:p>EasyMock; Junit; robolectric; xmppConnec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ithKeyButAutoSendDisabled_ReturnsTrue</text:p>
          </table:table-cell>
          <table:table-cell table:style-name="ce5" office:value-type="string" calcext:value-type="string">
            <text:p>/home/bernardo/Repositorio/gpslogger/gpslogger/src/test/java/com/mendhak/gpslogger/senders/dropbox/DropBoxManagerTest.java</text:p>
          </table:table-cell>
          <table:table-cell table:style-name="ce11" office:value-type="string" calcext:value-type="string">
            <text:p>hamcrest; mockito; junit; assertivas para conexão com o dropbo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henFTPS_ProtocolRequired</text:p>
          </table:table-cell>
          <table:table-cell table:style-name="ce5" office:value-type="string" calcext:value-type="string">
            <text:p>/home/bernardo/Repositorio/gpslogger/gpslogger/src/test/java/com/mendhak/gpslogger/senders/ftp/FtpManagerTest.java</text:p>
          </table:table-cell>
          <table:table-cell table:style-name="ce11" office:value-type="string" calcext:value-type="string">
            <text:p>hamcrest; mockito; testa server ft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AccountAndToken_IsAvailable</text:p>
          </table:table-cell>
          <table:table-cell table:style-name="ce5" office:value-type="string" calcext:value-type="string">
            <text:p>/home/bernardo/Repositorio/gpslogger/gpslogger/src/test/java/com/mendhak/gpslogger/senders/googledrive/GoogleDriveManagerTest.java</text:p>
          </table:table-cell>
          <table:table-cell table:style-name="ce11" office:value-type="string" calcext:value-type="string">
            <text:p>Hamcrest; mockito; verifica disponibilidade google dr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henAllValuesPresent_True</text:p>
          </table:table-cell>
          <table:table-cell table:style-name="ce5" office:value-type="string" calcext:value-type="string">
            <text:p>/home/bernardo/Repositorio/gpslogger/gpslogger/src/test/java/com/mendhak/gpslogger/senders/opengts/OpenGTSManagerTest.java</text:p>
          </table:table-cell>
          <table:table-cell table:style-name="ce11" office:value-type="string" calcext:value-type="string">
            <text:p>Teste de comunicação htt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IsAvailable_WithValidValues_IsAvailable</text:p>
          </table:table-cell>
          <table:table-cell table:style-name="ce5" office:value-type="string" calcext:value-type="string">
            <text:p>/home/bernardo/Repositorio/gpslogger/gpslogger/src/test/java/com/mendhak/gpslogger/senders/owncloud/OwnCloudManagerTest.java</text:p>
          </table:table-cell>
          <table:table-cell table:style-name="ce11" office:value-type="string" calcext:value-type="string">
            <text:p>Mockito; assertivas para verificar o status de envio de dad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CancelledWhenRefreshFromMainActivity</text:p>
          </table:table-cell>
          <table:table-cell table:style-name="ce2" office:value-type="string" calcext:value-type="string">
            <text:p>/home/bernardo/Repositorio/helsinki-testbed2-android/robotium/src/main/java/fi/testbed2/robotium/MainActivityRobotiumTest.java</text:p>
          </table:table-cell>
          <table:table-cell table:style-name="ce11" office:value-type="string" calcext:value-type="string">
            <text:p>Robotium; testa botoões de downloa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DownloadBitmap</text:p>
          </table:table-cell>
          <table:table-cell table:style-name="ce2" office:value-type="string" calcext:value-type="string">
            <text:p>/home/bernardo/Repositorio/helsinki-testbed2-android/src/test/java/fi/testbed2/service/impl/LruCacheBitmapServiceTest.java</text:p>
          </table:table-cell>
          <table:table-cell table:style-name="ce11" office:value-type="string" calcext:value-type="string">
            <text:p>Junit; teste para download de bitm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DifferentCertificatesOnSameServer</text:p>
          </table:table-cell>
          <table:table-cell table:style-name="ce5" office:value-type="string" calcext:value-type="string">
            <text:p>/home/bernardo/Repositorio/k-9/k9mail-library/src/androidTest/java/com/fsck/k9/mail/ssl/TrustManagerFactoryTest.java</text:p>
          </table:table-cell>
          <table:table-cell table:style-name="ce11" office:value-type="string" calcext:value-type="string">
            <text:p>Junit; assertivas para certificado digita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startServerAndCreateImapConnection</text:p>
          </table:table-cell>
          <table:table-cell table:style-name="ce5" office:value-type="string" calcext:value-type="string">
            <text:p>/home/bernardo/Repositorio/k-9/k9mail-library/src/test/java/com/fsck/k9/mail/store/imap/ImapConnectionTest.java</text:p>
          </table:table-cell>
          <table:table-cell table:style-name="ce11" office:value-type="string" calcext:value-type="string">
            <text:p>Robolectric; Mockito; Junit; mocking de server imap; assertivas para autentica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areMoreMessagesAvailable_withAdditionalMessages_shouldReturnTrue</text:p>
          </table:table-cell>
          <table:table-cell table:style-name="ce5" office:value-type="string" calcext:value-type="string">
            <text:p>/home/bernardo/Repositorio/k-9/k9mail-library/src/test/java/com/fsck/k9/mail/store/imap/ImapFolderTest.java</text:p>
          </table:table-cell>
          <table:table-cell table:style-name="ce11" office:value-type="string" calcext:value-type="string">
            <text:p>Robolectric, Mockito, Junit; assertivas para criação e testes com diretórios IM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heckSettings_shouldCreateImapConnectionAndCallOpen</text:p>
          </table:table-cell>
          <table:table-cell table:style-name="ce5" office:value-type="string" calcext:value-type="string">
            <text:p>/home/bernardo/Repositorio/k-9/k9mail-library/src/test/java/com/fsck/k9/mail/store/imap/ImapStoreTest.java</text:p>
          </table:table-cell>
          <table:table-cell table:style-name="ce11" office:value-type="string" calcext:value-type="string">
            <text:p>Junit; mockito; assertivas para servidor im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checkSettings_withHttpPrefixedServerName_shouldUseInsecureConnection</text:p>
          </table:table-cell>
          <table:table-cell table:style-name="ce5" office:value-type="string" calcext:value-type="string">
            <text:p>/home/bernardo/Repositorio/k-9/k9mail-library/src/test/java/com/fsck/k9/mail/store/webdav/WebDavStoreTest.java</text:p>
          </table:table-cell>
          <table:table-cell table:style-name="ce11" office:value-type="string" calcext:value-type="string">
            <text:p>Junit; Mockito; Robolectric; mocking de cliente http; assertivas para serviço we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localMessageWithCopyOnServer</text:p>
          </table:table-cell>
          <table:table-cell table:style-name="ce5" office:value-type="string" calcext:value-type="string">
            <text:p>/home/bernardo/Repositorio/k-9/k9mail/src/test/java/com/fsck/k9/controller/MessagingControllerTest.java</text:p>
          </table:table-cell>
          <table:table-cell table:style-name="ce11" office:value-type="string" calcext:value-type="string">
            <text:p>Junit; Mockito; Robolectric; testa sincronização remota de diretóri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clearAuthenticationErrorNotification_withIncomingServer_shouldCancelNotification</text:p>
          </table:table-cell>
          <table:table-cell table:style-name="ce5" office:value-type="string" calcext:value-type="string">
            <text:p>/home/bernardo/Repositorio/k-9/k9mail/src/test/java/com/fsck/k9/notification/AuthenticationErrorNotificationsTest.java</text:p>
          </table:table-cell>
          <table:table-cell table:style-name="ce11" office:value-type="string" calcext:value-type="string">
            <text:p>Robolectric; mockito; testa notificação de erro na autentica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ClearCertificateErrorNotificationsForIncomingServer</text:p>
          </table:table-cell>
          <table:table-cell table:style-name="ce5" office:value-type="string" calcext:value-type="string">
            <text:p>/home/bernardo/Repositorio/k-9/k9mail/src/test/java/com/fsck/k9/notification/CertificateErrorNotificationsTest.java</text:p>
          </table:table-cell>
          <table:table-cell table:style-name="ce11" office:value-type="string" calcext:value-type="string">
            <text:p>Robolectric; mockito; assertivas para certificados digitai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testDifferentCertificatesOnSameServer</text:p>
          </table:table-cell>
          <table:table-cell table:style-name="ce2" office:value-type="string" calcext:value-type="string">
            <text:p>/home/bernardo/Repositorio/k9mail/tests/src/com/fsck/k9/net/ssl/TrustManagerFactoryTest.java</text:p>
          </table:table-cell>
          <table:table-cell table:style-name="ce11" office:value-type="string" calcext:value-type="string">
            <text:p>AndroidTestCase; testa server de certificados digitai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testMapNetworkConnectionChanged</text:p>
          </table:table-cell>
          <table:table-cell table:style-name="ce5" office:value-type="string" calcext:value-type="string">
            <text:p>/home/bernardo/Repositorio/MozStumbler/android/src/test/java/org/mozilla/mozstumbler/client/mapview/MapFragmentTest.java</text:p>
          </table:table-cell>
          <table:table-cell table:style-name="ce11" office:value-type="string" calcext:value-type="string">
            <text:p>Junit; Robolectric; testa coneção com a re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MapNetworkConnectionChanged</text:p>
          </table:table-cell>
          <table:table-cell table:style-name="ce5" office:value-type="string" calcext:value-type="string">
            <text:p>/home/bernardo/Repositorio/MozStumbler/android/src/test/java/org/mozilla/mozstumbler/client/mapview/MapFragmentTest.java</text:p>
          </table:table-cell>
          <table:table-cell table:style-name="ce11" office:value-type="string" calcext:value-type="string">
            <text:p>Mockito; Robolectric; Junit; testa gp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StumbleButtonIsConnectedToPref</text:p>
          </table:table-cell>
          <table:table-cell table:style-name="ce5" office:value-type="string" calcext:value-type="string">
            <text:p>/home/bernardo/Repositorio/MozStumbler/android/src/test/java/org/mozilla/mozstumbler/client/subactivities/DeveloperActivityTest.java</text:p>
          </table:table-cell>
          <table:table-cell table:style-name="ce11" office:value-type="string" calcext:value-type="string">
            <text:p>Junit; Robolectric; testa transferencia de arquivos; testa botão de conexão com tum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testUpdaterNetworkCheck</text:p>
          </table:table-cell>
          <table:table-cell table:style-name="ce5" office:value-type="string" calcext:value-type="string">
            <text:p>/home/bernardo/Repositorio/MozStumbler/android/src/test/java/org/mozilla/mozstumbler/client/UpdaterTest.java</text:p>
          </table:table-cell>
          <table:table-cell table:style-name="ce11" office:value-type="string" calcext:value-type="string">
            <text:p>Junit; Robolectric; mocking de servidor http para testar relógi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wifi</text:p>
          </table:table-cell>
          <table:table-cell table:style-name="ce2" office:value-type="string" calcext:value-type="string">
            <text:p>testReporterWifiLimits</text:p>
          </table:table-cell>
          <table:table-cell table:style-name="ce5" office:value-type="string" calcext:value-type="string">
            <text:p>/home/bernardo/Repositorio/MozStumbler/android/src/test/java/org/mozilla/mozstumbler/service/stumblerthread/ReporterTest.java</text:p>
          </table:table-cell>
          <table:table-cell table:style-name="ce11" office:value-type="string" calcext:value-type="string">
            <text:p>Junit; Robolectric; testa wif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network</text:p>
          </table:table-cell>
          <table:table-cell table:style-name="ce2" office:value-type="string" calcext:value-type="string">
            <text:p>testNetworkIsDownNoData</text:p>
          </table:table-cell>
          <table:table-cell table:style-name="ce5" office:value-type="string" calcext:value-type="string">
            <text:p>/home/bernardo/Repositorio/MozStumbler/android/src/test/java/org/mozilla/osmdroid/tileprovider/modules/TileDownloaderDelegateTest.java</text:p>
          </table:table-cell>
          <table:table-cell table:style-name="ce11" office:value-type="string" calcext:value-type="string">
            <text:p>Mockito; Robolectric; Junit; testa htt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StumblerServiceOnHandleIntent</text:p>
          </table:table-cell>
          <table:table-cell table:style-name="ce5" office:value-type="string" calcext:value-type="string">
            <text:p>/home/bernardo/Repositorio/MozStumbler/libraries/stumbler/src/test/java/org/mozilla/mozstumbler/service/mainthread/PassiveServiceReceiverTest.java</text:p>
          </table:table-cell>
          <table:table-cell table:style-name="ce17" office:value-type="string" calcext:value-type="string">
            <text:p>Mockito; Robolectric; Junit; testa gp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NPEBug_1130052_ValidIntentOnAlarmService</text:p>
          </table:table-cell>
          <table:table-cell table:style-name="ce5" office:value-type="string" calcext:value-type="string">
            <text:p>/home/bernardo/Repositorio/MozStumbler/libraries/stumbler/src/test/java/org/mozilla/mozstumbler/service/uploadthread/UploadAlarmReceiverTest.java</text:p>
          </table:table-cell>
          <table:table-cell table:style-name="ce18" office:value-type="string" calcext:value-type="string">
            <text:p>Robolectric; Junit; Mockito; verifica serviço de alarme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testIsConnectedNoConnManager</text:p>
          </table:table-cell>
          <table:table-cell table:style-name="ce5" office:value-type="string" calcext:value-type="string">
            <text:p>/home/bernardo/Repositorio/MozStumbler/libraries/stumbler/src/test/java/org/mozilla/mozstumbler/service/utils/NetworkInfoTest.java</text:p>
          </table:table-cell>
          <table:table-cell table:style-name="ce11" office:value-type="string" calcext:value-type="string">
            <text:p>Junit; Robolectric; testa a conexão com a re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isGooglePlayServicesLatest</text:p>
          </table:table-cell>
          <table:table-cell table:style-name="ce2" office:value-type="string" calcext:value-type="string">
            <text:p>/home/bernardo/Repositorio/MyTracks-master/MyTracksTest_E2E/src/com/google/android/apps/mytracks/endtoendtest/EndToEndTestUtils.java</text:p>
          </table:table-cell>
          <table:table-cell table:style-name="ce11" office:value-type="string" calcext:value-type="string">
            <text:p>Robotium; verifica versão do android; verifica sinal de gp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bluetooth</text:p>
          </table:table-cell>
          <table:table-cell table:style-name="ce2" office:value-type="string" calcext:value-type="string">
            <text:p>testConnectZephyrBluetoothSensor_underRecording</text:p>
          </table:table-cell>
          <table:table-cell table:style-name="ce2" office:value-type="string" calcext:value-type="string">
            <text:p>/home/bernardo/Repositorio/MyTracks-master/MyTracksTest_E2E/src/com/google/android/apps/mytracks/endtoendtest/others/SensorTest.java</text:p>
          </table:table-cell>
          <table:table-cell table:style-name="ce11" office:value-type="string" calcext:value-type="string">
            <text:p>AndroidTestCase; teste com bluetoot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isServiceExisted</text:p>
          </table:table-cell>
          <table:table-cell table:style-name="ce2" office:value-type="string" calcext:value-type="string">
            <text:p>/home/bernardo/Repositorio/MyTracks-master/MyTracksTest/src/com/google/android/apps/mytracks/BootReceiverTest.java</text:p>
          </table:table-cell>
          <table:table-cell table:style-name="ce11" office:value-type="string" calcext:value-type="string">
            <text:p>AndroidTestCase; verifica se o serviço de boot ex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prepareAndUploadPoints</text:p>
          </table:table-cell>
          <table:table-cell table:style-name="ce2" office:value-type="string" calcext:value-type="string">
            <text:p>/home/bernardo/Repositorio/MyTracks-master/MyTracksTest/src/com/google/android/apps/mytracks/io/maps/SendMapsAsyncTaskTest.java</text:p>
          </table:table-cell>
          <table:table-cell table:style-name="ce19" office:value-type="string" calcext:value-type="string">
            <text:p>AndroidTestCase; mocking para atividade de envio de mapas; teste de upload de pontos de localiza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tartControlRecordingService</text:p>
          </table:table-cell>
          <table:table-cell table:style-name="ce2" office:value-type="string" calcext:value-type="string">
            <text:p>/home/bernardo/Repositorio/MyTracks-master/MyTracksTest/src/com/google/android/apps/mytracks/services/ControlRecordingServiceTest.java</text:p>
          </table:table-cell>
          <table:table-cell table:style-name="ce20" office:value-type="string" calcext:value-type="string">
            <text:p>Mocking para serviço de grava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testAverageCadenceAvailable</text:p>
          </table:table-cell>
          <table:table-cell table:style-name="ce2" office:value-type="string" calcext:value-type="string">
            <text:p>/home/bernardo/Repositorio/MyTracks-master/MyTracksTest/src/com/google/android/apps/mytracks/services/sensors/StrideReadingsTest.java</text:p>
          </table:table-cell>
          <table:table-cell table:style-name="ce11" office:value-type="string" calcext:value-type="string">
            <text:p>Junit; teste de disponibilidade de calendári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testRun_noService</text:p>
          </table:table-cell>
          <table:table-cell table:style-name="ce2" office:value-type="string" calcext:value-type="string">
            <text:p>/home/bernardo/Repositorio/MyTracks-master/MyTracksTest/src/com/google/android/apps/mytracks/services/tasks/AnnouncementPeriodicTaskTest.java</text:p>
          </table:table-cell>
          <table:table-cell table:style-name="ce11" office:value-type="string" calcext:value-type="string">
            <text:p>EasyMock;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hutdownService</text:p>
          </table:table-cell>
          <table:table-cell table:style-name="ce2" office:value-type="string" calcext:value-type="string">
            <text:p>/home/bernardo/Repositorio/MyTracks-master/MyTracksTest/src/com/google/android/apps/mytracks/services/TrackRecordingServiceTest.java</text:p>
          </table:table-cell>
          <table:table-cell table:style-name="ce11" office:value-type="string" calcext:value-type="string">
            <text:p>Mock; teste de localização de gps; simulação de objetos para renomear conteúto textua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when_event_type_is_download_then_icon_should_be_upload_and_its_text_should_be_formatted</text:p>
          </table:table-cell>
          <table:table-cell table:style-name="ce5" office:value-type="string" calcext:value-type="string">
            <text:p>/home/bernardo/Repositorio/pockethub/app/src/test/java/com/github/pockethub/ui/user/IconAndViewTextManagerTest.java</text:p>
          </table:table-cell>
          <table:table-cell table:style-name="ce11" office:value-type="string" calcext:value-type="string">
            <text:p>Junit; robolectric; mockito; teste com o download e upload de icon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faviconDownloaderAbstruseGooseTest</text:p>
          </table:table-cell>
          <table:table-cell table:style-name="ce2" office:value-type="string" calcext:value-type="string">
            <text:p>/home/bernardo/Repositorio/reader/reader-core/src/test/java/com/sismics/reader/core/dao/file/html/TestFaviconDownloader.java</text:p>
          </table:table-cell>
          <table:table-cell table:style-name="ce11" office:value-type="string" calcext:value-type="string">
            <text:p>Junit; download de página, download de diretóri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startHttpServer</text:p>
          </table:table-cell>
          <table:table-cell table:style-name="ce2" office:value-type="string" calcext:value-type="string">
            <text:p>/home/bernardo/Repositorio/reader/reader-web-common/src/test/java/com/sismics/reader/rest/BaseJerseyTest.java</text:p>
          </table:table-cell>
          <table:table-cell table:style-name="ce11" office:value-type="string" calcext:value-type="string">
            <text:p>Junit; teste para e-mail server, http server, simula network dow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assertServiceIntentDoesntExist</text:p>
          </table:table-cell>
          <table:table-cell table:style-name="ce5" office:value-type="string" calcext:value-type="string">
            <text:p>/home/bernardo/Repositorio/sls/app/src/androidTest/java/com/adam/aslfms/receiver/AbstractReceiverTest.java</text:p>
          </table:table-cell>
          <table:table-cell table:style-name="ce11" office:value-type="string" calcext:value-type="string">
            <text:p>Mock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onnectedViaEdge</text:p>
          </table:table-cell>
          <table:table-cell table:style-name="ce2" office:value-type="string" calcext:value-type="string">
            <text:p>/home/bernardo/Repositorio/sms-backup-plus/src/test/java/com/zegoggles/smssync/service/SmsBackupServiceTest.java</text:p>
          </table:table-cell>
          <table:table-cell table:style-name="ce11" office:value-type="string" calcext:value-type="string">
            <text:p>Junit; Robolectric; Mockito; Verifica o tipo de conecitvidade wifi; testa tarefas de backup; testa credenciais de login; verifica tipo de dados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wifi</text:p>
          </table:table-cell>
          <table:table-cell table:style-name="ce2" office:value-type="string" calcext:value-type="string">
            <text:p>shouldGetErrorMessageRequiresWifi</text:p>
          </table:table-cell>
          <table:table-cell table:style-name="ce2" office:value-type="string" calcext:value-type="string">
            <text:p>/home/bernardo/Repositorio/sms-backup-plus/src/test/java/com/zegoggles/smssync/service/state/StateTest.java</text:p>
          </table:table-cell>
          <table:table-cell table:style-name="ce11" office:value-type="string" calcext:value-type="string">
            <text:p>Junit; Robolectric; assertivas para mensagens de notificação de err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houldSuccessfullyRouteSMSToTwoWebServices</text:p>
          </table:table-cell>
          <table:table-cell table:style-name="ce5" office:value-type="string" calcext:value-type="string">
            <text:p>/home/bernardo/Repositorio/SMSSync/smssync/src/test/java/org/addhen/smssync/data/message/PostMessageTest.java</text:p>
          </table:table-cell>
          <table:table-cell table:style-name="ce11" office:value-type="string" calcext:value-type="string">
            <text:p>Junit; Mockito; testa serviço de sm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houldSetWebServiceEntity</text:p>
          </table:table-cell>
          <table:table-cell table:style-name="ce5" office:value-type="string" calcext:value-type="string">
            <text:p>/home/bernardo/Repositorio/SMSSync/smssync/src/test/java/org/addhen/smssync/domain/entity/SyncUrlEntityTest.java</text:p>
          </table:table-cell>
          <table:table-cell table:style-name="ce11" office:value-type="string" calcext:value-type="string">
            <text:p>Junit; Robolectric; teste de sincronização de UR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available</text:p>
          </table:table-cell>
          <table:table-cell table:style-name="ce2" office:value-type="string" calcext:value-type="string">
            <text:p>testAssertAllAudioBuffersAvailable</text:p>
          </table:table-cell>
          <table:table-cell table:style-name="ce2" office:value-type="string" calcext:value-type="string">
            <text:p>/home/bernardo/Repositorio/speech_trainer/app_tests/src/mixedbit/speechtrainer/controller/AudioBufferAllocatorTest.java</text:p>
          </table:table-cell>
          <table:table-cell table:style-name="ce11" office:value-type="string" calcext:value-type="string">
            <text:p>Junit; assertivas para o buffer de audi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download</text:p>
          </table:table-cell>
          <table:table-cell table:style-name="ce2" office:value-type="string" calcext:value-type="string">
            <text:p>testGetDownloadsEmptyList</text:p>
          </table:table-cell>
          <table:table-cell table:style-name="ce5" office:value-type="string" calcext:value-type="string">
            <text:p>/home/bernardo/Repositorio/Subsonic/app/src/androidTest/java/github/daneren2005/dsub/service/DownloadServiceTest.java</text:p>
          </table:table-cell>
          <table:table-cell table:style-name="ce11" office:value-type="string" calcext:value-type="string">
            <text:p>ActivityInstrumentationTestCase2; Testa o download de play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uploadFile</text:p>
          </table:table-cell>
          <table:table-cell table:style-name="ce2" office:value-type="string" calcext:value-type="string">
            <text:p>/home/bernardo/Repositorio/third_parties/automationTest/src/test/java/com/owncloud/android/test/ui/actions/Actions.java</text:p>
          </table:table-cell>
          <table:table-cell table:style-name="ce11" office:value-type="string" calcext:value-type="string">
            <text:p>Selenium; androidEle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clickOnFilesElementUploadFile</text:p>
          </table:table-cell>
          <table:table-cell table:style-name="ce2" office:value-type="string" calcext:value-type="string">
            <text:p>/home/bernardo/Repositorio/third_parties/automationTest/src/test/java/com/owncloud/android/test/ui/models/FileListView.java</text:p>
          </table:table-cell>
          <table:table-cell table:style-name="ce11" office:value-type="string" calcext:value-type="string">
            <text:p>AppiumFieldDecorator para androidElement; click de bot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nect</text:p>
          </table:table-cell>
          <table:table-cell table:style-name="ce2" office:value-type="string" calcext:value-type="string">
            <text:p>clickOnConnectButton</text:p>
          </table:table-cell>
          <table:table-cell table:style-name="ce2" office:value-type="string" calcext:value-type="string">
            <text:p>/home/bernardo/Repositorio/third_parties/automationTest/src/test/java/com/owncloud/android/test/ui/models/LoginForm.java</text:p>
          </table:table-cell>
          <table:table-cell table:style-name="ce11" office:value-type="string" calcext:value-type="string">
            <text:p>AppiumFieldDecorator para androidElement; click de bot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clickOnUploadButton</text:p>
          </table:table-cell>
          <table:table-cell table:style-name="ce2" office:value-type="string" calcext:value-type="string">
            <text:p>/home/bernardo/Repositorio/third_parties/automationTest/src/test/java/com/owncloud/android/test/ui/models/UploadFilesView.java</text:p>
          </table:table-cell>
          <table:table-cell table:style-name="ce21" office:value-type="string" calcext:value-type="string">
            <text:p>Appium; Selenium; androidElement; click de bot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clickOUploadButton</text:p>
          </table:table-cell>
          <table:table-cell table:style-name="ce2" office:value-type="string" calcext:value-type="string">
            <text:p>/home/bernardo/Repositorio/third_parties/automationTest/src/test/java/com/owncloud/android/test/ui/models/UploadView.java</text:p>
          </table:table-cell>
          <table:table-cell table:style-name="ce11" office:value-type="string" calcext:value-type="string">
            <text:p>AppiumFieldDecorator para androidElement; click de botã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UploadBigFile</text:p>
          </table:table-cell>
          <table:table-cell table:style-name="ce2" office:value-type="string" calcext:value-type="string">
            <text:p>/home/bernardo/Repositorio/third_parties/automationTest/src/test/java/com/owncloud/android/test/ui/testSuites/UploadTestSuite.java</text:p>
          </table:table-cell>
          <table:table-cell table:style-name="ce11" office:value-type="string" calcext:value-type="string">
            <text:p>Junit; Selenium; Appium; testa o upload de arquivos; testa o upload de arquivos grandes (big); testa upload de arquivos para o Gmail;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onServiceFailed</text:p>
          </table:table-cell>
          <table:table-cell table:style-name="ce5" office:value-type="string" calcext:value-type="string">
            <text:p>/home/bernardo/Repositorio/voicesmith/tests/src/de/jurihock/voicesmith/services/AudioServiceTestBase.java</text:p>
          </table:table-cell>
          <table:table-cell table:style-name="ce11" office:value-type="string" calcext:value-type="string">
            <text:p>Mockit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ice</text:p>
          </table:table-cell>
          <table:table-cell table:style-name="ce2" office:value-type="string" calcext:value-type="string">
            <text:p>startService</text:p>
          </table:table-cell>
          <table:table-cell table:style-name="ce5" office:value-type="string" calcext:value-type="string">
            <text:p>/home/bernardo/Repositorio/voicesmith/tests/src/de/jurihock/voicesmith/services/MockableServiceTestCase.java</text:p>
          </table:table-cell>
          <table:table-cell table:style-name="ce11" office:value-type="string" calcext:value-type="string">
            <text:p>Mockit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hasFailedMediaUploads</text:p>
          </table:table-cell>
          <table:table-cell table:style-name="ce2" office:value-type="string" calcext:value-type="string">
            <text:p>/home/bernardo/Repositorio/WordPress-Android/libs/editor/WordPressEditor/src/test/java/org/wordpress/android/editor/EditorFragmentAbstractTest.java</text:p>
          </table:table-cell>
          <table:table-cell table:style-name="ce11" office:value-type="string" calcext:value-type="string">
            <text:p>Robolectric; Junit; assertivas para Editor Fragment Listen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upload</text:p>
          </table:table-cell>
          <table:table-cell table:style-name="ce2" office:value-type="string" calcext:value-type="string">
            <text:p>testGravatarUploadRequest</text:p>
          </table:table-cell>
          <table:table-cell table:style-name="ce2" office:value-type="string" calcext:value-type="string">
            <text:p>/home/bernardo/Repositorio/WordPress-Android/WordPress/src/androidTest/java/org/wordpress/android/networking/GravatarApiTest.java</text:p>
          </table:table-cell>
          <table:table-cell table:style-name="ce11" office:value-type="string" calcext:value-type="string">
            <text:p>InstrumentationTestCase; assertivas para formação de e-mai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rver</text:p>
          </table:table-cell>
          <table:table-cell table:style-name="ce2" office:value-type="string" calcext:value-type="string">
            <text:p>replaceServerMagicName</text:p>
          </table:table-cell>
          <table:table-cell table:style-name="ce2" office:value-type="string" calcext:value-type="string">
            <text:p>/home/bernardo/Repositorio/WordPress-Android/WordPress/src/androidTest/java/org/wordpress/android/util/HealthCheckTest.java</text:p>
          </table:table-cell>
          <table:table-cell table:style-name="ce11" office:value-type="string" calcext:value-type="string">
            <text:p>MockWebServer; InstrumentationTestCase; mocking para objetos JSON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nectividade.D83:Conectividade.D89 Conectividade.D5:Conectividade.D5 Conectividade.D7:Conectividade.D10 Conectividade.D13:Conectividade.D26 Conectividade.D28:Conectividade.D57 Conectividade.D60:Conectividade.D63 Conectividade.D66:Conectividade.D81 Conectividade.D2:Conectividade.D3">
            <calcext:condition calcext:apply-style-name="naoVazio" calcext:value="!=&quot;&quot;" calcext:base-cell-address="Conectividade.D2"/>
          </calcext:conditional-format>
          <calcext:conditional-format calcext:target-range-address="Conectividade.D6:Conectividade.D6">
            <calcext:condition calcext:apply-style-name="naoVazio" calcext:value="!=&quot;&quot;" calcext:base-cell-address="Conectividade.D6"/>
          </calcext:conditional-format>
          <calcext:conditional-format calcext:target-range-address="Conectividade.D11:Conectividade.D11">
            <calcext:condition calcext:apply-style-name="naoVazio" calcext:value="!=&quot;&quot;" calcext:base-cell-address="Conectividade.D11"/>
          </calcext:conditional-format>
          <calcext:conditional-format calcext:target-range-address="Conectividade.D12:Conectividade.D12">
            <calcext:condition calcext:apply-style-name="naoVazio" calcext:value="!=&quot;&quot;" calcext:base-cell-address="Conectividade.D12"/>
          </calcext:conditional-format>
          <calcext:conditional-format calcext:target-range-address="Conectividade.D27:Conectividade.D27">
            <calcext:condition calcext:apply-style-name="naoVazio" calcext:value="!=&quot;&quot;" calcext:base-cell-address="Conectividade.D27"/>
          </calcext:conditional-format>
          <calcext:conditional-format calcext:target-range-address="Conectividade.D58:Conectividade.D58">
            <calcext:condition calcext:apply-style-name="naoVazio" calcext:value="!=&quot;&quot;" calcext:base-cell-address="Conectividade.D58"/>
          </calcext:conditional-format>
          <calcext:conditional-format calcext:target-range-address="Conectividade.D59:Conectividade.D59">
            <calcext:condition calcext:apply-style-name="naoVazio" calcext:value="!=&quot;&quot;" calcext:base-cell-address="Conectividade.D59"/>
          </calcext:conditional-format>
          <calcext:conditional-format calcext:target-range-address="Conectividade.D64:Conectividade.D64">
            <calcext:condition calcext:apply-style-name="naoVazio" calcext:value="!=&quot;&quot;" calcext:base-cell-address="Conectividade.D64"/>
          </calcext:conditional-format>
          <calcext:conditional-format calcext:target-range-address="Conectividade.D65:Conectividade.D65">
            <calcext:condition calcext:apply-style-name="naoVazio" calcext:value="!=&quot;&quot;" calcext:base-cell-address="Conectividade.D65"/>
          </calcext:conditional-format>
          <calcext:conditional-format calcext:target-range-address="Conectividade.D82:Conectividade.D82">
            <calcext:condition calcext:apply-style-name="naoVazio" calcext:value="!=&quot;&quot;" calcext:base-cell-address="Conectividade.D82"/>
          </calcext:conditional-format>
          <calcext:conditional-format calcext:target-range-address="Conectividade.D4:Conectividade.D4">
            <calcext:condition calcext:apply-style-name="naoVazio" calcext:value="!=&quot;&quot;" calcext:base-cell-address="Conectividade.D4"/>
          </calcext:conditional-format>
        </calcext:conditional-formats>
      </table:table>
      <table:table table:name="Mult. Plat._3" table:style-name="ta1">
        <office:forms form:automatic-focus="false" form:apply-design-mode="false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>
            <text:p>Palavra</text:p>
          </table:table-cell>
          <table:table-cell table:style-name="ce1" office:value-type="string" calcext:value-type="string">
            <text:p>Método</text:p>
          </table:table-cell>
          <table:table-cell table:style-name="ce4" office:value-type="string" calcext:value-type="string">
            <text:p>Classe</text:p>
          </table:table-cell>
          <table:table-cell table:style-name="ce1" office:value-type="string" calcext:value-type="string">
            <text:p>Descri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!orientation</text:p>
          </table:table-cell>
          <table:table-cell table:style-name="ce22" office:value-type="string" calcext:value-type="string">
            <text:p>testOrientationChange</text:p>
          </table:table-cell>
          <table:table-cell table:style-name="ce22" office:value-type="string" calcext:value-type="string">
            <text:p>/home/bernardo/Repositorio/and-bible/and-bible/app/src/test/java/net/bible/android/control/page/window/WindowControlTest.java</text:p>
          </table:table-cell>
          <table:table-cell table:style-name="ce23" office:value-type="string" calcext:value-type="string">
            <text:p>Robolectric; Junit; hacrest; mockito; teste com orientação de tela</text:p>
          </table:table-cell>
          <table:table-cell table:style-name="ce22" office:value-type="string" calcext:value-type="string">
            <text:p>orientação</text:p>
          </table:table-cell>
          <table:table-cell table:style-name="ce25" table:number-columns-repeated="1019"/>
        </table:table-row>
        <table:table-row table:style-name="ro1">
          <table:table-cell table:style-name="ce22" office:value-type="string" calcext:value-type="string">
            <text:p>!orientation</text:p>
          </table:table-cell>
          <table:table-cell table:style-name="ce22" office:value-type="string" calcext:value-type="string">
            <text:p>testRoundOrientation</text:p>
          </table:table-cell>
          <table:table-cell table:style-name="ce5" office:value-type="string" calcext:value-type="string">
            <text:p>/home/bernardo/Repositorio/android_packages_apps_Camera2/tests_camera/src/com/android/camera/unittest/CameraUnitTest.java</text:p>
          </table:table-cell>
          <table:table-cell table:style-name="ce24" office:value-type="string" calcext:value-type="string">
            <text:p>Junit; assertivas para testar a rotação de tela</text:p>
          </table:table-cell>
          <table:table-cell table:style-name="ce22" office:value-type="string" calcext:value-type="string">
            <text:p>orientação</text:p>
          </table:table-cell>
          <table:table-cell table:style-name="ce25" table:number-columns-repeated="1019"/>
        </table:table-row>
        <table:table-row table:style-name="ro1">
          <table:table-cell table:style-name="ce22" office:value-type="string" calcext:value-type="string">
            <text:p>!orientation</text:p>
          </table:table-cell>
          <table:table-cell table:style-name="ce22" office:value-type="string" calcext:value-type="string">
            <text:p>testRoundOrientation</text:p>
          </table:table-cell>
          <table:table-cell table:style-name="ce5" office:value-type="string" calcext:value-type="string">
            <text:p>/home/bernardo/Repositorio/android_packages_apps_Camera2/tests/src/com/android/camera/unittest/CameraUnitTest.java</text:p>
          </table:table-cell>
          <table:table-cell table:style-name="ce23" office:value-type="string" calcext:value-type="string">
            <text:p>Junit; assertivas para testar a rotação de tela</text:p>
          </table:table-cell>
          <table:table-cell table:style-name="ce22"/>
          <table:table-cell table:style-name="ce25" table:number-columns-repeated="1019"/>
        </table:table-row>
        <table:table-row table:style-name="ro1">
          <table:table-cell table:style-name="ce22" office:value-type="string" calcext:value-type="string">
            <text:p>!setting</text:p>
          </table:table-cell>
          <table:table-cell table:style-name="ce22" office:value-type="string" calcext:value-type="string">
            <text:p>testForceRecreateKeyboardOnSettingKeyboardView</text:p>
          </table:table-cell>
          <table:table-cell table:style-name="ce22" office:value-type="string" calcext:value-type="string">
            <text:p>/home/bernardo/Repositorio/AnySoftKeyboard/src/test/java/com/anysoftkeyboard/AnySoftKeyboardKeyboardSwitcherTest.java</text:p>
          </table:table-cell>
          <table:table-cell table:style-name="ce23" office:value-type="string" calcext:value-type="string">
            <text:p>Mockito; Junit; robolectric; teste de configuração de teclado</text:p>
          </table:table-cell>
          <table:table-cell table:style-name="ce22" office:value-type="string" calcext:value-type="string">
            <text:p>teclado</text:p>
          </table:table-cell>
          <table:table-cell table:style-name="ce25" table:number-columns-repeated="1019"/>
        </table:table-row>
        <table:table-row table:style-name="ro1">
          <table:table-cell table:style-name="ce22" office:value-type="string" calcext:value-type="string">
            <text:p>!config</text:p>
          </table:table-cell>
          <table:table-cell table:style-name="ce22" office:value-type="string" calcext:value-type="string">
            <text:p>ensureBuildConfig</text:p>
          </table:table-cell>
          <table:table-cell table:style-name="ce22" office:value-type="string" calcext:value-type="string">
            <text:p>/home/bernardo/Repositorio/AnySoftKeyboard/src/test/java/com/menny/android/anysoftkeyboard/AskGradleTestRunner.java</text:p>
          </table:table-cell>
          <table:table-cell table:style-name="ce23" office:value-type="string" calcext:value-type="string">
            <text:p>Junit; robolectric; verifica a versão sdk</text:p>
          </table:table-cell>
          <table:table-cell table:style-name="ce22" office:value-type="string" calcext:value-type="string">
            <text:p>sdk</text:p>
          </table:table-cell>
          <table:table-cell table:style-name="ce25" table:number-columns-repeated="1019"/>
        </table:table-row>
        <table:table-row table:style-name="ro1">
          <table:table-cell table:style-name="ce22" office:value-type="string" calcext:value-type="string">
            <text:p>!setting</text:p>
          </table:table-cell>
          <table:table-cell table:style-name="ce22" office:value-type="string" calcext:value-type="string">
            <text:p>settingsScreenIsOpened</text:p>
          </table:table-cell>
          <table:table-cell table:style-name="ce5" office:value-type="string" calcext:value-type="string">
            <text:p>/home/bernardo/Repositorio/MyExpenses/myExpenses/src/androidTest/java/org/totschnig/myexpenses/test/espresso/MyExpensesTest.java</text:p>
          </table:table-cell>
          <table:table-cell table:style-name="ce23" office:value-type="string" calcext:value-type="string">
            <text:p>Junit; hamcrest; expresso; verifica modelo de tela</text:p>
          </table:table-cell>
          <table:table-cell table:style-name="ce22" office:value-type="string" calcext:value-type="string">
            <text:p>configuração de tela</text:p>
          </table:table-cell>
          <table:table-cell table:style-name="ce25" table:number-columns-repeated="1019"/>
        </table:table-row>
        <table:table-row table:style-name="ro1">
          <table:table-cell table:style-name="ce22" office:value-type="string" calcext:value-type="string">
            <text:p>!screen</text:p>
          </table:table-cell>
          <table:table-cell table:style-name="ce22" office:value-type="string" calcext:value-type="string">
            <text:p>testSetupAccountsForWidgetScreenshots</text:p>
          </table:table-cell>
          <table:table-cell table:style-name="ce5" office:value-type="string" calcext:value-type="string">
            <text:p>/home/bernardo/Repositorio/MyExpenses/myExpenses/src/androidTest/java/org/totschnig/myexpenses/test/screenshots/Widgets.java</text:p>
          </table:table-cell>
          <table:table-cell table:style-name="ce23" office:value-type="string" calcext:value-type="string">
            <text:p>Junit; testa help de linguagens</text:p>
          </table:table-cell>
          <table:table-cell table:style-name="ce22" office:value-type="string" calcext:value-type="string">
            <text:p>linguagens</text:p>
          </table:table-cell>
          <table:table-cell table:style-name="ce25" table:number-columns-repeated="1019"/>
        </table:table-row>
        <table:table-row table:style-name="ro1">
          <table:table-cell table:style-name="ce22" office:value-type="string" calcext:value-type="string">
            <text:p>!orientation</text:p>
          </table:table-cell>
          <table:table-cell table:style-name="ce22" office:value-type="string" calcext:value-type="string">
            <text:p>testPositionAfterOrientationChange_sameActivity</text:p>
          </table:table-cell>
          <table:table-cell table:style-name="ce22" office:value-type="string" calcext:value-type="string">
            <text:p>/home/bernardo/Repositorio/News-Android-App/News-Android-App/src/androidTest/java/NewsReaderListActivityUiTests.java</text:p>
          </table:table-cell>
          <table:table-cell table:style-name="ce23" office:value-type="string" calcext:value-type="string">
            <text:p>Junit; espresso; teste com mudança na orientação de tela</text:p>
          </table:table-cell>
          <table:table-cell table:style-name="ce22" office:value-type="string" calcext:value-type="string">
            <text:p>orientação</text:p>
          </table:table-cell>
          <table:table-cell table:style-name="ce25" table:number-columns-repeated="1019"/>
        </table:table-row>
        <table:table-row table:style-name="ro1">
          <table:table-cell table:style-name="ce22" office:value-type="string" calcext:value-type="string">
            <text:p>!orientation</text:p>
          </table:table-cell>
          <table:table-cell table:style-name="ce22" office:value-type="string" calcext:value-type="string">
            <text:p>orientationLandscape</text:p>
          </table:table-cell>
          <table:table-cell table:style-name="ce22" office:value-type="string" calcext:value-type="string">
            <text:p>/home/bernardo/Repositorio/News-Android-App/News-Android-App/src/androidTest/java/OrientationChangeAction.java</text:p>
          </table:table-cell>
          <table:table-cell table:style-name="ce23" office:value-type="string" calcext:value-type="string">
            <text:p>hamcrest; expresso; verifica a ação de alteração de tela</text:p>
          </table:table-cell>
          <table:table-cell table:style-name="ce22"/>
          <table:table-cell table:style-name="ce25" table:number-columns-repeated="1019"/>
        </table:table-row>
        <table:table-row table:style-name="ro1">
          <table:table-cell table:style-name="ce22" office:value-type="string" calcext:value-type="string">
            <text:p>!orientation</text:p>
          </table:table-cell>
          <table:table-cell table:style-name="ce22" office:value-type="string" calcext:value-type="string">
            <text:p>orientationPortrait</text:p>
          </table:table-cell>
          <table:table-cell table:style-name="ce5" office:value-type="string" calcext:value-type="string">
            <text:p>/home/bernardo/Repositorio/open-keychain/OpenKeychain/src/androidTest/java/org/sufficientlysecure/keychain/actions/OrientationChangeAction.java</text:p>
          </table:table-cell>
          <table:table-cell table:style-name="ce23" office:value-type="string" calcext:value-type="string">
            <text:p>hamcrest; expresso; verifica a ação de alteração de tela; landscape e portrait</text:p>
          </table:table-cell>
          <table:table-cell table:style-name="ce22" office:value-type="string" calcext:value-type="string">
            <text:p>orientação</text:p>
          </table:table-cell>
          <table:table-cell table:style-name="ce25" table:number-columns-repeated="1019"/>
        </table:table-row>
        <table:table-row table:style-name="ro1">
          <table:table-cell table:style-name="ce22" office:value-type="string" calcext:value-type="string">
            <text:p>!screen</text:p>
          </table:table-cell>
          <table:table-cell table:style-name="ce22" office:value-type="string" calcext:value-type="string">
            <text:p>showStartScreenSuccess</text:p>
          </table:table-cell>
          <table:table-cell table:style-name="ce22" office:value-type="string" calcext:value-type="string">
            <text:p>/home/bernardo/Repositorio/PageTurner/test/src/java/net/nightwhistler/pageturner/activity/CatalogStartScreenTest.java</text:p>
          </table:table-cell>
          <table:table-cell table:style-name="ce23" office:value-type="string" calcext:value-type="string">
            <text:p>Robolectric; Junit; verifica sucesso na inicialização da tela</text:p>
          </table:table-cell>
          <table:table-cell table:style-name="ce22" office:value-type="string" calcext:value-type="string">
            <text:p>configuração de tela</text:p>
          </table:table-cell>
          <table:table-cell table:style-name="ce25" table:number-columns-repeated="1019"/>
        </table:table-row>
        <table:table-row table:style-name="ro1">
          <table:table-cell table:style-name="ce22" office:value-type="string" calcext:value-type="string">
            <text:p>!orientation</text:p>
          </table:table-cell>
          <table:table-cell table:style-name="ce22" office:value-type="string" calcext:value-type="string">
            <text:p>testChangeOrientation</text:p>
          </table:table-cell>
          <table:table-cell table:style-name="ce5" office:value-type="string" calcext:value-type="string">
            <text:p>/home/bernardo/Repositorio/sophia_oss/latinime/tests/src/com/android/inputmethod/keyboard/internal/KeyboardStateSingleTouchTests.java</text:p>
          </table:table-cell>
          <table:table-cell table:style-name="ce23" office:value-type="string" calcext:value-type="string">
            <text:p>testa orientação de tela</text:p>
          </table:table-cell>
          <table:table-cell table:style-name="ce22" office:value-type="string" calcext:value-type="string">
            <text:p>orientação</text:p>
          </table:table-cell>
          <table:table-cell table:style-name="ce25"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Mult. Plat._3'.D4:'Mult. Plat._3'.D13 'Mult. Plat._3'.D2:'Mult. Plat._3'.D2">
            <calcext:condition calcext:apply-style-name="naoVazio" calcext:value="!=&quot;&quot;" calcext:base-cell-address="'Mult. Plat._3'.D2"/>
          </calcext:conditional-format>
          <calcext:conditional-format calcext:target-range-address="'Mult. Plat._3'.D3:'Mult. Plat._3'.D3">
            <calcext:condition calcext:apply-style-name="naoVazio" calcext:value="!=&quot;&quot;" calcext:base-cell-address="'Mult. Plat._3'.D3"/>
          </calcext:conditional-format>
        </calcext:conditional-formats>
      </table:table>
      <table:table table:name="Mult. Plat." table:style-name="ta1">
        <office:forms form:automatic-focus="false" form:apply-design-mode="false"/>
        <table:table-column table:style-name="co6" table:default-cell-style-name="ce3"/>
        <table:table-column table:style-name="co19" table:default-cell-style-name="ce3"/>
        <table:table-column table:style-name="co20" table:default-cell-style-name="ce3"/>
        <table:table-column table:style-name="co17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Palavra</text:p>
          </table:table-cell>
          <table:table-cell table:style-name="ce1" office:value-type="string" calcext:value-type="string">
            <text:p>Método</text:p>
          </table:table-cell>
          <table:table-cell table:style-name="ce4" office:value-type="string" calcext:value-type="string">
            <text:p>Classe</text:p>
          </table:table-cell>
          <table:table-cell table:style-name="ce1" office:value-type="string" calcext:value-type="string">
            <text:p>Descr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OrientationChange</text:p>
          </table:table-cell>
          <table:table-cell table:style-name="ce5" office:value-type="string" calcext:value-type="string">
            <text:p>/home/bernardo/Repositorio/and-bible/and-bible/app/src/test/java/net/bible/android/control/page/window/WindowControlTest.java</text:p>
          </table:table-cell>
          <table:table-cell table:style-name="ce29" office:value-type="string" calcext:value-type="string">
            <text:p>Robolectric; Junit; hacrest; mockito; teste com orientação de tela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!screen</text:p>
          </table:table-cell>
          <table:table-cell table:style-name="ce26" office:value-type="string" calcext:value-type="string">
            <text:p>testSynchronizeScreens</text:p>
          </table:table-cell>
          <table:table-cell table:style-name="ce26" office:value-type="string" calcext:value-type="string">
            <text:p>/home/bernardo/Repositorio/and-bible/and-bible/app/src/test/java/net/bible/android/control/page/window/WindowSynchronisationTest.java</text:p>
          </table:table-cell>
          <table:table-cell table:style-name="ce30" office:value-type="string" calcext:value-type="string">
            <text:p>Junit; Robolectric; hamcrest; teste de sincronização de telas</text:p>
          </table:table-cell>
          <table:table-cell table:style-name="ce35" table:number-columns-repeated="1020"/>
        </table:table-row>
        <table:table-row table:style-name="ro1">
          <table:table-cell table:style-name="ce27" office:value-type="string" calcext:value-type="string">
            <text:p>!config</text:p>
          </table:table-cell>
          <table:table-cell table:style-name="ce27" office:value-type="string" calcext:value-type="string">
            <text:p>should_update_old_WidgetConfigurations</text:p>
          </table:table-cell>
          <table:table-cell table:style-name="ce27" office:value-type="string" calcext:value-type="string">
            <text:p>/home/bernardo/Repositorio/andFHEM/src/test/java/li/klass/fhem/appwidget/AppWidgetDataHolderTest.java</text:p>
          </table:table-cell>
          <table:table-cell table:style-name="ce31" office:value-type="string" calcext:value-type="string">
            <text:p>Mockito; Junit; verifica o id de todos os widgets</text:p>
          </table:table-cell>
          <table:table-cell table:style-name="ce36" table:number-columns-repeated="1020"/>
        </table:table-row>
        <table:table-row table:style-name="ro1">
          <table:table-cell table:style-name="ce26" office:value-type="string" calcext:value-type="string">
            <text:p>!config</text:p>
          </table:table-cell>
          <table:table-cell table:style-name="ce26" office:value-type="string" calcext:value-type="string">
            <text:p>saveStringToConfigurationProvider</text:p>
          </table:table-cell>
          <table:table-cell table:style-name="ce26" office:value-type="string" calcext:value-type="string">
            <text:p>/home/bernardo/Repositorio/andFHEM/src/test/java/li/klass/fhem/appwidget/WidgetConfigurationTest.java</text:p>
          </table:table-cell>
          <table:table-cell table:style-name="ce30" office:value-type="string" calcext:value-type="string">
            <text:p>Junit; teste de configuração widget</text:p>
          </table:table-cell>
          <table:table-cell table:style-name="ce35" table:number-columns-repeated="1020"/>
        </table:table-row>
        <table:table-row table:style-name="ro1">
          <table:table-cell table:style-name="ce28" office:value-type="string" calcext:value-type="string">
            <text:p>!orientation</text:p>
          </table:table-cell>
          <table:table-cell table:style-name="ce28" office:value-type="string" calcext:value-type="string">
            <text:p>testRoundOrientation</text:p>
          </table:table-cell>
          <table:table-cell table:style-name="ce28" office:value-type="string" calcext:value-type="string">
            <text:p>/home/bernardo/Repositorio/android_packages_apps_Camera2/tests_camera/src/com/android/camera/unittest/CameraUnitTest.java</text:p>
          </table:table-cell>
          <table:table-cell table:style-name="ce32" office:value-type="string" calcext:value-type="string">
            <text:p>Junit; assertivas para testar a rotação de tela</text:p>
          </table:table-cell>
          <table:table-cell table:style-name="ce37" table:number-columns-repeated="1020"/>
        </table:table-row>
        <table:table-row table:style-name="ro1">
          <table:table-cell table:style-name="ce28" office:value-type="string" calcext:value-type="string">
            <text:p>!orientation</text:p>
          </table:table-cell>
          <table:table-cell table:style-name="ce28" office:value-type="string" calcext:value-type="string">
            <text:p>testRoundOrientation</text:p>
          </table:table-cell>
          <table:table-cell table:style-name="ce28" office:value-type="string" calcext:value-type="string">
            <text:p>/home/bernardo/Repositorio/android_packages_apps_Camera2/tests/src/com/android/camera/unittest/CameraUnitTest.java</text:p>
          </table:table-cell>
          <table:table-cell table:style-name="ce33" office:value-type="string" calcext:value-type="string">
            <text:p>Junit; assertivas para testar a rotação de tela</text:p>
          </table:table-cell>
          <table:table-cell table:style-name="ce37" table:number-columns-repeated="1020"/>
        </table:table-row>
        <table:table-row table:style-name="ro1">
          <table:table-cell table:style-name="ce27" office:value-type="string" calcext:value-type="string">
            <text:p>!screen</text:p>
          </table:table-cell>
          <table:table-cell table:style-name="ce27" office:value-type="string" calcext:value-type="string">
            <text:p>isScreenLocked</text:p>
          </table:table-cell>
          <table:table-cell table:style-name="ce27" office:value-type="string" calcext:value-type="string">
            <text:p>/home/bernardo/Repositorio/andstatus/app/src/androidTest/java/org/andstatus/app/context/TestSuite.java</text:p>
          </table:table-cell>
          <table:table-cell table:style-name="ce34" office:value-type="string" calcext:value-type="string">
            <text:p>Junit; Testa se a tela está bloqueada</text:p>
          </table:table-cell>
          <table:table-cell table:style-name="ce36" table:number-columns-repeated="1020"/>
        </table:table-row>
        <table:table-row table:style-name="ro1">
          <table:table-cell table:style-name="ce26" office:value-type="string" calcext:value-type="string">
            <text:p>!screen</text:p>
          </table:table-cell>
          <table:table-cell table:style-name="ce26" office:value-type="string" calcext:value-type="string">
            <text:p>testSetLockscreenButtons</text:p>
          </table:table-cell>
          <table:table-cell table:style-name="ce26" office:value-type="string" calcext:value-type="string">
            <text:p>/home/bernardo/Repositorio/AntennaPod/app/src/androidTest/java/de/test/antennapod/ui/PreferencesTest.java</text:p>
          </table:table-cell>
          <table:table-cell table:style-name="ce30" office:value-type="string" calcext:value-type="string">
            <text:p>Robotium; teste em conjunto de botões de bloqueio de tela</text:p>
          </table:table-cell>
          <table:table-cell table:style-name="ce35" table:number-columns-repeated="1020"/>
        </table:table-row>
        <table:table-row table:style-name="ro1">
          <table:table-cell table:style-name="ce26" office:value-type="string" calcext:value-type="string">
            <text:p>!config</text:p>
          </table:table-cell>
          <table:table-cell table:style-name="ce26" office:value-type="string" calcext:value-type="string">
            <text:p>testLayoutPersistentWithPackageIdOnConfigurationChanged</text:p>
          </table:table-cell>
          <table:table-cell table:style-name="ce26" office:value-type="string" calcext:value-type="string">
            <text:p>/home/bernardo/Repositorio/AnySoftKeyboard/src/test/java/com/anysoftkeyboard/AnySoftKeyboardKeyboardPersistentLayoutTest.java</text:p>
          </table:table-cell>
          <table:table-cell table:style-name="ce30" office:value-type="string" calcext:value-type="string">
            <text:p>Robolectric; Junit; testa a configuração de layout</text:p>
          </table:table-cell>
          <table:table-cell table:style-name="ce35" table:number-columns-repeated="1020"/>
        </table:table-row>
        <table:table-row table:style-name="ro1">
          <table:table-cell table:style-name="ce26" office:value-type="string" calcext:value-type="string">
            <text:p>!setting</text:p>
          </table:table-cell>
          <table:table-cell table:style-name="ce26" office:value-type="string" calcext:value-type="string">
            <text:p>testForceRecreateKeyboardOnSettingKeyboardView</text:p>
          </table:table-cell>
          <table:table-cell table:style-name="ce26" office:value-type="string" calcext:value-type="string">
            <text:p>/home/bernardo/Repositorio/AnySoftKeyboard/src/test/java/com/anysoftkeyboard/AnySoftKeyboardKeyboardSwitcherTest.java</text:p>
          </table:table-cell>
          <table:table-cell table:style-name="ce30" office:value-type="string" calcext:value-type="string">
            <text:p>Mockito; Junit; robolectric; teste de configuração de teclado</text:p>
          </table:table-cell>
          <table:table-cell table:style-name="ce35" table:number-columns-repeated="1020"/>
        </table:table-row>
        <table:table-row table:style-name="ro1">
          <table:table-cell table:style-name="ce28" office:value-type="string" calcext:value-type="string">
            <text:p>!config</text:p>
          </table:table-cell>
          <table:table-cell table:style-name="ce28" office:value-type="string" calcext:value-type="string">
            <text:p>ensureBuildConfig</text:p>
          </table:table-cell>
          <table:table-cell table:style-name="ce28" office:value-type="string" calcext:value-type="string">
            <text:p>/home/bernardo/Repositorio/AnySoftKeyboard/src/test/java/com/menny/android/anysoftkeyboard/AskGradleTestRunner.java</text:p>
          </table:table-cell>
          <table:table-cell table:style-name="ce33" office:value-type="string" calcext:value-type="string">
            <text:p>Junit; robolectric; verifica a versão sdk</text:p>
          </table:table-cell>
          <table:table-cell table:style-name="ce37" table:number-columns-repeated="1020"/>
        </table:table-row>
        <table:table-row table:style-name="ro1">
          <table:table-cell table:style-name="ce27" office:value-type="string" calcext:value-type="string">
            <text:p>!config</text:p>
          </table:table-cell>
          <table:table-cell table:style-name="ce27" office:value-type="string" calcext:value-type="string">
            <text:p>autoconfigureFolders_withoutSpecialUseCapability_shouldNotIssueImapCommand</text:p>
          </table:table-cell>
          <table:table-cell table:style-name="ce27" office:value-type="string" calcext:value-type="string">
            <text:p>/home/bernardo/Repositorio/k-9/k9mail-library/src/test/java/com/fsck/k9/mail/store/imap/ImapStoreTest.java</text:p>
          </table:table-cell>
          <table:table-cell table:style-name="ce34" office:value-type="string" calcext:value-type="string">
            <text:p>Junit; verifica configurações da conexão imap</text:p>
          </table:table-cell>
          <table:table-cell table:style-name="ce36"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configureLockScreenNotification_APP_NAME</text:p>
          </table:table-cell>
          <table:table-cell table:style-name="ce5" office:value-type="string" calcext:value-type="string">
            <text:p>/home/bernardo/Repositorio/k-9/k9mail/src/test/java/com/fsck/k9/notification/LockScreenNotificationTest.java</text:p>
          </table:table-cell>
          <table:table-cell table:style-name="ce29" office:value-type="string" calcext:value-type="string">
            <text:p>Junit; robolectric; mockito; verifica configuração de notificação de para travar tela 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!setting</text:p>
          </table:table-cell>
          <table:table-cell table:style-name="ce28" office:value-type="string" calcext:value-type="string">
            <text:p>settingsScreenIsOpened</text:p>
          </table:table-cell>
          <table:table-cell table:style-name="ce28" office:value-type="string" calcext:value-type="string">
            <text:p>/home/bernardo/Repositorio/MyExpenses/myExpenses/src/androidTest/java/org/totschnig/myexpenses/test/espresso/MyExpensesTest.java</text:p>
          </table:table-cell>
          <table:table-cell table:style-name="ce33" office:value-type="string" calcext:value-type="string">
            <text:p>Junit; hamcrest; expresso; verifica modelo de tela</text:p>
          </table:table-cell>
          <table:table-cell table:style-name="ce37" table:number-columns-repeated="1020"/>
        </table:table-row>
        <table:table-row table:style-name="ro1">
          <table:table-cell table:style-name="ce28" office:value-type="string" calcext:value-type="string">
            <text:p>!screen</text:p>
          </table:table-cell>
          <table:table-cell table:style-name="ce28" office:value-type="string" calcext:value-type="string">
            <text:p>testSetupAccountsForWidgetScreenshots</text:p>
          </table:table-cell>
          <table:table-cell table:style-name="ce28" office:value-type="string" calcext:value-type="string">
            <text:p>/home/bernardo/Repositorio/MyExpenses/myExpenses/src/androidTest/java/org/totschnig/myexpenses/test/screenshots/Widgets.java</text:p>
          </table:table-cell>
          <table:table-cell table:style-name="ce33" office:value-type="string" calcext:value-type="string">
            <text:p>Junit; testa help de linguagens</text:p>
          </table:table-cell>
          <table:table-cell table:style-name="ce37" table:number-columns-repeated="1020"/>
        </table:table-row>
        <table:table-row table:style-name="ro1">
          <table:table-cell table:style-name="ce26" office:value-type="string" calcext:value-type="string">
            <text:p>!setting</text:p>
          </table:table-cell>
          <table:table-cell table:style-name="ce26" office:value-type="string" calcext:value-type="string">
            <text:p>testTrackColorSettings_dynamic</text:p>
          </table:table-cell>
          <table:table-cell table:style-name="ce26" office:value-type="string" calcext:value-type="string">
            <text:p>/home/bernardo/Repositorio/MyTracks-master/MyTracksTest_E2E/src/com/google/android/apps/mytracks/endtoendtest/common/SettingsTest.java</text:p>
          </table:table-cell>
          <table:table-cell table:style-name="ce30" office:value-type="string" calcext:value-type="string">
            <text:p>Robotium; Junit; teste para configuração de cor de fundo em activities</text:p>
          </table:table-cell>
          <table:table-cell table:style-name="ce35"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PositionAfterOrientationChange_sameActivity</text:p>
          </table:table-cell>
          <table:table-cell table:style-name="ce2" office:value-type="string" calcext:value-type="string">
            <text:p>/home/bernardo/Repositorio/News-Android-App/News-Android-App/src/androidTest/java/NewsReaderListActivityUiTests.java</text:p>
          </table:table-cell>
          <table:table-cell table:style-name="ce29" office:value-type="string" calcext:value-type="string">
            <text:p>Junit; espresso; teste com mudança na orientação de tela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!orientation</text:p>
          </table:table-cell>
          <table:table-cell table:style-name="ce28" office:value-type="string" calcext:value-type="string">
            <text:p>orientationLandscape</text:p>
          </table:table-cell>
          <table:table-cell table:style-name="ce28" office:value-type="string" calcext:value-type="string">
            <text:p>/home/bernardo/Repositorio/News-Android-App/News-Android-App/src/androidTest/java/OrientationChangeAction.java</text:p>
          </table:table-cell>
          <table:table-cell table:style-name="ce33" office:value-type="string" calcext:value-type="string">
            <text:p>hamcrest; expresso; verifica a ação de alteração de tela</text:p>
          </table:table-cell>
          <table:table-cell table:style-name="ce37" table:number-columns-repeated="1020"/>
        </table:table-row>
        <table:table-row table:style-name="ro1">
          <table:table-cell table:style-name="ce28" office:value-type="string" calcext:value-type="string">
            <text:p>!orientation</text:p>
          </table:table-cell>
          <table:table-cell table:style-name="ce28" office:value-type="string" calcext:value-type="string">
            <text:p>orientationPortrait</text:p>
          </table:table-cell>
          <table:table-cell table:style-name="ce28" office:value-type="string" calcext:value-type="string">
            <text:p>/home/bernardo/Repositorio/open-keychain/OpenKeychain/src/androidTest/java/org/sufficientlysecure/keychain/actions/OrientationChangeAction.java</text:p>
          </table:table-cell>
          <table:table-cell table:style-name="ce33" office:value-type="string" calcext:value-type="string">
            <text:p>hamcrest; expresso; verifica a ação de alteração de tela; landscape e portrait</text:p>
          </table:table-cell>
          <table:table-cell table:style-name="ce37"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showStartScreenSuccess</text:p>
          </table:table-cell>
          <table:table-cell table:style-name="ce5" office:value-type="string" calcext:value-type="string">
            <text:p>/home/bernardo/Repositorio/PageTurner/test/src/java/net/nightwhistler/pageturner/activity/CatalogStartScreenTest.java</text:p>
          </table:table-cell>
          <table:table-cell table:style-name="ce29" office:value-type="string" calcext:value-type="string">
            <text:p>Robolectric; Junit; verifica sucesso na inicialização da tela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!setting</text:p>
          </table:table-cell>
          <table:table-cell table:style-name="ce26" office:value-type="string" calcext:value-type="string">
            <text:p>testEnterSettingsAndConfigurePiwigoGallery</text:p>
          </table:table-cell>
          <table:table-cell table:style-name="ce26" office:value-type="string" calcext:value-type="string">
            <text:p>/home/bernardo/Repositorio/ReGalAndroid/regalandroid-test/src/net/dahanne/android/regalandroid/its/ReGalAndroidTest.java</text:p>
          </table:table-cell>
          <table:table-cell table:style-name="ce30" office:value-type="string" calcext:value-type="string">
            <text:p>Junit; robotium; testa configuração de activities</text:p>
          </table:table-cell>
          <table:table-cell table:style-name="ce35" table:number-columns-repeated="1020"/>
        </table:table-row>
        <table:table-row table:style-name="ro1">
          <table:table-cell table:style-name="ce27" office:value-type="string" calcext:value-type="string">
            <text:p>!setting</text:p>
          </table:table-cell>
          <table:table-cell table:style-name="ce27" office:value-type="string" calcext:value-type="string">
            <text:p>testOpenSettingsActivity</text:p>
          </table:table-cell>
          <table:table-cell table:style-name="ce27" office:value-type="string" calcext:value-type="string">
            <text:p>/home/bernardo/Repositorio/reminders/app/src/androidTest/java/com/lostrealm/lembretes/MainActivityTest.java</text:p>
          </table:table-cell>
          <table:table-cell table:style-name="ce34" office:value-type="string" calcext:value-type="string">
            <text:p>Espresso; JUnit; testa abertura de activity</text:p>
          </table:table-cell>
          <table:table-cell table:style-name="ce36" table:number-columns-repeated="1020"/>
        </table:table-row>
        <table:table-row table:style-name="ro1">
          <table:table-cell table:style-name="ce27" office:value-type="string" calcext:value-type="string">
            <text:p>!setting</text:p>
          </table:table-cell>
          <table:table-cell table:style-name="ce27" office:value-type="string" calcext:value-type="string">
            <text:p>shouldRespectBackgroundDataSetting</text:p>
          </table:table-cell>
          <table:table-cell table:style-name="ce27" office:value-type="string" calcext:value-type="string">
            <text:p>/home/bernardo/Repositorio/sms-backup-plus/src/test/java/com/zegoggles/smssync/service/SmsBackupServiceTest.java</text:p>
          </table:table-cell>
          <table:table-cell table:style-name="ce34" office:value-type="string" calcext:value-type="string">
            <text:p>Fest; Junit; Robolectric; mockito; verifica configuração de dados</text:p>
          </table:table-cell>
          <table:table-cell table:style-name="ce36" table:number-columns-repeated="1020"/>
        </table:table-row>
        <table:table-row table:style-name="ro1">
          <table:table-cell table:style-name="ce28" office:value-type="string" calcext:value-type="string">
            <text:p>!orientation</text:p>
          </table:table-cell>
          <table:table-cell table:style-name="ce28" office:value-type="string" calcext:value-type="string">
            <text:p>testChangeOrientation</text:p>
          </table:table-cell>
          <table:table-cell table:style-name="ce28" office:value-type="string" calcext:value-type="string">
            <text:p>/home/bernardo/Repositorio/sophia_oss/latinime/tests/src/com/android/inputmethod/keyboard/internal/KeyboardStateSingleTouchTests.java</text:p>
          </table:table-cell>
          <table:table-cell table:style-name="ce33" office:value-type="string" calcext:value-type="string">
            <text:p>testa orientação de tela</text:p>
          </table:table-cell>
          <table:table-cell table:style-name="ce37"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startSettingsFromHomeScreen</text:p>
          </table:table-cell>
          <table:table-cell table:style-name="ce2" office:value-type="string" calcext:value-type="string">
            <text:p>/home/bernardo/Repositorio/third_parties/androidTest/java/com/owncloud/android/uiautomator/InitialTest.java</text:p>
          </table:table-cell>
          <table:table-cell table:style-name="ce29" office:value-type="string" calcext:value-type="string">
            <text:p>Junit; Hamcrest; uiautomator; inicia configuração de tela para home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Mult. Plat.'.D7:'Mult. Plat.'.D26 'Mult. Plat.'.D2:'Mult. Plat.'.D3 'Mult. Plat.'.D5:'Mult. Plat.'.D5">
            <calcext:condition calcext:apply-style-name="naoVazio" calcext:value="!=&quot;&quot;" calcext:base-cell-address="'Mult. Plat.'.D2"/>
          </calcext:conditional-format>
          <calcext:conditional-format calcext:target-range-address="'Mult. Plat.'.D4:'Mult. Plat.'.D4">
            <calcext:condition calcext:apply-style-name="naoVazio" calcext:value="!=&quot;&quot;" calcext:base-cell-address="'Mult. Plat.'.D4"/>
          </calcext:conditional-format>
          <calcext:conditional-format calcext:target-range-address="'Mult. Plat.'.D6:'Mult. Plat.'.D6">
            <calcext:condition calcext:apply-style-name="naoVazio" calcext:value="!=&quot;&quot;" calcext:base-cell-address="'Mult. Plat.'.D6"/>
          </calcext:conditional-format>
        </calcext:conditional-formats>
      </table:table>
      <table:table table:name="Mult. Plat._2" table:style-name="ta1">
        <office:forms form:automatic-focus="false" form:apply-design-mode="false"/>
        <table:table-column table:style-name="co6" table:default-cell-style-name="ce3"/>
        <table:table-column table:style-name="co19" table:default-cell-style-name="ce3"/>
        <table:table-column table:style-name="co20" table:default-cell-style-name="ce3"/>
        <table:table-column table:style-name="co17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Palavra</text:p>
          </table:table-cell>
          <table:table-cell table:style-name="ce1" office:value-type="string" calcext:value-type="string">
            <text:p>Método</text:p>
          </table:table-cell>
          <table:table-cell table:style-name="ce4" office:value-type="string" calcext:value-type="string">
            <text:p>Classe</text:p>
          </table:table-cell>
          <table:table-cell table:style-name="ce1" office:value-type="string" calcext:value-type="string">
            <text:p>Descr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OrientationChange</text:p>
          </table:table-cell>
          <table:table-cell table:style-name="ce5" office:value-type="string" calcext:value-type="string">
            <text:p>/home/bernardo/Repositorio/and-bible/and-bible/app/src/test/java/net/bible/android/control/page/window/WindowControlTest.java</text:p>
          </table:table-cell>
          <table:table-cell table:style-name="ce38" office:value-type="string" calcext:value-type="string">
            <text:p>Robolectric; Junit; hacrest; mockito; teste com orientação de tela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!screen</text:p>
          </table:table-cell>
          <table:table-cell table:style-name="ce26" office:value-type="string" calcext:value-type="string">
            <text:p>testSynchronizeScreens</text:p>
          </table:table-cell>
          <table:table-cell table:style-name="ce26" office:value-type="string" calcext:value-type="string">
            <text:p>/home/bernardo/Repositorio/and-bible/and-bible/app/src/test/java/net/bible/android/control/page/window/WindowSynchronisationTest.java</text:p>
          </table:table-cell>
          <table:table-cell table:style-name="ce39" office:value-type="string" calcext:value-type="string">
            <text:p>Junit; Robolectric; hamcrest; teste de sincronização de telas</text:p>
          </table:table-cell>
          <table:table-cell table:style-name="ce35"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should_update_old_WidgetConfigurations</text:p>
          </table:table-cell>
          <table:table-cell table:style-name="ce2" office:value-type="string" calcext:value-type="string">
            <text:p>/home/bernardo/Repositorio/andFHEM/src/test/java/li/klass/fhem/appwidget/AppWidgetDataHolderTest.java</text:p>
          </table:table-cell>
          <table:table-cell table:style-name="ce40" office:value-type="string" calcext:value-type="string">
            <text:p>Mockito; Junit; verifica o id de todos os widge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saveStringToConfigurationProvider</text:p>
          </table:table-cell>
          <table:table-cell table:style-name="ce2" office:value-type="string" calcext:value-type="string">
            <text:p>/home/bernardo/Repositorio/andFHEM/src/test/java/li/klass/fhem/appwidget/WidgetConfigurationTest.java</text:p>
          </table:table-cell>
          <table:table-cell table:style-name="ce38" office:value-type="string" calcext:value-type="string">
            <text:p>Junit; teste de configuração wid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RoundOrientation</text:p>
          </table:table-cell>
          <table:table-cell table:style-name="ce5" office:value-type="string" calcext:value-type="string">
            <text:p>/home/bernardo/Repositorio/android_packages_apps_Camera2/tests_camera/src/com/android/camera/unittest/CameraUnitTest.java</text:p>
          </table:table-cell>
          <table:table-cell table:style-name="ce41" office:value-type="string" calcext:value-type="string">
            <text:p>Junit; assertivas para testar a rotação de tel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RoundOrientation</text:p>
          </table:table-cell>
          <table:table-cell table:style-name="ce5" office:value-type="string" calcext:value-type="string">
            <text:p>/home/bernardo/Repositorio/android_packages_apps_Camera2/tests/src/com/android/camera/unittest/CameraUnitTest.java</text:p>
          </table:table-cell>
          <table:table-cell table:style-name="ce38" office:value-type="string" calcext:value-type="string">
            <text:p>Junit; assertivas para testar a rotação de tel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isScreenLocked</text:p>
          </table:table-cell>
          <table:table-cell table:style-name="ce2" office:value-type="string" calcext:value-type="string">
            <text:p>/home/bernardo/Repositorio/andstatus/app/src/androidTest/java/org/andstatus/app/context/TestSuite.java</text:p>
          </table:table-cell>
          <table:table-cell table:style-name="ce38" office:value-type="string" calcext:value-type="string">
            <text:p>Junit; Testa se a tela está bloquead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testSetLockscreenButtons</text:p>
          </table:table-cell>
          <table:table-cell table:style-name="ce5" office:value-type="string" calcext:value-type="string">
            <text:p>/home/bernardo/Repositorio/AntennaPod/app/src/androidTest/java/de/test/antennapod/ui/PreferencesTest.java</text:p>
          </table:table-cell>
          <table:table-cell table:style-name="ce38" office:value-type="string" calcext:value-type="string">
            <text:p>Robotium; teste em conjunto de botões de bloqueio de tel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testLayoutPersistentWithPackageIdOnConfigurationChanged</text:p>
          </table:table-cell>
          <table:table-cell table:style-name="ce2" office:value-type="string" calcext:value-type="string">
            <text:p>/home/bernardo/Repositorio/AnySoftKeyboard/src/test/java/com/anysoftkeyboard/AnySoftKeyboardKeyboardPersistentLayoutTest.java</text:p>
          </table:table-cell>
          <table:table-cell table:style-name="ce38" office:value-type="string" calcext:value-type="string">
            <text:p>Robolectric; Junit; testa a configuração de layo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ForceRecreateKeyboardOnSettingKeyboardView</text:p>
          </table:table-cell>
          <table:table-cell table:style-name="ce2" office:value-type="string" calcext:value-type="string">
            <text:p>/home/bernardo/Repositorio/AnySoftKeyboard/src/test/java/com/anysoftkeyboard/AnySoftKeyboardKeyboardSwitcherTest.java</text:p>
          </table:table-cell>
          <table:table-cell table:style-name="ce38" office:value-type="string" calcext:value-type="string">
            <text:p>Mockito; Junit; robolectric; teste de configuração de teclado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!config</text:p>
          </table:table-cell>
          <table:table-cell table:style-name="ce28" office:value-type="string" calcext:value-type="string">
            <text:p>ensureBuildConfig</text:p>
          </table:table-cell>
          <table:table-cell table:style-name="ce28" office:value-type="string" calcext:value-type="string">
            <text:p>/home/bernardo/Repositorio/AnySoftKeyboard/src/test/java/com/menny/android/anysoftkeyboard/AskGradleTestRunner.java</text:p>
          </table:table-cell>
          <table:table-cell table:style-name="ce42" office:value-type="string" calcext:value-type="string">
            <text:p>Junit; robolectric; verifica a versão sdk</text:p>
          </table:table-cell>
          <table:table-cell table:style-name="ce37" table:number-columns-repeated="1020"/>
        </table:table-row>
        <table:table-row table:style-name="ro1">
          <table:table-cell table:style-name="ce2" office:value-type="string" calcext:value-type="string">
            <text:p>!config</text:p>
          </table:table-cell>
          <table:table-cell table:style-name="ce2" office:value-type="string" calcext:value-type="string">
            <text:p>autoconfigureFolders_withoutSpecialUseCapability_shouldNotIssueImapCommand</text:p>
          </table:table-cell>
          <table:table-cell table:style-name="ce5" office:value-type="string" calcext:value-type="string">
            <text:p>/home/bernardo/Repositorio/k-9/k9mail-library/src/test/java/com/fsck/k9/mail/store/imap/ImapStoreTest.java</text:p>
          </table:table-cell>
          <table:table-cell table:style-name="ce38" office:value-type="string" calcext:value-type="string">
            <text:p>Junit; verifica configurações da conexão im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configureLockScreenNotification_APP_NAME</text:p>
          </table:table-cell>
          <table:table-cell table:style-name="ce5" office:value-type="string" calcext:value-type="string">
            <text:p>/home/bernardo/Repositorio/k-9/k9mail/src/test/java/com/fsck/k9/notification/LockScreenNotificationTest.java</text:p>
          </table:table-cell>
          <table:table-cell table:style-name="ce38" office:value-type="string" calcext:value-type="string">
            <text:p>Junit; robolectric; mockito; verifica configuração de notificação de para travar tela 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!setting</text:p>
          </table:table-cell>
          <table:table-cell table:style-name="ce28" office:value-type="string" calcext:value-type="string">
            <text:p>settingsScreenIsOpened</text:p>
          </table:table-cell>
          <table:table-cell table:style-name="ce28" office:value-type="string" calcext:value-type="string">
            <text:p>/home/bernardo/Repositorio/MyExpenses/myExpenses/src/androidTest/java/org/totschnig/myexpenses/test/espresso/MyExpensesTest.java</text:p>
          </table:table-cell>
          <table:table-cell table:style-name="ce42" office:value-type="string" calcext:value-type="string">
            <text:p>Junit; hamcrest; expresso; verifica modelo de tela</text:p>
          </table:table-cell>
          <table:table-cell table:style-name="ce37" table:number-columns-repeated="1020"/>
        </table:table-row>
        <table:table-row table:style-name="ro1">
          <table:table-cell table:style-name="ce28" office:value-type="string" calcext:value-type="string">
            <text:p>!screen</text:p>
          </table:table-cell>
          <table:table-cell table:style-name="ce28" office:value-type="string" calcext:value-type="string">
            <text:p>testSetupAccountsForWidgetScreenshots</text:p>
          </table:table-cell>
          <table:table-cell table:style-name="ce28" office:value-type="string" calcext:value-type="string">
            <text:p>/home/bernardo/Repositorio/MyExpenses/myExpenses/src/androidTest/java/org/totschnig/myexpenses/test/screenshots/Widgets.java</text:p>
          </table:table-cell>
          <table:table-cell table:style-name="ce42" office:value-type="string" calcext:value-type="string">
            <text:p>Junit; testa help de linguagens</text:p>
          </table:table-cell>
          <table:table-cell table:style-name="ce37"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TrackColorSettings_dynamic</text:p>
          </table:table-cell>
          <table:table-cell table:style-name="ce5" office:value-type="string" calcext:value-type="string">
            <text:p>/home/bernardo/Repositorio/MyTracks-master/MyTracksTest_E2E/src/com/google/android/apps/mytracks/endtoendtest/common/SettingsTest.java</text:p>
          </table:table-cell>
          <table:table-cell table:style-name="ce38" office:value-type="string" calcext:value-type="string">
            <text:p>Robotium; Junit; teste para configuração de cor de fundo em activit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PositionAfterOrientationChange_sameActivity</text:p>
          </table:table-cell>
          <table:table-cell table:style-name="ce2" office:value-type="string" calcext:value-type="string">
            <text:p>/home/bernardo/Repositorio/News-Android-App/News-Android-App/src/androidTest/java/NewsReaderListActivityUiTests.java</text:p>
          </table:table-cell>
          <table:table-cell table:style-name="ce38" office:value-type="string" calcext:value-type="string">
            <text:p>Junit; espresso; teste com mudança na orientação de tela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!orientation</text:p>
          </table:table-cell>
          <table:table-cell table:style-name="ce28" office:value-type="string" calcext:value-type="string">
            <text:p>orientationLandscape</text:p>
          </table:table-cell>
          <table:table-cell table:style-name="ce28" office:value-type="string" calcext:value-type="string">
            <text:p>/home/bernardo/Repositorio/News-Android-App/News-Android-App/src/androidTest/java/OrientationChangeAction.java</text:p>
          </table:table-cell>
          <table:table-cell table:style-name="ce42" office:value-type="string" calcext:value-type="string">
            <text:p>hamcrest; expresso; verifica a ação de alteração de tela</text:p>
          </table:table-cell>
          <table:table-cell table:style-name="ce37" table:number-columns-repeated="1020"/>
        </table:table-row>
        <table:table-row table:style-name="ro1">
          <table:table-cell table:style-name="ce28" office:value-type="string" calcext:value-type="string">
            <text:p>!orientation</text:p>
          </table:table-cell>
          <table:table-cell table:style-name="ce28" office:value-type="string" calcext:value-type="string">
            <text:p>orientationPortrait</text:p>
          </table:table-cell>
          <table:table-cell table:style-name="ce28" office:value-type="string" calcext:value-type="string">
            <text:p>/home/bernardo/Repositorio/open-keychain/OpenKeychain/src/androidTest/java/org/sufficientlysecure/keychain/actions/OrientationChangeAction.java</text:p>
          </table:table-cell>
          <table:table-cell table:style-name="ce42" office:value-type="string" calcext:value-type="string">
            <text:p>hamcrest; expresso; verifica a ação de alteração de tela; landscape e portrait</text:p>
          </table:table-cell>
          <table:table-cell table:style-name="ce37"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showStartScreenSuccess</text:p>
          </table:table-cell>
          <table:table-cell table:style-name="ce5" office:value-type="string" calcext:value-type="string">
            <text:p>/home/bernardo/Repositorio/PageTurner/test/src/java/net/nightwhistler/pageturner/activity/CatalogStartScreenTest.java</text:p>
          </table:table-cell>
          <table:table-cell table:style-name="ce38" office:value-type="string" calcext:value-type="string">
            <text:p>Robolectric; Junit; verifica sucesso na inicialização da tel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etting</text:p>
          </table:table-cell>
          <table:table-cell table:style-name="ce2" office:value-type="string" calcext:value-type="string">
            <text:p>testEnterSettingsAndConfigurePiwigoGallery</text:p>
          </table:table-cell>
          <table:table-cell table:style-name="ce2" office:value-type="string" calcext:value-type="string">
            <text:p>/home/bernardo/Repositorio/ReGalAndroid/regalandroid-test/src/net/dahanne/android/regalandroid/its/ReGalAndroidTest.java</text:p>
          </table:table-cell>
          <table:table-cell table:style-name="ce38" office:value-type="string" calcext:value-type="string">
            <text:p>Junit; robotium; testa configuração de activities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!setting</text:p>
          </table:table-cell>
          <table:table-cell table:style-name="ce27" office:value-type="string" calcext:value-type="string">
            <text:p>testOpenSettingsActivity</text:p>
          </table:table-cell>
          <table:table-cell table:style-name="ce27" office:value-type="string" calcext:value-type="string">
            <text:p>/home/bernardo/Repositorio/reminders/app/src/androidTest/java/com/lostrealm/lembretes/MainActivityTest.java</text:p>
          </table:table-cell>
          <table:table-cell table:style-name="ce43" office:value-type="string" calcext:value-type="string">
            <text:p>Espresso; JUnit; testa abertura de activity</text:p>
          </table:table-cell>
          <table:table-cell table:style-name="ce36" table:number-columns-repeated="1020"/>
        </table:table-row>
        <table:table-row table:style-name="ro1">
          <table:table-cell table:style-name="ce27" office:value-type="string" calcext:value-type="string">
            <text:p>!setting</text:p>
          </table:table-cell>
          <table:table-cell table:style-name="ce27" office:value-type="string" calcext:value-type="string">
            <text:p>shouldRespectBackgroundDataSetting</text:p>
          </table:table-cell>
          <table:table-cell table:style-name="ce27" office:value-type="string" calcext:value-type="string">
            <text:p>/home/bernardo/Repositorio/sms-backup-plus/src/test/java/com/zegoggles/smssync/service/SmsBackupServiceTest.java</text:p>
          </table:table-cell>
          <table:table-cell table:style-name="ce43" office:value-type="string" calcext:value-type="string">
            <text:p>Fest; Junit; Robolectric; mockito; verifica configuração de dados</text:p>
          </table:table-cell>
          <table:table-cell table:style-name="ce36" table:number-columns-repeated="1020"/>
        </table:table-row>
        <table:table-row table:style-name="ro1">
          <table:table-cell table:style-name="ce2" office:value-type="string" calcext:value-type="string">
            <text:p>!orientation</text:p>
          </table:table-cell>
          <table:table-cell table:style-name="ce2" office:value-type="string" calcext:value-type="string">
            <text:p>testChangeOrientation</text:p>
          </table:table-cell>
          <table:table-cell table:style-name="ce5" office:value-type="string" calcext:value-type="string">
            <text:p>/home/bernardo/Repositorio/sophia_oss/latinime/tests/src/com/android/inputmethod/keyboard/internal/KeyboardStateSingleTouchTests.java</text:p>
          </table:table-cell>
          <table:table-cell table:style-name="ce38" office:value-type="string" calcext:value-type="string">
            <text:p>testa orientação de tel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!screen</text:p>
          </table:table-cell>
          <table:table-cell table:style-name="ce2" office:value-type="string" calcext:value-type="string">
            <text:p>startSettingsFromHomeScreen</text:p>
          </table:table-cell>
          <table:table-cell table:style-name="ce2" office:value-type="string" calcext:value-type="string">
            <text:p>/home/bernardo/Repositorio/third_parties/androidTest/java/com/owncloud/android/uiautomator/InitialTest.java</text:p>
          </table:table-cell>
          <table:table-cell table:style-name="ce38" office:value-type="string" calcext:value-type="string">
            <text:p>Junit; Hamcrest; uiautomator; inicia configuração de tela para home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Mult. Plat._2'.D7:'Mult. Plat._2'.D26 'Mult. Plat._2'.D2:'Mult. Plat._2'.D3 'Mult. Plat._2'.D5:'Mult. Plat._2'.D5">
            <calcext:condition calcext:apply-style-name="naoVazio" calcext:value="!=&quot;&quot;" calcext:base-cell-address="'Mult. Plat._2'.D2"/>
          </calcext:conditional-format>
          <calcext:conditional-format calcext:target-range-address="'Mult. Plat._2'.D4:'Mult. Plat._2'.D4">
            <calcext:condition calcext:apply-style-name="naoVazio" calcext:value="!=&quot;&quot;" calcext:base-cell-address="'Mult. Plat._2'.D4"/>
          </calcext:conditional-format>
          <calcext:conditional-format calcext:target-range-address="'Mult. Plat._2'.D6:'Mult. Plat._2'.D6">
            <calcext:condition calcext:apply-style-name="naoVazio" calcext:value="!=&quot;&quot;" calcext:base-cell-address="'Mult. Plat._2'.D6"/>
          </calcext:conditional-format>
        </calcext:conditional-formats>
      </table:table>
      <table:named-expressions/>
      <table:database-ranges>
        <table:database-range table:name="__Anonymous_Sheet_DB__0" table:target-range-address="Conectividade_2.A1:Conectividade_2.D29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RelatorioDesafios.A1:RelatorioDesafios.D1281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Sensores.A1:Sensores.D18" table:display-filter-buttons="true">
          <table:sort>
            <table:sort-by table:field-number="2" table:data-type="automatic"/>
          </table:sort>
        </table:database-range>
        <table:database-range table:name="__Anonymous_Sheet_DB__3" table:target-range-address="Conectividade.A1:Conectividade.D89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'Mult. Plat._3'.A1:'Mult. Plat._3'.D13" table:display-filter-buttons="true">
          <table:sort>
            <table:sort-by table:field-number="2" table:data-type="automatic"/>
          </table:sort>
        </table:database-range>
        <table:database-range table:name="__Anonymous_Sheet_DB__5" table:target-range-address="'Mult. Plat.'.A1:'Mult. Plat.'.D26" table:display-filter-buttons="true">
          <table:sort>
            <table:sort-by table:field-number="2" table:data-type="automatic"/>
          </table:sort>
        </table:database-range>
        <table:database-range table:name="__Anonymous_Sheet_DB__6" table:target-range-address="'Mult. Plat._2'.A1:'Mult. Plat._2'.D26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oVazio" style:family="table-cell" style:parent-style-name="Default">
      <style:table-cell-properties fo:background-color="#cc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1:10:20.9616403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3T12:26:52.500488478</dc:date>
    <meta:editing-duration>PT8H34M24S</meta:editing-duration>
    <meta:editing-cycles>47</meta:editing-cycles>
    <meta:generator>LibreOffice/5.1.4.2$Linux_X86_64 LibreOffice_project/10m0$Build-2</meta:generator>
    <meta:document-statistic meta:table-count="7" meta:cell-count="4709" meta:object-count="0"/>
  </office:meta>
</office:document-meta>
</file>